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547in"/>
    </style:style>
    <style:style style:name="co3" style:family="table-column">
      <style:table-column-properties fo:break-before="auto" style:column-width="0.1008in"/>
    </style:style>
    <style:style style:name="co4" style:family="table-column">
      <style:table-column-properties fo:break-before="auto" style:column-width="1.3457in"/>
    </style:style>
    <style:style style:name="co5" style:family="table-column">
      <style:table-column-properties fo:break-before="auto" style:column-width="0.6098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1.611in"/>
    </style:style>
    <style:style style:name="co8" style:family="table-column">
      <style:table-column-properties fo:break-before="auto" style:column-width="1.0429in"/>
    </style:style>
    <style:style style:name="co9" style:family="table-column">
      <style:table-column-properties fo:break-before="auto" style:column-width="1.7075in"/>
    </style:style>
    <style:style style:name="co10" style:family="table-column">
      <style:table-column-properties fo:break-before="auto" style:column-width="1.161in"/>
    </style:style>
    <style:style style:name="co11" style:family="table-column">
      <style:table-column-properties fo:break-before="auto" style:column-width="0.7429in"/>
    </style:style>
    <style:style style:name="co12" style:family="table-column">
      <style:table-column-properties fo:break-before="auto" style:column-width="0.9898in"/>
    </style:style>
    <style:style style:name="co13" style:family="table-column">
      <style:table-column-properties fo:break-before="auto" style:column-width="1.4937in"/>
    </style:style>
    <style:style style:name="co14" style:family="table-column">
      <style:table-column-properties fo:break-before="auto" style:column-width="0.8181in"/>
    </style:style>
    <style:style style:name="co15" style:family="table-column">
      <style:table-column-properties fo:break-before="auto" style:column-width="1.7189in"/>
    </style:style>
    <style:style style:name="co16" style:family="table-column">
      <style:table-column-properties fo:break-before="auto" style:column-width="1.1929in"/>
    </style:style>
    <style:style style:name="co17" style:family="table-column">
      <style:table-column-properties fo:break-before="auto" style:column-width="1.3217in"/>
    </style:style>
    <style:style style:name="co18" style:family="table-column">
      <style:table-column-properties fo:break-before="auto" style:column-width="1.0752in"/>
    </style:style>
    <style:style style:name="co19" style:family="table-column">
      <style:table-column-properties fo:break-before="auto" style:column-width="1.0965in"/>
    </style:style>
    <style:style style:name="co20" style:family="table-column">
      <style:table-column-properties fo:break-before="auto" style:column-width="1.4075in"/>
    </style:style>
    <style:style style:name="co21" style:family="table-column">
      <style:table-column-properties fo:break-before="auto" style:column-width="1.2681in"/>
    </style:style>
    <style:style style:name="co22" style:family="table-column">
      <style:table-column-properties fo:break-before="auto" style:column-width="1.7618in"/>
    </style:style>
    <style:style style:name="co23" style:family="table-column">
      <style:table-column-properties fo:break-before="auto" style:column-width="1.7126in"/>
    </style:style>
    <style:style style:name="co24" style:family="table-column">
      <style:table-column-properties fo:break-before="auto" style:column-width="0.9252in"/>
    </style:style>
    <style:style style:name="co25" style:family="table-column">
      <style:table-column-properties fo:break-before="auto" style:column-width="1.5791in"/>
    </style:style>
    <style:style style:name="co26" style:family="table-column">
      <style:table-column-properties fo:break-before="auto" style:column-width="1.6543in"/>
    </style:style>
    <style:style style:name="co27" style:family="table-column">
      <style:table-column-properties fo:break-before="auto" style:column-width="1.5689in"/>
    </style:style>
    <style:style style:name="co28" style:family="table-column">
      <style:table-column-properties fo:break-before="auto" style:column-width="2.2654in"/>
    </style:style>
    <style:style style:name="co29" style:family="table-column">
      <style:table-column-properties fo:break-before="auto" style:column-width="1.6756in"/>
    </style:style>
    <style:style style:name="co30" style:family="table-column">
      <style:table-column-properties fo:break-before="auto" style:column-width="1.6437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0.7654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4201in"/>
    </style:style>
    <style:style style:name="co35" style:family="table-column">
      <style:table-column-properties fo:break-before="auto" style:column-width="1.1846in"/>
    </style:style>
    <style:style style:name="co36" style:family="table-column">
      <style:table-column-properties fo:break-before="auto" style:column-width="0.3311in"/>
    </style:style>
    <style:style style:name="co37" style:family="table-column">
      <style:table-column-properties fo:break-before="auto" style:column-width="0.7693in"/>
    </style:style>
    <style:style style:name="co38" style:family="table-column">
      <style:table-column-properties fo:break-before="auto" style:column-width="0.722in"/>
    </style:style>
    <style:style style:name="co39" style:family="table-column">
      <style:table-column-properties fo:break-before="auto" style:column-width="2.0689in"/>
    </style:style>
    <style:style style:name="co40" style:family="table-column">
      <style:table-column-properties fo:break-before="auto" style:column-width="1.3693in"/>
    </style:style>
    <style:style style:name="co41" style:family="table-column">
      <style:table-column-properties fo:break-before="auto" style:column-width="1.7665in"/>
    </style:style>
    <style:style style:name="co42" style:family="table-column">
      <style:table-column-properties fo:break-before="auto" style:column-width="1.8492in"/>
    </style:style>
    <style:style style:name="co43" style:family="table-column">
      <style:table-column-properties fo:break-before="auto" style:column-width="1.9681in"/>
    </style:style>
    <style:style style:name="co44" style:family="table-column">
      <style:table-column-properties fo:break-before="auto" style:column-width="1.2634in"/>
    </style:style>
    <style:style style:name="co45" style:family="table-column">
      <style:table-column-properties fo:break-before="auto" style:column-width="1.5874in"/>
    </style:style>
    <style:style style:name="co46" style:family="table-column">
      <style:table-column-properties fo:break-before="auto" style:column-width="1.9618in"/>
    </style:style>
    <style:style style:name="co47" style:family="table-column">
      <style:table-column-properties fo:break-before="auto" style:column-width="1.3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32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ext-style style:name="N10100" number:language="en" number:country="US">
      <number:text-content/>
    </number:text-style>
    <style:style style:name="ce9" style:family="table-cell" style:parent-style-name="Default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16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27" style:family="table-cell" style:parent-style-name="Default" style:data-style-name="N10037">
      <style:table-cell-properties fo:padding-bottom="0.0138in" fo:padding-left="0.0693in" fo:padding-right="0.0693in" fo:padding-top="0.0138in"/>
      <style:text-properties style:font-name="Liberation Sans" fo:font-size="10pt" fo:font-weight="normal" style:font-name-asian="Arial Unicode MS" style:font-size-asian="10pt" style:font-weight-asian="normal" style:font-size-complex="10pt" style:font-weight-complex="normal"/>
    </style:style>
    <style:style style:name="ce11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5" style:family="table-cell" style:parent-style-name="Default" style:data-style-name="N10037">
      <style:table-cell-properties fo:padding-bottom="0.0138in" fo:padding-left="0.0693in" fo:padding-right="0.0693in" fo:padding-top="0.0138in"/>
    </style:style>
    <style:style style:name="ce28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 style:data-style-name="N10100"/>
    <style:style style:name="ce14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padding-bottom="0.0138in" fo:padding-left="0.0693in" fo:padding-right="0.0693in" fo:padding-top="0.0138in"/>
    </style:style>
    <style:style style:name="ce1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22" style:family="table-cell" style:parent-style-name="Default" style:data-style-name="N10037"/>
    <style:style style:name="ce24" style:family="table-cell" style:parent-style-name="Default" style:data-style-name="N10037">
      <style:table-cell-properties fo:background-color="#ffff00"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ffff00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fo:font-size="10pt" fo:font-style="italic" style:font-size-asian="10pt" style:font-size-complex="10pt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adme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rder:</text:p>
          </table:table-cell>
          <table:table-cell office:value-type="string" calcext:value-type="string">
            <text:p>(following numbering in BCP 15ff.)</text:p>
          </table:table-cell>
        </table:table-row>
        <table:table-row table:style-name="ro1">
          <table:table-cell office:value-type="string" calcext:value-type="string">
            <text:p>101-199</text:p>
          </table:table-cell>
          <table:table-cell office:value-type="string" calcext:value-type="string">
            <text:p>Principal Feasts</text:p>
          </table:table-cell>
        </table:table-row>
        <table:table-row table:style-name="ro1">
          <table:table-cell office:value-type="string" calcext:value-type="string">
            <text:p>201-299</text:p>
          </table:table-cell>
          <table:table-cell office:value-type="string" calcext:value-type="string">
            <text:p>Sundays of the Church Year</text:p>
          </table:table-cell>
        </table:table-row>
        <table:table-row table:style-name="ro1">
          <table:table-cell office:value-type="string" calcext:value-type="string">
            <text:p>301-399</text:p>
          </table:table-cell>
          <table:table-cell office:value-type="string" calcext:value-type="string">
            <text:p>Holy Days</text:p>
          </table:table-cell>
        </table:table-row>
        <table:table-row table:style-name="ro1">
          <table:table-cell office:value-type="string" calcext:value-type="string">
            <text:p>401-499</text:p>
          </table:table-cell>
          <table:table-cell office:value-type="string" calcext:value-type="string">
            <text:p>Days of Special Devotion</text:p>
          </table:table-cell>
        </table:table-row>
        <table:table-row table:style-name="ro1">
          <table:table-cell office:value-type="string" calcext:value-type="string">
            <text:p>501-599</text:p>
          </table:table-cell>
          <table:table-cell office:value-type="string" calcext:value-type="string">
            <text:p>Days of Optional Observance</text:p>
          </table:table-cell>
        </table:table-row>
        <table:table-row table:style-name="ro1">
          <table:table-cell office:value-type="string" calcext:value-type="string">
            <text:p>601-699</text:p>
          </table:table-cell>
          <table:table-cell office:value-type="string" calcext:value-type="string">
            <text:p>Commemorations Listed in Calendar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For all Sundays and major feasts: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The Sundays after Pentecost get re-numbered according to where Easter Falls. A spreadsheet could handle that year-by-year. Complicated for a static table, though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rehensive index to texts: <text:a xlink:href="http://lectionarypage.net/CalndrsIndexes/TxtindexABCH_RCL.html" xlink:type="simple">http://lectionarypage.net/CalndrsIndexes/TxtindexABCH_RCL.html</text:a>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In Year C, the special Epiphany blessing should get used on Epiphany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ere’s no proper collect for the liturgy of the palms</text:p>
          </table:table-cell>
          <table:table-cell/>
        </table:table-row>
      </table:table>
      <table:table table:name="2021" table:style-name="ta1">
        <table:table-column table:style-name="co2" table:default-cell-style-name="ce13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number-columns-repeated="23" table:default-cell-style-name="Default"/>
        <table:table-row table:style-name="ro1">
          <table:table-cell table:style-name="ce9" office:value-type="float" office:value="2021" calcext:value-type="float">
            <text:p>2021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9" office:value-type="string" calcext:value-type="string">
            <text:p>Titles of Days (BCP 31ff.)</text:p>
          </table:table-cell>
          <table:table-cell table:style-name="ce12" office:value-type="string" calcext:value-type="string">
            <text:p>Prefac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First Lesson</text:p>
          </table:table-cell>
          <table:table-cell table:style-name="ce12" office:value-type="string" calcext:value-type="string">
            <text:p>Second Lesson</text:p>
          </table:table-cell>
          <table:table-cell table:style-name="ce12" office:value-type="string" calcext:value-type="string">
            <text:p>Gospel</text:p>
          </table:table-cell>
          <table:table-cell table:style-name="ce12" table:number-columns-repeated="24"/>
        </table:table-row>
        <table:table-row table:style-name="ro1">
          <table:table-cell table:style-name="ce16" table:formula="of:=DATE([.A$1]-1;12;25) + 8 - WEEKDAY(DATE([.A$1]-1;12;25)) - 28" office:value-type="date" office:date-value="2020-11-29" calcext:value-type="date">
            <text:p>11/29/20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advent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0:1-7, 17-19</text:p>
          </table:table-cell>
          <table:table-cell office:value-type="string" calcext:value-type="string">
            <text:p>Isaiah 64:1-9</text:p>
          </table:table-cell>
          <table:table-cell office:value-type="string" calcext:value-type="string">
            <text:p>1 Corinthians 1:3-9</text:p>
          </table:table-cell>
          <table:table-cell office:value-type="string" calcext:value-type="string">
            <text:p>Mark 13:24-37</text:p>
          </table:table-cell>
          <table:table-cell table:number-columns-repeated="24"/>
        </table:table-row>
        <table:table-row table:style-name="ro1">
          <table:table-cell table:style-name="ce16" table:formula="of:=DATE([.A$1]-1; 11; 30)" office:value-type="date" office:date-value="2020-11-30" calcext:value-type="date">
            <text:p>11/30/20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andr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Andr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Deuteronomy 30:11-14</text:p>
          </table:table-cell>
          <table:table-cell office:value-type="string" calcext:value-type="string">
            <text:p>Romans 10:8b-18</text:p>
          </table:table-cell>
          <table:table-cell office:value-type="string" calcext:value-type="string">
            <text:p>Matthew 4:18-22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21" office:value-type="date" office:date-value="2020-12-06" calcext:value-type="date">
            <text:p>12/06/20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advent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:1-2, 8-13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2 Peter 3:8-15a </text:p>
          </table:table-cell>
          <table:table-cell office:value-type="string" calcext:value-type="string">
            <text:p>Mark 1:1-8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14" office:value-type="date" office:date-value="2020-12-13" calcext:value-type="date">
            <text:p>12/13/20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advent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Isaiah 61:1-4, 8-11</text:p>
          </table:table-cell>
          <table:table-cell office:value-type="string" calcext:value-type="string">
            <text:p>1 Thessalonians 5:16-24 </text:p>
          </table:table-cell>
          <table:table-cell office:value-type="string" calcext:value-type="string">
            <text:p>John 1:6-8, 19-28 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7" office:value-type="date" office:date-value="2020-12-20" calcext:value-type="date">
            <text:p>12/20/20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advent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Canticle 15</text:p>
          </table:table-cell>
          <table:table-cell office:value-type="string" calcext:value-type="string">
            <text:p>2 Samuel 7:1-11, 16</text:p>
          </table:table-cell>
          <table:table-cell office:value-type="string" calcext:value-type="string">
            <text:p>Romans 16:25-27 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DATE([.A$1]-1; 12; 21)" office:value-type="date" office:date-value="2020-12-21" calcext:value-type="date">
            <text:p>12/21/20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thom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Thom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Habakkuk 2:1-4</text:p>
          </table:table-cell>
          <table:table-cell office:value-type="string" calcext:value-type="string">
            <text:p>Hebrews 10:35-11:1</text:p>
          </table:table-cell>
          <table:table-cell office:value-type="string" calcext:value-type="string">
            <text:p>John 20:24-29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nativit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6</text:p>
          </table:table-cell>
          <table:table-cell office:value-type="string" calcext:value-type="string">
            <text:p>Isaiah 9:2-7</text:p>
          </table:table-cell>
          <table:table-cell office:value-type="string" calcext:value-type="string">
            <text:p>Titus 2:11-14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nativit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7</text:p>
          </table:table-cell>
          <table:table-cell office:value-type="string" calcext:value-type="string">
            <text:p>Isaiah 62:6-12</text:p>
          </table:table-cell>
          <table:table-cell office:value-type="string" calcext:value-type="string">
            <text:p>Titus 3:4-7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nativit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Hebrews 1:1-12</text:p>
          </table:table-cell>
          <table:table-cell office:value-type="string" calcext:value-type="string">
            <text:p>John 1:1-14</text:p>
          </table:table-cell>
          <table:table-cell table:number-columns-repeated="24"/>
        </table:table-row>
        <table:table-row table:style-name="ro1">
          <table:table-cell table:style-name="ce16" table:formula="of:=DATE([.A$1]-1; 12; 26)" office:value-type="date" office:date-value="2020-12-26" calcext:value-type="date">
            <text:p>12/26/20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stephe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tephen, Deacon and Martyr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1</text:p>
          </table:table-cell>
          <table:table-cell office:value-type="string" calcext:value-type="string">
            <text:p>Jeremiah 26:1-9,12-15</text:p>
          </table:table-cell>
          <table:table-cell office:value-type="string" calcext:value-type="string">
            <text:p>Acts 6:8-7:2a,51c-60</text:p>
          </table:table-cell>
          <table:table-cell office:value-type="string" calcext:value-type="string">
            <text:p>Matthew 23:34-39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" office:value-type="date" office:date-value="2020-12-27" calcext:value-type="date">
            <text:p>12/27/20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christmas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rst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Isaiah 61:10-62:3</text:p>
          </table:table-cell>
          <table:table-cell office:value-type="string" calcext:value-type="string">
            <text:p>Galatians 3:23-25</text:p>
          </table:table-cell>
          <table:table-cell office:value-type="string" calcext:value-type="string">
            <text:p><text:s/>4:4-7</text:p>
          </table:table-cell>
          <table:table-cell office:value-type="string" calcext:value-type="string">
            <text:p>John 1:1-18</text:p>
          </table:table-cell>
          <table:table-cell table:number-columns-repeated="23"/>
        </table:table-row>
        <table:table-row table:style-name="ro1">
          <table:table-cell table:style-name="ce16" table:formula="of:=DATE([.A$1]-1; 12; 28)" office:value-type="date" office:date-value="2020-12-28" calcext:value-type="date">
            <text:p>12/28/20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joh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hn, Apostle and Evangel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2</text:p>
          </table:table-cell>
          <table:table-cell office:value-type="string" calcext:value-type="string">
            <text:p>Exodus 33:18-23</text:p>
          </table:table-cell>
          <table:table-cell office:value-type="string" calcext:value-type="string">
            <text:p>1 John 1:1-9</text:p>
          </table:table-cell>
          <table:table-cell office:value-type="string" calcext:value-type="string">
            <text:p>John 21:19b-24</text:p>
          </table:table-cell>
          <table:table-cell table:number-columns-repeated="24"/>
        </table:table-row>
        <table:table-row table:style-name="ro1">
          <table:table-cell table:style-name="ce16" table:formula="of:=DATE([.A$1]-1; 12; 29)" office:value-type="date" office:date-value="2020-12-29" calcext:value-type="date">
            <text:p>12/29/20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innocen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Innocents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Jeremiah 31:15-17</text:p>
          </table:table-cell>
          <table:table-cell office:value-type="string" calcext:value-type="string">
            <text:p>Revelation 21:1-7</text:p>
          </table:table-cell>
          <table:table-cell office:value-type="string" calcext:value-type="string">
            <text:p>Matthew 2:13-18</text:p>
          </table:table-cell>
          <table:table-cell table:number-columns-repeated="24"/>
        </table:table-row>
        <table:table-row table:style-name="ro1">
          <table:table-cell table:style-name="ce16" table:formula="of:=DATE([.A$1];1;1)" office:value-type="date" office:date-value="2021-01-01" calcext:value-type="date">
            <text:p>01/01/21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nam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Name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Numbers 6:22-27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2:15-21</text:p>
          </table:table-cell>
          <table:table-cell table:number-columns-repeated="24"/>
        </table:table-row>
        <table:table-row table:style-name="ro2">
          <table:table-cell table:style-name="ce16" table:formula="of:=IF(DATE([.A$1]-1;12;25) + 8 - WEEKDAY(DATE([.A$1]-1;12;25))+7&lt;DATE([.A$1];1;6);DATE([.A$1]-1;12;25) + 8 - WEEKDAY(DATE([.A$1]-1;12;25))+7;&quot;&quot;)" office:value-type="date" office:date-value="2021-01-03" calcext:value-type="date">
            <text:p>01/03/21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christmas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Jeremiah 31:7-14</text:p>
          </table:table-cell>
          <table:table-cell office:value-type="string" calcext:value-type="string">
            <text:p>Ephesians 1:3-6, 15-19a</text:p>
          </table:table-cell>
          <table:table-cell office:value-type="string" calcext:value-type="string">
            <text:p>Matthew 2:13-15, 19-23</text:p>
          </table:table-cell>
          <table:table-cell table:number-columns-repeated="24"/>
        </table:table-row>
        <table:table-row table:style-name="ro2">
          <table:table-cell table:style-name="ce16" table:formula="of:=DATE([.A$1];1;6)" office:value-type="date" office:date-value="2021-01-06" calcext:value-type="date">
            <text:p>01/06/21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epiphan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Epiphany, or the Manifestation of our Lord Jesus Christ to the Gentiles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2:1-7, 10-14</text:p>
          </table:table-cell>
          <table:table-cell office:value-type="string" calcext:value-type="string">
            <text:p>Isaiah 60:1-6</text:p>
          </table:table-cell>
          <table:table-cell office:value-type="string" calcext:value-type="string">
            <text:p>Ephesians 3:1-12</text:p>
          </table:table-cell>
          <table:table-cell office:value-type="string" calcext:value-type="string">
            <text:p>Matthew 2:1-12</text:p>
          </table:table-cell>
          <table:table-cell table:number-columns-repeated="24"/>
        </table:table-row>
        <table:table-row table:style-name="ro1">
          <table:table-cell table:style-name="ce27" table:formula="of:=DATE([.A$1];1;6) + 8 - WEEKDAY(DATE([.A$1];1;6))" office:value-type="date" office:date-value="2021-01-10" calcext:value-type="date">
            <text:p>01/10/21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epiphan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the Epiphany- The Baptism of Our Lord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Genesis 1:1-5</text:p>
          </table:table-cell>
          <table:table-cell office:value-type="string" calcext:value-type="string">
            <text:p>Acts 19:1-7</text:p>
          </table:table-cell>
          <table:table-cell office:value-type="string" calcext:value-type="string">
            <text:p>Mark 1:4-11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7" office:value-type="date" office:date-value="2021-01-17" calcext:value-type="date">
            <text:p>01/17/21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epiphan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1 Corinthians 6:12-20</text:p>
          </table:table-cell>
          <table:table-cell office:value-type="string" calcext:value-type="string">
            <text:p>John 1:43-5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18" calcext:value-type="date">
            <text:p>01/18/21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stpeter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fession of Saint Peter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 8-13</text:p>
          </table:table-cell>
          <table:table-cell office:value-type="string" calcext:value-type="string">
            <text:p>1 Peter 5:1-4</text:p>
          </table:table-cell>
          <table:table-cell office:value-type="string" calcext:value-type="string">
            <text:p>Matthew 16:13-19</text:p>
          </table:table-cell>
          <table:table-cell table:number-columns-repeated="24"/>
        </table:table-row>
        <table:table-row table:style-name="ro2">
          <table:table-cell table:style-name="ce27" table:formula="of:=DATE([.A$1];1;6) + 8 - WEEKDAY(DATE([.A$1];1;6)) + 14" office:value-type="date" office:date-value="2021-01-24" calcext:value-type="date">
            <text:p>01/24/21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epiphan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2:6-14</text:p>
          </table:table-cell>
          <table:table-cell office:value-type="string" calcext:value-type="string">
            <text:p>Jonah 3:1-5, 10</text:p>
          </table:table-cell>
          <table:table-cell office:value-type="string" calcext:value-type="string">
            <text:p>1 Corinthians 7:29-31</text:p>
          </table:table-cell>
          <table:table-cell office:value-type="string" calcext:value-type="string">
            <text:p>Mark 1:14-2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25" calcext:value-type="date">
            <text:p>01/25/21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st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version of Saint Paul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7</text:p>
          </table:table-cell>
          <table:table-cell office:value-type="string" calcext:value-type="string">
            <text:p>Acts 26:9-21</text:p>
          </table:table-cell>
          <table:table-cell office:value-type="string" calcext:value-type="string">
            <text:p>Galatians 1:11-24</text:p>
          </table:table-cell>
          <table:table-cell office:value-type="string" calcext:value-type="string">
            <text:p>Matthew 10:16-22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1" office:value-type="date" office:date-value="2021-01-31" calcext:value-type="date">
            <text:p>01/31/2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epiphany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Deuteronomy 18:15-20</text:p>
          </table:table-cell>
          <table:table-cell office:value-type="string" calcext:value-type="string">
            <text:p>1 Corinthians 8:1-13</text:p>
          </table:table-cell>
          <table:table-cell office:value-type="string" calcext:value-type="string">
            <text:p>Mark 1:21-28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8" office:value-type="date" office:date-value="2021-02-07" calcext:value-type="date">
            <text:p>02/07/21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epiphany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:1-12, 21c</text:p>
          </table:table-cell>
          <table:table-cell office:value-type="string" calcext:value-type="string">
            <text:p>Isaiah 40:21-31</text:p>
          </table:table-cell>
          <table:table-cell office:value-type="string" calcext:value-type="string">
            <text:p>1 Corinthians 9:16-23</text:p>
          </table:table-cell>
          <table:table-cell office:value-type="string" calcext:value-type="string">
            <text:p>Mark 1:29-3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49" office:value-type="date" office:date-value="2021-02-14" calcext:value-type="date">
            <text:p>02/14/21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epiphanyla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0:1-6</text:p>
          </table:table-cell>
          <table:table-cell office:value-type="string" calcext:value-type="string">
            <text:p>2 Kings 2:1-12</text:p>
          </table:table-cell>
          <table:table-cell office:value-type="string" calcext:value-type="string">
            <text:p>2 Corinthians 4:3-6</text:p>
          </table:table-cell>
          <table:table-cell office:value-type="string" calcext:value-type="string">
            <text:p>Mark 9:2-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6" office:value-type="date" office:date-value="2021-02-17" calcext:value-type="date">
            <text:p>02/17/21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table:style-name="ce14" office:value-type="string" calcext:value-type="string">
            <text:p>ashwednesday</text:p>
          </table:table-cell>
          <table:table-cell table:style-name="ce14" office:value-type="float" office:value="264" calcext:value-type="float">
            <text:p>264</text:p>
          </table:table-cell>
          <table:table-cell office:value-type="string" calcext:value-type="string">
            <text:p>The First Day of Lent, or Ash Wednesday</text:p>
          </table:table-cell>
          <table:table-cell table:style-name="ce14" office:value-type="string" calcext:value-type="string">
            <text:p>lent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03</text:p>
          </table:table-cell>
          <table:table-cell table:style-name="ce14" office:value-type="string" calcext:value-type="string">
            <text:p>Joel 2:1-2, 12-17</text:p>
          </table:table-cell>
          <table:table-cell table:style-name="ce14" office:value-type="string" calcext:value-type="string">
            <text:p>2 Corinthians 5:20b-6:10</text:p>
          </table:table-cell>
          <table:table-cell table:style-name="ce14" office:value-type="string" calcext:value-type="string">
            <text:p>Matthew 6:1-6, 16-21</text:p>
          </table:table-cell>
          <table:table-cell table:style-name="ce14" table:number-columns-repeated="24"/>
        </table:table-row>
        <table:table-row table:style-name="ro2">
          <table:table-cell table:style-name="ce16" table:formula="of:=ORG.OPENOFFICE.EASTERSUNDAY([.A$1]) - 42" office:value-type="date" office:date-value="2021-02-21" calcext:value-type="date">
            <text:p>02/21/21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lent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pan text:style-name="T1">The </text:span>First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5:1-9</text:p>
          </table:table-cell>
          <table:table-cell office:value-type="string" calcext:value-type="string">
            <text:p>Genesis 9:8-17</text:p>
          </table:table-cell>
          <table:table-cell office:value-type="string" calcext:value-type="string">
            <text:p>1 Peter 3:18-22</text:p>
          </table:table-cell>
          <table:table-cell office:value-type="string" calcext:value-type="string">
            <text:p>Mark 1:9-15</text:p>
          </table:table-cell>
          <table:table-cell table:number-columns-repeated="24"/>
        </table:table-row>
        <table:table-row table:style-name="ro1">
          <table:table-cell table:style-name="ce16" table:formula="of:=DATE([.A$1];2;24)" office:value-type="date" office:date-value="2021-02-24" calcext:value-type="date">
            <text:p>02/24/21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presen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Presentation of our Lord Jesus Christ in the Temple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Malachi 3:1-4</text:p>
          </table:table-cell>
          <table:table-cell office:value-type="string" calcext:value-type="string">
            <text:p>Hebrews 2:14-18</text:p>
          </table:table-cell>
          <table:table-cell office:value-type="string" calcext:value-type="string">
            <text:p>Luke 2:22-4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2-24" calcext:value-type="date">
            <text:p>02/24/21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matthi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i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5</text:p>
          </table:table-cell>
          <table:table-cell office:value-type="string" calcext:value-type="string">
            <text:p>Acts 1:15-26</text:p>
          </table:table-cell>
          <table:table-cell office:value-type="string" calcext:value-type="string">
            <text:p>Philippians 3:13b-21</text:p>
          </table:table-cell>
          <table:table-cell office:value-type="string" calcext:value-type="string">
            <text:p>John 15:1,6-16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35" office:value-type="date" office:date-value="2021-02-28" calcext:value-type="date">
            <text:p>02/28/21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lent2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Secon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2-30</text:p>
          </table:table-cell>
          <table:table-cell office:value-type="string" calcext:value-type="string">
            <text:p>Genesis 17:1-7, 15-16</text:p>
          </table:table-cell>
          <table:table-cell office:value-type="string" calcext:value-type="string">
            <text:p>Romans 4:13-25</text:p>
          </table:table-cell>
          <table:table-cell office:value-type="string" calcext:value-type="string">
            <text:p>Mark 8:31-3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8" office:value-type="date" office:date-value="2021-03-07" calcext:value-type="date">
            <text:p>03/07/21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lent3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Thir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Exodus 20:1-17</text:p>
          </table:table-cell>
          <table:table-cell office:value-type="string" calcext:value-type="string">
            <text:p>1 Corinthians 1:18-25</text:p>
          </table:table-cell>
          <table:table-cell office:value-type="string" calcext:value-type="string">
            <text:p>John 2:13-2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1" office:value-type="date" office:date-value="2021-03-14" calcext:value-type="date">
            <text:p>03/14/21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lent4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our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7:1-3, 17-22</text:p>
          </table:table-cell>
          <table:table-cell office:value-type="string" calcext:value-type="string">
            <text:p>Numbers 21:4-9</text:p>
          </table:table-cell>
          <table:table-cell office:value-type="string" calcext:value-type="string">
            <text:p>Ephesians 2:1-10</text:p>
          </table:table-cell>
          <table:table-cell office:value-type="string" calcext:value-type="string">
            <text:p>John 3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19" calcext:value-type="date">
            <text:p>03/19/21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joseph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seph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1-29</text:p>
          </table:table-cell>
          <table:table-cell office:value-type="string" calcext:value-type="string">
            <text:p>2 Samuel 7:4,8-16</text:p>
          </table:table-cell>
          <table:table-cell office:value-type="string" calcext:value-type="string">
            <text:p>Romans 4:13-18</text:p>
          </table:table-cell>
          <table:table-cell office:value-type="string" calcext:value-type="string">
            <text:p>Luke 2:41-5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14" office:value-type="date" office:date-value="2021-03-21" calcext:value-type="date">
            <text:p>03/21/21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lent5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if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Jeremiah 31:31-34</text:p>
          </table:table-cell>
          <table:table-cell office:value-type="string" calcext:value-type="string">
            <text:p>Hebrews 5:5-10</text:p>
          </table:table-cell>
          <table:table-cell office:value-type="string" calcext:value-type="string">
            <text:p>John 12:20-3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25" calcext:value-type="date">
            <text:p>03/25/21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nnunci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Annunciation of Our Lord Jesus Christ to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</text:p>
          </table:table-cell>
          <table:table-cell office:value-type="string" calcext:value-type="string">
            <text:p>Isaiah 7:10-14</text:p>
          </table:table-cell>
          <table:table-cell office:value-type="string" calcext:value-type="string">
            <text:p>Hebrews 10:4-10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7" office:value-type="date" office:date-value="2021-03-28" calcext:value-type="date">
            <text:p>03/28/21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table:style-name="ce14" office:value-type="string" calcext:value-type="string">
            <text:p>palmsunday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The Sunday of the Passion- Palm Sun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9-16</text:p>
          </table:table-cell>
          <table:table-cell table:style-name="ce14" office:value-type="string" calcext:value-type="string">
            <text:p>Isaiah 50:4-9a</text:p>
          </table:table-cell>
          <table:table-cell table:style-name="ce14" office:value-type="string" calcext:value-type="string">
            <text:p>Philippians 2:5-11</text:p>
          </table:table-cell>
          <table:table-cell table:style-name="ce14" office:value-type="string" calcext:value-type="string">
            <text:p>Mark 14:1-15:47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6" office:value-type="date" office:date-value="2021-03-29" calcext:value-type="date">
            <text:p>03/29/21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holy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6:5-11</text:p>
          </table:table-cell>
          <table:table-cell office:value-type="string" calcext:value-type="string">
            <text:p>Isaiah 42:1-9</text:p>
          </table:table-cell>
          <table:table-cell office:value-type="string" calcext:value-type="string">
            <text:p>Hebrews 9:11-15</text:p>
          </table:table-cell>
          <table:table-cell office:value-type="string" calcext:value-type="string">
            <text:p>John 12:1-11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6" table:formula="of:=ORG.OPENOFFICE.EASTERSUNDAY([.A$1])-5" office:value-type="date" office:date-value="2021-03-30" calcext:value-type="date">
            <text:p>03/30/21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holy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1:1-14</text:p>
          </table:table-cell>
          <table:table-cell office:value-type="string" calcext:value-type="string">
            <text:p>Isaiah 49:1-7</text:p>
          </table:table-cell>
          <table:table-cell office:value-type="string" calcext:value-type="string">
            <text:p>1 Corinthians 1:18-31</text:p>
          </table:table-cell>
          <table:table-cell office:value-type="string" calcext:value-type="string">
            <text:p>John 12:20-36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" office:value-type="date" office:date-value="2021-03-31" calcext:value-type="date">
            <text:p>03/31/21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holy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0</text:p>
          </table:table-cell>
          <table:table-cell office:value-type="string" calcext:value-type="string">
            <text:p>Isaiah 50:4-9a</text:p>
          </table:table-cell>
          <table:table-cell office:value-type="string" calcext:value-type="string">
            <text:p>Hebrews 12:1-3</text:p>
          </table:table-cell>
          <table:table-cell office:value-type="string" calcext:value-type="string">
            <text:p>John 13:21-32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3" office:value-type="date" office:date-value="2021-04-01" calcext:value-type="date">
            <text:p>04/01/21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table:style-name="ce14" office:value-type="string" calcext:value-type="string">
            <text:p>maundythursday</text:p>
          </table:table-cell>
          <table:table-cell table:style-name="ce14" office:value-type="string" calcext:value-type="string">
            <text:p>274/355</text:p>
          </table:table-cell>
          <table:table-cell office:value-type="string" calcext:value-type="string">
            <text:p>Maundy Thurs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6:1, 10-17</text:p>
          </table:table-cell>
          <table:table-cell table:style-name="ce14" office:value-type="string" calcext:value-type="string">
            <text:p>Exodus 12:1-14</text:p>
          </table:table-cell>
          <table:table-cell table:style-name="ce14" office:value-type="string" calcext:value-type="string">
            <text:p>1 Corinthians 11:23-26</text:p>
          </table:table-cell>
          <table:table-cell table:style-name="ce14" office:value-type="string" calcext:value-type="string">
            <text:p>John 13:1-17, 31b-35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 table:formula="of:=ORG.OPENOFFICE.EASTERSUNDAY([.A$1])-2" office:value-type="date" office:date-value="2021-04-02" calcext:value-type="date">
            <text:p>04/02/21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table:style-name="ce14" office:value-type="string" calcext:value-type="string">
            <text:p>goodfriday</text:p>
          </table:table-cell>
          <table:table-cell table:style-name="ce14" office:value-type="float" office:value="276" calcext:value-type="float">
            <text:p>276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22</text:p>
          </table:table-cell>
          <table:table-cell table:style-name="ce14" office:value-type="string" calcext:value-type="string">
            <text:p>Isaiah 52:13-53:12</text:p>
          </table:table-cell>
          <table:table-cell table:style-name="ce14" office:value-type="string" calcext:value-type="string">
            <text:p>Hebrews 10:16-25</text:p>
          </table:table-cell>
          <table:table-cell table:style-name="ce14" office:value-type="string" calcext:value-type="string">
            <text:p>John 18:1-19:42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table:style-name="ce14" office:value-type="string" calcext:value-type="string">
            <text:p>eastervigil</text:p>
          </table:table-cell>
          <table:table-cell table:style-name="ce14" office:value-type="float" office:value="285" calcext:value-type="float">
            <text:p>285</text:p>
          </table:table-cell>
          <table:table-cell office:value-type="string" calcext:value-type="string">
            <text:p>The Great Vigil of Easter</text:p>
          </table:table-cell>
          <table:table-cell table:style-name="ce14" office:value-type="string" calcext:value-type="string">
            <text:p>easter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4</text:p>
          </table:table-cell>
          <table:table-cell table:style-name="ce14"/>
          <table:table-cell table:style-name="ce14" office:value-type="string" calcext:value-type="string">
            <text:p>Romans 6:3-11</text:p>
          </table:table-cell>
          <table:table-cell table:style-name="ce14" office:value-type="string" calcext:value-type="string">
            <text:p>Mark 16:1-8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table:style-name="ce14" office:value-type="string" calcext:value-type="string">
            <text:p>holysaturday</text:p>
          </table:table-cell>
          <table:table-cell table:style-name="ce14" office:value-type="string" calcext:value-type="string">
            <text:p>283/355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1-4, 15-16</text:p>
          </table:table-cell>
          <table:table-cell table:style-name="ce14" office:value-type="string" calcext:value-type="string">
            <text:p>Job 14:1-14</text:p>
          </table:table-cell>
          <table:table-cell table:style-name="ce14" office:value-type="string" calcext:value-type="string">
            <text:p>1 Peter 4:1-8</text:p>
          </table:table-cell>
          <table:table-cell table:style-name="ce14" office:value-type="string" calcext:value-type="string">
            <text:p>Matthew 27:57-66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" office:value-type="date" office:date-value="2021-04-04" calcext:value-type="date">
            <text:p>04/04/21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ev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Easter Eve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1 Corinthians 5:6b-8</text:p>
          </table:table-cell>
          <table:table-cell office:value-type="string" calcext:value-type="string">
            <text:p>Luke 24:13-49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1" table:formula="of:=ORG.OPENOFFICE.EASTERSUNDAY([.A$1])" office:value-type="date" office:date-value="2021-04-04" calcext:value-type="date">
            <text:p>04/04/21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table:style-name="ce12" office:value-type="string" calcext:value-type="string">
            <text:p>resurrection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unday of the Resurrection, or Easter Day</text:p>
          </table:table-cell>
          <table:table-cell table:style-name="ce12" office:value-type="string" calcext:value-type="string">
            <text:p>easter</text:p>
          </table:table-cell>
          <table:table-cell table:style-name="ce12" office:value-type="string" calcext:value-type="string">
            <text:p>stt/2021/preparing-covid</text:p>
          </table:table-cell>
          <table:table-cell table:style-name="ce1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table:style-name="ce12" office:value-type="string" calcext:value-type="string">
            <text:p>Psalm 118:1-2, 14-24</text:p>
          </table:table-cell>
          <table:table-cell table:style-name="ce12" office:value-type="string" calcext:value-type="string">
            <text:p>Isaiah 25:6-9</text:p>
          </table:table-cell>
          <table:table-cell table:style-name="ce12" office:value-type="string" calcext:value-type="string">
            <text:p>Acts 10:34-43</text:p>
          </table:table-cell>
          <table:table-cell table:style-name="ce12" office:value-type="string" calcext:value-type="string">
            <text:p>Mark 16:1-8</text:p>
          </table:table-cell>
          <table:table-cell table:style-name="ce12" table:number-columns-repeated="24"/>
        </table:table-row>
        <table:table-row table:style-name="ro1">
          <table:table-cell table:style-name="ce16" table:formula="of:=ORG.OPENOFFICE.EASTERSUNDAY([.A$1])+1" office:value-type="date" office:date-value="2021-04-05" calcext:value-type="date">
            <text:p>04/05/21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easter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6:8-11</text:p>
          </table:table-cell>
          <table:table-cell office:value-type="string" calcext:value-type="string">
            <text:p>Acts 2:14,22b-32</text:p>
          </table:table-cell>
          <table:table-cell/>
          <table:table-cell office:value-type="string" calcext:value-type="string">
            <text:p>Matthew 28:9-1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2" office:value-type="date" office:date-value="2021-04-06" calcext:value-type="date">
            <text:p>04/06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3:18-22</text:p>
          </table:table-cell>
          <table:table-cell office:value-type="string" calcext:value-type="string">
            <text:p>Acts 2:36-41</text:p>
          </table:table-cell>
          <table:table-cell/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3" office:value-type="date" office:date-value="2021-04-07" calcext:value-type="date">
            <text:p>04/07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5:1-8</text:p>
          </table:table-cell>
          <table:table-cell office:value-type="string" calcext:value-type="string">
            <text:p>Acts 3:1-10</text:p>
          </table:table-cell>
          <table:table-cell/>
          <table:table-cell office:value-type="string" calcext:value-type="string">
            <text:p>Luke 24:13-3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4" office:value-type="date" office:date-value="2021-04-08" calcext:value-type="date">
            <text:p>04/08/21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easterthur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ur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Acts 3:11-26</text:p>
          </table:table-cell>
          <table:table-cell/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5" office:value-type="date" office:date-value="2021-04-09" calcext:value-type="date">
            <text:p>04/09/21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easterfri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Fri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6:1-8</text:p>
          </table:table-cell>
          <table:table-cell office:value-type="string" calcext:value-type="string">
            <text:p>Acts 4:1-12</text:p>
          </table:table-cell>
          <table:table-cell/>
          <table:table-cell office:value-type="string" calcext:value-type="string">
            <text:p>John 21:1-14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6" office:value-type="date" office:date-value="2021-04-10" calcext:value-type="date">
            <text:p>04/10/21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eastersatur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tur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8:14-18</text:p>
          </table:table-cell>
          <table:table-cell office:value-type="string" calcext:value-type="string">
            <text:p>Acts 4:13-21</text:p>
          </table:table-cell>
          <table:table-cell/>
          <table:table-cell office:value-type="string" calcext:value-type="string">
            <text:p>Mark 16:9-15,20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7" office:value-type="date" office:date-value="2021-04-11" calcext:value-type="date">
            <text:p>04/11/21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east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con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3</text:p>
          </table:table-cell>
          <table:table-cell office:value-type="string" calcext:value-type="string">
            <text:p>Acts 4:32-35</text:p>
          </table:table-cell>
          <table:table-cell office:value-type="string" calcext:value-type="string">
            <text:p>1 John 1:1-2:2</text:p>
          </table:table-cell>
          <table:table-cell office:value-type="string" calcext:value-type="string">
            <text:p>John 20:19-31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14" office:value-type="date" office:date-value="2021-04-18" calcext:value-type="date">
            <text:p>04/18/21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east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</text:p>
          </table:table-cell>
          <table:table-cell office:value-type="string" calcext:value-type="string">
            <text:p>Acts 3:12-19</text:p>
          </table:table-cell>
          <table:table-cell office:value-type="string" calcext:value-type="string">
            <text:p>1 John 3:1-7</text:p>
          </table:table-cell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1" office:value-type="date" office:date-value="2021-04-25" calcext:value-type="date">
            <text:p>04/25/21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east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5-12</text:p>
          </table:table-cell>
          <table:table-cell office:value-type="string" calcext:value-type="string">
            <text:p>1 John 3:16-24</text:p>
          </table:table-cell>
          <table:table-cell office:value-type="string" calcext:value-type="string">
            <text:p>John 10:11-1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4-26" calcext:value-type="date">
            <text:p>04/26/21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mark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k the Evangelist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Ephesians 4:7-8,11-16</text:p>
          </table:table-cell>
          <table:table-cell office:value-type="string" calcext:value-type="string">
            <text:p>Mark 1:1-1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01" calcext:value-type="date">
            <text:p>05/01/21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sphilip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hilip and Saint James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Isaiah 30:18-21</text:p>
          </table:table-cell>
          <table:table-cell office:value-type="string" calcext:value-type="string">
            <text:p>2 Corinthians 4:1-6</text:p>
          </table:table-cell>
          <table:table-cell office:value-type="string" calcext:value-type="string">
            <text:p>John 14:6-14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8" office:value-type="date" office:date-value="2021-05-02" calcext:value-type="date">
            <text:p>05/02/2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east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4-30</text:p>
          </table:table-cell>
          <table:table-cell office:value-type="string" calcext:value-type="string">
            <text:p>Acts 8:26-40</text:p>
          </table:table-cell>
          <table:table-cell office:value-type="string" calcext:value-type="string">
            <text:p>1 John 4:7-21</text:p>
          </table:table-cell>
          <table:table-cell office:value-type="string" calcext:value-type="string">
            <text:p>John 15:1-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35" office:value-type="date" office:date-value="2021-05-09" calcext:value-type="date">
            <text:p>05/09/21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east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ix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Acts 10:44-48</text:p>
          </table:table-cell>
          <table:table-cell office:value-type="string" calcext:value-type="string">
            <text:p>1 John 5:1-6</text:p>
          </table:table-cell>
          <table:table-cell office:value-type="string" calcext:value-type="string">
            <text:p>John 15:9-17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39" office:value-type="date" office:date-value="2021-05-13" calcext:value-type="date">
            <text:p>05/13/2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ascens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2" office:value-type="date" office:date-value="2021-05-16" calcext:value-type="date">
            <text:p>05/16/21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east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venth Sunday of Easter- The Sunday after Ascension Day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:15-17, 21-26</text:p>
          </table:table-cell>
          <table:table-cell office:value-type="string" calcext:value-type="string">
            <text:p>1 John 5:9-13</text:p>
          </table:table-cell>
          <table:table-cell office:value-type="string" calcext:value-type="string">
            <text:p>John 17:6-1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9" office:value-type="date" office:date-value="2021-05-23" calcext:value-type="date">
            <text:p>05/23/21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pentecost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>
          <table:table-cell table:style-name="ce16" table:formula="of:=ORG.OPENOFFICE.EASTERSUNDAY([.A$1]) + 56" office:value-type="date" office:date-value="2021-05-30" calcext:value-type="date">
            <text:p>05/30/2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Pentecost- Trinity Sun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Isaiah 6:1-8</text:p>
          </table:table-cell>
          <table:table-cell office:value-type="string" calcext:value-type="string">
            <text:p>Romans 8:12-17</text:p>
          </table:table-cell>
          <table:table-cell office:value-type="string" calcext:value-type="string">
            <text:p>John 3:1-1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31" calcext:value-type="date">
            <text:p>05/31/21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visi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Visitation of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3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Romans 12:9-16b</text:p>
          </table:table-cell>
          <table:table-cell office:value-type="string" calcext:value-type="string">
            <text:p>Luke 1:39-57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29;DATE([.A$1];12;25) + 8 - WEEKDAY(DATE([.A$1];12;25)) - 7 * 29;&quot;&quot;)" office:value-type="date" office:date-value="2021-06-06" calcext:value-type="date">
            <text:p>06/06/21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8</text:p>
          </table:table-cell>
          <table:table-cell office:value-type="string" calcext:value-type="string">
            <text:p>1 Samuel 8:4-20, 11:14-15</text:p>
          </table:table-cell>
          <table:table-cell office:value-type="string" calcext:value-type="string">
            <text:p>2 Corinthians 4:13-5:1</text:p>
          </table:table-cell>
          <table:table-cell office:value-type="string" calcext:value-type="string">
            <text:p>Mark 3:20-3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11" calcext:value-type="date">
            <text:p>06/11/21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barnab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nab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2</text:p>
          </table:table-cell>
          <table:table-cell office:value-type="string" calcext:value-type="string">
            <text:p>Isaiah 42:5-12</text:p>
          </table:table-cell>
          <table:table-cell office:value-type="string" calcext:value-type="string">
            <text:p>Acts 11:19-30</text:p>
          </table:table-cell>
          <table:table-cell office:value-type="string" calcext:value-type="string">
            <text:p>13:1-3</text:p>
          </table:table-cell>
          <table:table-cell office:value-type="string" calcext:value-type="string">
            <text:p>Matthew 10:7-16</text:p>
          </table:table-cell>
          <table:table-cell table:number-columns-repeated="23"/>
        </table:table-row>
        <table:table-row table:style-name="ro1">
          <table:table-cell table:style-name="ce16" table:formula="of:=IF(ORG.OPENOFFICE.EASTERSUNDAY([.A$1])+56&lt;DATE([.A$1];12;25) + 8 - WEEKDAY(DATE([.A$1];12;25)) - 7 * 28;DATE([.A$1];12;25) + 8 - WEEKDAY(DATE([.A$1];12;25)) - 7 * 28;&quot;&quot;)" office:value-type="date" office:date-value="2021-06-13" calcext:value-type="date">
            <text:p>06/13/2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0</text:p>
          </table:table-cell>
          <table:table-cell office:value-type="string" calcext:value-type="string">
            <text:p>1 Samuel 15:34-16:13</text:p>
          </table:table-cell>
          <table:table-cell office:value-type="string" calcext:value-type="string">
            <text:p>2 Corinthians 5:6-17</text:p>
          </table:table-cell>
          <table:table-cell office:value-type="string" calcext:value-type="string">
            <text:p>Mark 4:26-3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7" office:value-type="date" office:date-value="2021-06-20" calcext:value-type="date">
            <text:p>06/20/21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:9-20</text:p>
          </table:table-cell>
          <table:table-cell office:value-type="string" calcext:value-type="string">
            <text:p>1 Samuel 17:1a, 4-11, 19-23, 32-49</text:p>
          </table:table-cell>
          <table:table-cell office:value-type="string" calcext:value-type="string">
            <text:p>2 Corinthians 6:1-13</text:p>
          </table:table-cell>
          <table:table-cell office:value-type="string" calcext:value-type="string">
            <text:p>Mark 4:35-4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4" calcext:value-type="date">
            <text:p>06/24/21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stjohnbapti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Saint John the Baptis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Acts 13:14b-26</text:p>
          </table:table-cell>
          <table:table-cell office:value-type="string" calcext:value-type="string">
            <text:p>Luke 1:57-8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6" office:value-type="date" office:date-value="2021-06-27" calcext:value-type="date">
            <text:p>06/27/21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8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:1, 7-27</text:p>
          </table:table-cell>
          <table:table-cell office:value-type="string" calcext:value-type="string">
            <text:p>2 Corinthians 8:7-15</text:p>
          </table:table-cell>
          <table:table-cell office:value-type="string" calcext:value-type="string">
            <text:p>Mark 5:21-4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9" calcext:value-type="date">
            <text:p>06/29/21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speter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eter and Saint Paul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7</text:p>
          </table:table-cell>
          <table:table-cell office:value-type="string" calcext:value-type="string">
            <text:p>Ezekiel 34:11-16</text:p>
          </table:table-cell>
          <table:table-cell office:value-type="string" calcext:value-type="string">
            <text:p>2 Timothy 4:1-8</text:p>
          </table:table-cell>
          <table:table-cell office:value-type="string" calcext:value-type="string">
            <text:p>John 21:15-1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5" office:value-type="date" office:date-value="2021-07-04" calcext:value-type="date">
            <text:p>07/04/21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9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8</text:p>
          </table:table-cell>
          <table:table-cell office:value-type="string" calcext:value-type="string">
            <text:p>2 Samuel 5:1-5, 9-10</text:p>
          </table:table-cell>
          <table:table-cell office:value-type="string" calcext:value-type="string">
            <text:p>2 Corinthians 12:2-10</text:p>
          </table:table-cell>
          <table:table-cell office:value-type="string" calcext:value-type="string">
            <text:p>Mark 6:1-1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05" calcext:value-type="date">
            <text:p>07/05/21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Independence 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5</text:p>
          </table:table-cell>
          <table:table-cell office:value-type="string" calcext:value-type="string">
            <text:p>Deuteronomy 10:17-21</text:p>
          </table:table-cell>
          <table:table-cell office:value-type="string" calcext:value-type="string">
            <text:p>Hebrews 11:8-16</text:p>
          </table:table-cell>
          <table:table-cell office:value-type="string" calcext:value-type="string">
            <text:p>Matthew 5:43-4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4" office:value-type="date" office:date-value="2021-07-11" calcext:value-type="date">
            <text:p>07/11/21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1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0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2 Samuel 6:1-5, 12b-19</text:p>
          </table:table-cell>
          <table:table-cell office:value-type="string" calcext:value-type="string">
            <text:p>Ephesians 1:3-14</text:p>
          </table:table-cell>
          <table:table-cell office:value-type="string" calcext:value-type="string">
            <text:p>Mark 6:14-2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3" office:value-type="date" office:date-value="2021-07-18" calcext:value-type="date">
            <text:p>07/18/21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1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1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20-37</text:p>
          </table:table-cell>
          <table:table-cell office:value-type="string" calcext:value-type="string">
            <text:p>2 Samuel 7:1-14a</text:p>
          </table:table-cell>
          <table:table-cell office:value-type="string" calcext:value-type="string">
            <text:p>Ephesians 2:11-22</text:p>
          </table:table-cell>
          <table:table-cell office:value-type="string" calcext:value-type="string">
            <text:p>Mark 6:30-34, 53-56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2" calcext:value-type="date">
            <text:p>07/22/21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marymagdalen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Magdalene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2:1-7</text:p>
          </table:table-cell>
          <table:table-cell office:value-type="string" calcext:value-type="string">
            <text:p>Judith 9:1,11-14</text:p>
          </table:table-cell>
          <table:table-cell office:value-type="string" calcext:value-type="string">
            <text:p>2 Corinthians 5:14-18</text:p>
          </table:table-cell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2" office:value-type="date" office:date-value="2021-07-25" calcext:value-type="date">
            <text:p>07/25/21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1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2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</text:p>
          </table:table-cell>
          <table:table-cell office:value-type="string" calcext:value-type="string">
            <text:p>2 Samuel 11:1-15</text:p>
          </table:table-cell>
          <table:table-cell office:value-type="string" calcext:value-type="string">
            <text:p>Ephesians 3:14-21</text:p>
          </table:table-cell>
          <table:table-cell office:value-type="string" calcext:value-type="string">
            <text:p>John 6:1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6" calcext:value-type="date">
            <text:p>07/26/21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:1-10</text:p>
          </table:table-cell>
          <table:table-cell office:value-type="string" calcext:value-type="string">
            <text:p>Jeremiah 45:1-5</text:p>
          </table:table-cell>
          <table:table-cell office:value-type="string" calcext:value-type="string">
            <text:p>Acts 11:27-12:3</text:p>
          </table:table-cell>
          <table:table-cell office:value-type="string" calcext:value-type="string">
            <text:p>Matthew 20:20-2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1" office:value-type="date" office:date-value="2021-08-01" calcext:value-type="date">
            <text:p>08/01/21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1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3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2 Samuel 11:26 – 12:13a</text:p>
          </table:table-cell>
          <table:table-cell office:value-type="string" calcext:value-type="string">
            <text:p>Ephesians 4:1-16</text:p>
          </table:table-cell>
          <table:table-cell office:value-type="string" calcext:value-type="string">
            <text:p>John 6:24-35</text:p>
          </table:table-cell>
          <table:table-cell table:number-columns-repeated="24"/>
        </table:table-row>
        <table:table-row table:style-name="ro1">
          <table:table-cell table:style-name="ce16" table:formula="of:=DATE([.A$1];8;6)" office:value-type="date" office:date-value="2021-08-06" calcext:value-type="date">
            <text:p>08/06/21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ransfigur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Transfiguration of Our Lord Jesus Christ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9</text:p>
          </table:table-cell>
          <table:table-cell office:value-type="string" calcext:value-type="string">
            <text:p>Exodus 34:29-35</text:p>
          </table:table-cell>
          <table:table-cell office:value-type="string" calcext:value-type="string">
            <text:p>2 Peter 1:13-21</text:p>
          </table:table-cell>
          <table:table-cell office:value-type="string" calcext:value-type="string">
            <text:p>Luke 9:28-3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0" office:value-type="date" office:date-value="2021-08-08" calcext:value-type="date">
            <text:p>08/08/21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1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4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8:5-9, 15, 31-33</text:p>
          </table:table-cell>
          <table:table-cell office:value-type="string" calcext:value-type="string">
            <text:p>Ephesians 4:25-5:2</text:p>
          </table:table-cell>
          <table:table-cell office:value-type="string" calcext:value-type="string">
            <text:p>John 6:35, 41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9" office:value-type="date" office:date-value="2021-08-15" calcext:value-type="date">
            <text:p>08/15/21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1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1 Kings 2:10-12</text:p>
          </table:table-cell>
          <table:table-cell office:value-type="string" calcext:value-type="string">
            <text:p><text:s/>3:3-14</text:p>
          </table:table-cell>
          <table:table-cell office:value-type="string" calcext:value-type="string">
            <text:p>Ephesians 5:15-20</text:p>
          </table:table-cell>
          <table:table-cell office:value-type="string" calcext:value-type="string">
            <text:p>John 6:51-58</text:p>
          </table:table-cell>
          <table:table-cell table:number-columns-repeated="23"/>
        </table:table-row>
        <table:table-row table:style-name="ro1">
          <table:table-cell table:style-name="ce16" office:value-type="date" office:date-value="2021-08-16" calcext:value-type="date">
            <text:p>08/16/21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maryvirgi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the Virgin, Mother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4</text:p>
          </table:table-cell>
          <table:table-cell office:value-type="string" calcext:value-type="string">
            <text:p>Isaiah 61:10-11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1:46-55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8" office:value-type="date" office:date-value="2021-08-22" calcext:value-type="date">
            <text:p>08/22/21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1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1 Kings 8:1, 6, 10-11, 22-30, 41-43</text:p>
          </table:table-cell>
          <table:table-cell office:value-type="string" calcext:value-type="string">
            <text:p>Ephesians 6:10-20</text:p>
          </table:table-cell>
          <table:table-cell office:value-type="string" calcext:value-type="string">
            <text:p>John 6:56-69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8-24" calcext:value-type="date">
            <text:p>08/24/21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bartholom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tholom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1</text:p>
          </table:table-cell>
          <table:table-cell office:value-type="string" calcext:value-type="string">
            <text:p>Deuteronomy 18:15-18</text:p>
          </table:table-cell>
          <table:table-cell office:value-type="string" calcext:value-type="string">
            <text:p>1 Corinthians 4:9-15</text:p>
          </table:table-cell>
          <table:table-cell office:value-type="string" calcext:value-type="string">
            <text:p>Luke 22:24-3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7" office:value-type="date" office:date-value="2021-08-29" calcext:value-type="date">
            <text:p>08/29/21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1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:1-2, 7-10</text:p>
          </table:table-cell>
          <table:table-cell office:value-type="string" calcext:value-type="string">
            <text:p>Song of Solomon 2:8-13</text:p>
          </table:table-cell>
          <table:table-cell office:value-type="string" calcext:value-type="string">
            <text:p>James 1:17-27</text:p>
          </table:table-cell>
          <table:table-cell office:value-type="string" calcext:value-type="string">
            <text:p>Mark 7:1-8, 14-15, 21-2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6" office:value-type="date" office:date-value="2021-09-05" calcext:value-type="date">
            <text:p>09/05/21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1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5</text:p>
          </table:table-cell>
          <table:table-cell office:value-type="string" calcext:value-type="string">
            <text:p>Proverbs 22:1-2, 8-9, 22-23</text:p>
          </table:table-cell>
          <table:table-cell office:value-type="string" calcext:value-type="string">
            <text:p>James 2:1-17</text:p>
          </table:table-cell>
          <table:table-cell office:value-type="string" calcext:value-type="string">
            <text:p>Mark 7:24-3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15" office:value-type="date" office:date-value="2021-09-12" calcext:value-type="date">
            <text:p>09/12/21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1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9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Proverbs 1:20-33</text:p>
          </table:table-cell>
          <table:table-cell office:value-type="string" calcext:value-type="string">
            <text:p>James 3:1-12</text:p>
          </table:table-cell>
          <table:table-cell office:value-type="string" calcext:value-type="string">
            <text:p>Mark 8:27-3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14" calcext:value-type="date">
            <text:p>09/14/21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cros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Holy Cross Day</text:p>
          </table:table-cell>
          <table:table-cell office:value-type="string" calcext:value-type="string">
            <text:p>holyweek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45:21-25</text:p>
          </table:table-cell>
          <table:table-cell office:value-type="string" calcext:value-type="string">
            <text:p>Philippians 2:5-11</text:p>
          </table:table-cell>
          <table:table-cell office:value-type="string" calcext:value-type="string">
            <text:p>John 12:31-36a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4" office:value-type="date" office:date-value="2021-09-19" calcext:value-type="date">
            <text:p>09/19/21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2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0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Proverbs 31:10-31</text:p>
          </table:table-cell>
          <table:table-cell office:value-type="string" calcext:value-type="string">
            <text:p>James 3:13 - 4:3, 7-8a</text:p>
          </table:table-cell>
          <table:table-cell office:value-type="string" calcext:value-type="string">
            <text:p>Mark 9:30-3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1" calcext:value-type="date">
            <text:p>09/21/21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matth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ew, Apostle and Evangelist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Proverbs 3:1-6</text:p>
          </table:table-cell>
          <table:table-cell office:value-type="string" calcext:value-type="string">
            <text:p>2 Timothy 3:14-17</text:p>
          </table:table-cell>
          <table:table-cell office:value-type="string" calcext:value-type="string">
            <text:p>Matthew 9:9-1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3" office:value-type="date" office:date-value="2021-09-26" calcext:value-type="date">
            <text:p>09/26/21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2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1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Esther 7:1-6, 9-10; 9:20-22</text:p>
          </table:table-cell>
          <table:table-cell office:value-type="string" calcext:value-type="string">
            <text:p>James 5:13-20</text:p>
          </table:table-cell>
          <table:table-cell office:value-type="string" calcext:value-type="string">
            <text:p>Mark 9:38-5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9" calcext:value-type="date">
            <text:p>09/29/21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michaelallangel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ichael and All Angels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</text:p>
          </table:table-cell>
          <table:table-cell office:value-type="string" calcext:value-type="string">
            <text:p>Genesis 28:10-17</text:p>
          </table:table-cell>
          <table:table-cell office:value-type="string" calcext:value-type="string">
            <text:p>Revelation 12:7-12</text:p>
          </table:table-cell>
          <table:table-cell office:value-type="string" calcext:value-type="string">
            <text:p>John 1:47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2" office:value-type="date" office:date-value="2021-10-03" calcext:value-type="date">
            <text:p>10/03/21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2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2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6</text:p>
          </table:table-cell>
          <table:table-cell office:value-type="string" calcext:value-type="string">
            <text:p>Job 1:1, 2:1-10</text:p>
          </table:table-cell>
          <table:table-cell office:value-type="string" calcext:value-type="string">
            <text:p>Hebrews 1:1-4, 2:5-12</text:p>
          </table:table-cell>
          <table:table-cell office:value-type="string" calcext:value-type="string">
            <text:p>Mark 10:2-1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1" office:value-type="date" office:date-value="2021-10-10" calcext:value-type="date">
            <text:p>10/10/21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2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3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2:1-15</text:p>
          </table:table-cell>
          <table:table-cell office:value-type="string" calcext:value-type="string">
            <text:p>Job 23:1-9, 16-17</text:p>
          </table:table-cell>
          <table:table-cell office:value-type="string" calcext:value-type="string">
            <text:p>Hebrews 4:12-16</text:p>
          </table:table-cell>
          <table:table-cell office:value-type="string" calcext:value-type="string">
            <text:p>Mark 10:17-31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999" calcext:value-type="float">
            <text:p>999</text:p>
          </table:table-cell>
          <table:table-cell office:value-type="string" calcext:value-type="string">
            <text:p>thanksgivingcanad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nadian 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0" office:value-type="date" office:date-value="2021-10-17" calcext:value-type="date">
            <text:p>10/17/21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2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1-9, 25, 37b</text:p>
          </table:table-cell>
          <table:table-cell office:value-type="string" calcext:value-type="string">
            <text:p>Job 38:1-7, 34-41</text:p>
          </table:table-cell>
          <table:table-cell office:value-type="string" calcext:value-type="string">
            <text:p>Hebrews 5:1-10</text:p>
          </table:table-cell>
          <table:table-cell office:value-type="string" calcext:value-type="string">
            <text:p>Mark 10:35-4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18" calcext:value-type="date">
            <text:p>10/18/21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luk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Luke the Evangelist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Sirach 38:1-4,6-10,12-14</text:p>
          </table:table-cell>
          <table:table-cell office:value-type="string" calcext:value-type="string">
            <text:p>2 Timothy 4:5-13</text:p>
          </table:table-cell>
          <table:table-cell office:value-type="string" calcext:value-type="string">
            <text:p>Luke 4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3" calcext:value-type="date">
            <text:p>10/23/21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jamesjerusale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of Jerusalem, Brother of Our Lord Jesus Christ, and Martyr, c.62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5:12-22a</text:p>
          </table:table-cell>
          <table:table-cell office:value-type="string" calcext:value-type="string">
            <text:p>1 Corinthians 15:1-11</text:p>
          </table:table-cell>
          <table:table-cell office:value-type="string" calcext:value-type="string">
            <text:p>Matthew 13:54-5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9" office:value-type="date" office:date-value="2021-10-24" calcext:value-type="date">
            <text:p>10/24/21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2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5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4:1-8, 19-22</text:p>
          </table:table-cell>
          <table:table-cell office:value-type="string" calcext:value-type="string">
            <text:p>Job 42:1-6, 10-17</text:p>
          </table:table-cell>
          <table:table-cell office:value-type="string" calcext:value-type="string">
            <text:p>Hebrews 7:23-28</text:p>
          </table:table-cell>
          <table:table-cell office:value-type="string" calcext:value-type="string">
            <text:p>Mark 10:46-52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8" calcext:value-type="date">
            <text:p>10/28/21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ssimonjud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imon and Saint Jude, Apostles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89-96</text:p>
          </table:table-cell>
          <table:table-cell office:value-type="string" calcext:value-type="string">
            <text:p>Deuteronomy 32:1-4</text:p>
          </table:table-cell>
          <table:table-cell office:value-type="string" calcext:value-type="string">
            <text:p>Ephesians 2:13-22</text:p>
          </table:table-cell>
          <table:table-cell office:value-type="string" calcext:value-type="string">
            <text:p>John 15:17-2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8" office:value-type="date" office:date-value="2021-10-31" calcext:value-type="date">
            <text:p>10/31/21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2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6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6</text:p>
          </table:table-cell>
          <table:table-cell office:value-type="string" calcext:value-type="string">
            <text:p>Ruth 1:1-18</text:p>
          </table:table-cell>
          <table:table-cell office:value-type="string" calcext:value-type="string">
            <text:p>Hebrews 9:11-14</text:p>
          </table:table-cell>
          <table:table-cell office:value-type="string" calcext:value-type="string">
            <text:p>Mark 12:28-34</text:p>
          </table:table-cell>
          <table:table-cell table:number-columns-repeated="24"/>
        </table:table-row>
        <table:table-row table:style-name="ro1">
          <table:table-cell table:style-name="ce16" table:formula="of:=IF(([.A$1]-2021)/3=0; DATE([.A$1];11;1); '')" office:value-type="date" office:date-value="2021-11-01" calcext:value-type="date">
            <text:p>11/01/21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b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19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c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20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a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7" office:value-type="date" office:date-value="2021-11-07" calcext:value-type="date">
            <text:p>11/07/21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2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7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7</text:p>
          </table:table-cell>
          <table:table-cell office:value-type="string" calcext:value-type="string">
            <text:p>Ruth 3:1-5</text:p>
          </table:table-cell>
          <table:table-cell office:value-type="string" calcext:value-type="string">
            <text:p><text:s/>4:13-17</text:p>
          </table:table-cell>
          <table:table-cell office:value-type="string" calcext:value-type="string">
            <text:p>Hebrews 9:24-28</text:p>
          </table:table-cell>
          <table:table-cell office:value-type="string" calcext:value-type="string">
            <text:p>Mark 12:38-44</text:p>
          </table:table-cell>
          <table:table-cell table:number-columns-repeated="23"/>
        </table:table-row>
        <table:table-row table:style-name="ro1">
          <table:table-cell table:style-name="ce16" table:formula="of:=DATE([.A$1];12;25) + 8 - WEEKDAY(DATE([.A$1];12;25)) - 7 * 6" office:value-type="date" office:date-value="2021-11-14" calcext:value-type="date">
            <text:p>11/14/21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2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1 Samuel 1:4-20</text:p>
          </table:table-cell>
          <table:table-cell office:value-type="string" calcext:value-type="string">
            <text:p>Hebrews 10:11-25</text:p>
          </table:table-cell>
          <table:table-cell office:value-type="string" calcext:value-type="string">
            <text:p>Mark 13:1-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5" office:value-type="date" office:date-value="2021-11-21" calcext:value-type="date">
            <text:p>11/21/21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2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Pentecost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2</text:p>
          </table:table-cell>
          <table:table-cell office:value-type="string" calcext:value-type="string">
            <text:p>2 Samuel 23:1-7</text:p>
          </table:table-cell>
          <table:table-cell office:value-type="string" calcext:value-type="string">
            <text:p>Revelation 1:4b-8</text:p>
          </table:table-cell>
          <table:table-cell office:value-type="string" calcext:value-type="string">
            <text:p>John 18:33-37</text:p>
          </table:table-cell>
          <table:table-cell table:number-columns-repeated="24"/>
        </table:table-row>
        <table:table-row table:style-name="ro1">
          <table:table-cell table:style-name="ce5" table:formula="of:=IF(([.A$1]-2021)/3=0;DATE([.A$1];11;28-IF(WEEKDAY(DATE([.A$1];11;28))&gt;4;WEEKDAY(DATE([.A$1];11;28))-5;WEEKDAY(DATE([.A$1];11;28)+2)));&quot;&quot;)" office:value-type="date" office:date-value="2021-11-25" calcext:value-type="date">
            <text:p>11/25/21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b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20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19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c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35&lt;ORG.OPENOFFICE.EASTERSUNDAY([.A$1])-49; DATE([.A$1];1;6) + 8 - WEEKDAY(DATE([.A$1];1;6)) + 35;&quot;&quot;)">
            <text:p/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epiphany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ix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2&lt;ORG.OPENOFFICE.EASTERSUNDAY([.A$1])-49; DATE([.A$1];1;6) + 8 - WEEKDAY(DATE([.A$1];1;6)) + 42;&quot;&quot;)">
            <text:p/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epiphany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even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piphany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Eigh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3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2 Corinthians 4:5-12</text:p>
          </table:table-cell>
          <table:table-cell office:value-type="string" calcext:value-type="string">
            <text:p>Mark 2:23-3:6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ascension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table:style-name="ce14" office:value-type="string" calcext:value-type="string">
            <text:p>liturgyofpalms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Liturgy of the Palms</text:p>
          </table:table-cell>
          <table:table-cell table:style-name="ce14" table:number-columns-repeated="6"/>
          <table:table-cell office:value-type="string" calcext:value-type="string">
            <text:p>he/psalm/responsively</text:p>
          </table:table-cell>
          <table:table-cell/>
          <table:table-cell table:style-name="ce14" table:number-columns-repeated="21"/>
          <table:table-cell table:style-name="ce14" office:value-type="string" calcext:value-type="string">
            <text:p>Psalm 118:1-2, 19-29</text:p>
          </table:table-cell>
          <table:table-cell table:style-name="ce14" table:number-columns-repeated="2"/>
          <table:table-cell table:style-name="ce14" office:value-type="string" calcext:value-type="string">
            <text:p>Mark 11:1-11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/>
          <table:table-cell table:number-columns-repeated="2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 table:number-rows-repeated="10484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-old" table:style-name="ta1"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35" table:number-columns-repeated="9" table:default-cell-style-name="Default"/>
        <table:table-column table:style-name="co40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35" table:number-columns-repeated="5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table:number-columns-repeated="24"/>
          <table:table-cell table:number-columns-repeated="6"/>
        </table:table-row>
        <table:table-row table:style-name="ro1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1; 30)" office:value-type="date" office:date-value="2021-11-30" calcext:value-type="date">
            <text:p>11/30/21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-andr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1)" office:value-type="date" office:date-value="2021-12-21" calcext:value-type="date">
            <text:p>12/21/21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-tho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6)" office:value-type="date" office:date-value="2021-12-26" calcext:value-type="date">
            <text:p>12/26/21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-stephe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8)" office:value-type="date" office:date-value="2021-12-28" calcext:value-type="date">
            <text:p>12/28/21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-joh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9)" office:value-type="date" office:date-value="2021-12-29" calcext:value-type="date">
            <text:p>12/29/21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-innocent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-nam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8)" office:value-type="date" office:date-value="2022-01-18" calcext:value-type="date">
            <text:p>01/18/22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-of-st-pe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25)" office:value-type="date" office:date-value="2022-01-25" calcext:value-type="date">
            <text:p>01/25/22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-of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-matthi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the-presen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table:style-name="ce14" office:value-type="float" office:value="264" calcext:value-type="float">
            <text:p>264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float" office:value="148" calcext:value-type="float">
            <text:p>148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19)" office:value-type="date" office:date-value="2022-03-19" calcext:value-type="date">
            <text:p>03/19/22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-joseph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25)" office:value-type="date" office:date-value="2022-03-25" calcext:value-type="date">
            <text:p>03/25/22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the-annunci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2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table:style-name="ce14" office:value-type="string" calcext:value-type="string">
            <text:p>274/355</text:p>
          </table:table-cell>
          <table:table-cell table:style-name="ce14"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table:style-name="ce14" office:value-type="float" office:value="276" calcext:value-type="float">
            <text:p>276</text:p>
          </table:table-cell>
          <table:table-cell table:style-name="ce14" table:number-columns-repeated="2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office:value-type="string" calcext:value-type="string">
            <text:p>easter-day-the-great-vigil</text:p>
          </table:table-cell>
          <table:table-cell table:style-name="ce14" office:value-type="float" office:value="285" calcext:value-type="float">
            <text:p>285</text:p>
          </table:table-cell>
          <table:table-cell table:style-name="ce14"/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table:style-name="ce14" office:value-type="string" calcext:value-type="string">
            <text:p>283/355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style-name="ce12" table:number-columns-repeated="23"/>
          <table:table-cell table:number-columns-repeated="6"/>
        </table:table-row>
        <table:table-row table:style-name="ro1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float" office:value="355" calcext:value-type="float">
            <text:p>355</text:p>
          </table:table-cell>
          <table:table-cell table:style-name="ce12" table:number-columns-repeated="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2"/>
          <table:table-cell table:number-columns-repeated="29"/>
        </table:table-row>
        <table:table-row table:style-name="ro1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4;25)" office:value-type="date" office:date-value="2022-04-25" calcext:value-type="date">
            <text:p>04/25/22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-mar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1)" office:value-type="date" office:date-value="2022-05-01" calcext:value-type="date">
            <text:p>05/01/22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-philip-&amp;-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31)" office:value-type="date" office:date-value="2022-05-31" calcext:value-type="date">
            <text:p>05/31/22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the-visi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table:number-columns-repeated="3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11)" office:value-type="date" office:date-value="2022-06-11" calcext:value-type="date">
            <text:p>06/11/22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-barnab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8;DATE([.A$1];12;25) + 8 - WEEKDAY(DATE([.A$1];12;25)) - 7 * 28;&quot;&quot;)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4)" office:value-type="date" office:date-value="2022-06-24" calcext:value-type="date">
            <text:p>06/24/22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-of-st-john-the-baptis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9)" office:value-type="date" office:date-value="2022-06-29" calcext:value-type="date">
            <text:p>06/29/22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-peter-&amp;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4)" office:value-type="date" office:date-value="2022-07-04" calcext:value-type="date">
            <text:p>07/04/22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5)" office:value-type="date" office:date-value="2022-07-25" calcext:value-type="date">
            <text:p>07/25/22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6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he-transfigur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14)" office:value-type="date" office:date-value="2022-09-14" calcext:value-type="date">
            <text:p>09/14/22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-cros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-michael-&amp;-all-angel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-matth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18)" office:value-type="date" office:date-value="2022-10-18" calcext:value-type="date">
            <text:p>10/18/22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-luk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8)" office:value-type="date" office:date-value="2022-10-28" calcext:value-type="date">
            <text:p>10/28/22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-simon-&amp;-st-jud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1;1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-saint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5" office:value-type="date" office:date-value="2022-11-27" calcext:value-type="date">
            <text:p>11/27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office:value-type="string" calcext:value-type="string">
            <text:p>palm-sunday-liturgy-of-the-palms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 table:number-columns-repeated="22"/>
          <table:table-cell table:number-columns-repeated="29"/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 table:number-rows-repeated="10484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" table:style-name="ta1">
        <office:forms form:automatic-focus="false" form:apply-design-mode="false"/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45" table:default-cell-style-name="Default"/>
        <table:table-column table:style-name="co36" table:number-columns-repeated="2" table:default-cell-style-name="Default"/>
        <table:table-column table:style-name="co37" table:default-cell-style-name="Default"/>
        <table:table-column table:style-name="co46" table:default-cell-style-name="Default"/>
        <table:table-column table:style-name="co38" table:number-columns-repeated="2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35" table:number-columns-repeated="17" table:default-cell-style-name="Default"/>
        <table:table-column table:style-name="co40" table:number-columns-repeated="2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4" table:default-cell-style-name="Default"/>
        <table:table-column table:style-name="co35" table:default-cell-style-name="Default"/>
        <table:table-column table:style-name="co47" table:default-cell-style-name="Default"/>
        <table:table-column table:style-name="co35" table:number-columns-repeated="6" table:default-cell-style-name="Default"/>
        <table:table-column table:style-name="co41" table:number-columns-repeated="2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column table:style-name="co1" table:number-columns-repeated="943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rite</text:p>
          </table:table-cell>
          <table:table-cell table:style-name="ce12" office:value-type="string" calcext:value-type="string">
            <text:p>bcppag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We Gather</text:p>
          </table:table-cell>
          <table:table-cell table:style-name="ce12" office:value-type="string" calcext:value-type="string">
            <text:p>Entranc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Collect</text:p>
          </table:table-cell>
          <table:table-cell table:style-name="ce12" office:value-type="string" calcext:value-type="string">
            <text:p>Rubric</text:p>
          </table:table-cell>
          <table:table-cell table:style-name="ce12" office:value-type="string" calcext:value-type="string">
            <text:p>WeHear</text:p>
          </table:table-cell>
          <table:table-cell table:style-name="ce12" office:value-type="string" calcext:value-type="string">
            <text:p>Lesson1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Lesson2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Sequence Hymn</text:p>
          </table:table-cell>
          <table:table-cell table:style-name="ce12" office:value-type="string" calcext:value-type="string">
            <text:p>LessonG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WeRespond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/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WeOffer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sung prayer?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sung frac?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WeReceive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union</text:p>
          </table:table-cell>
          <table:table-cell table:style-name="ce12" office:value-type="string" calcext:value-type="string">
            <text:p>Hymn1</text:p>
          </table:table-cell>
          <table:table-cell table:style-name="ce12" office:value-type="string" calcext:value-type="string">
            <text:p>CommHymn2</text:p>
          </table:table-cell>
          <table:table-cell table:style-name="ce12" office:value-type="string" calcext:value-type="string">
            <text:p>Hymn2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NRSV</text:p>
          </table:table-cell>
          <table:table-cell table:style-name="ce12" table:number-columns-repeated="23"/>
          <table:table-cell table:number-columns-repeated="949"/>
        </table:table-row>
        <table:table-row table:style-name="ro3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/>
          <table:table-cell office:value-type="string" calcext:value-type="string">
            <text:p>lent/greatlitany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There’s a voice in the wilderness crying (Hymnal 7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o! He comes, with clouds descending (Hymnal 58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Once he came in blessing (Hymnal 53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Blest be the King whose coming (Hymnal 74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972"/>
        </table:table-row>
        <table:table-row table:style-name="ro3">
          <table:table-cell table:style-name="ce22" table:formula="of:=IF(DATE([.$A$1];11;28)&gt;=DATE([.$A$1];12;25) + 8 - WEEKDAY(DATE([.$A$1];12;25)) - 7 * 5;  DATE([.$A$1]-1;11;28); DATE([.$A$1];11;28))" office:value-type="date" office:date-value="2021-11-28" calcext:value-type="date">
            <text:p>11/28/21</text:p>
          </table:table-cell>
          <table:table-cell table:style-name="ce29" office:value-type="string" calcext:value-type="string">
            <text:p>November 28</text:p>
          </table:table-cell>
          <table:table-cell/>
          <table:table-cell office:value-type="float" office:value="1049" calcext:value-type="float">
            <text:p>1049</text:p>
          </table:table-cell>
          <table:table-cell office:value-type="string" calcext:value-type="string">
            <text:p>lff2018-kamehameh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30)&gt;=DATE([.$A$1];12;25) + 8 - WEEKDAY(DATE([.$A$1];12;25)) - 7 * 5;  DATE([.$A$1]-1;11;30); DATE([.$A$1];11;30))" office:value-type="date" office:date-value="2021-11-30" calcext:value-type="date">
            <text:p>11/30/21</text:p>
          </table:table-cell>
          <table:table-cell table:style-name="ce29" office:value-type="string" calcext:value-type="string">
            <text:p>November 3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string" calcext:value-type="string">
            <text:p>lff2018-saint-andrew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)&gt;=DATE([.$A$1];12;25) + 8 - WEEKDAY(DATE([.$A$1];12;25)) - 7 * 5;  DATE([.$A$1]-1;12;1); DATE([.$A$1];12;1))" office:value-type="date" office:date-value="2021-12-01" calcext:value-type="date">
            <text:p>12/01/21</text:p>
          </table:table-cell>
          <table:table-cell table:style-name="ce29" office:value-type="string" calcext:value-type="string">
            <text:p>December 1</text:p>
          </table:table-cell>
          <table:table-cell/>
          <table:table-cell office:value-type="float" office:value="1051" calcext:value-type="float">
            <text:p>1051</text:p>
          </table:table-cell>
          <table:table-cell office:value-type="string" calcext:value-type="string">
            <text:p>lff2018-nicholas-ferra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)&gt;=DATE([.$A$1];12;25) + 8 - WEEKDAY(DATE([.$A$1];12;25)) - 7 * 5;  DATE([.$A$1]-1;12;1); DATE([.$A$1];12;1))" office:value-type="date" office:date-value="2021-12-01" calcext:value-type="date">
            <text:p>12/01/21</text:p>
          </table:table-cell>
          <table:table-cell table:style-name="ce29" office:value-type="string" calcext:value-type="string">
            <text:p>December 1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string" calcext:value-type="string">
            <text:p>lff2018-charles-de-foucaul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)&gt;=DATE([.$A$1];12;25) + 8 - WEEKDAY(DATE([.$A$1];12;25)) - 7 * 5;  DATE([.$A$1]-1;12;2); DATE([.$A$1];12;2))" office:value-type="date" office:date-value="2021-12-02" calcext:value-type="date">
            <text:p>12/02/21</text:p>
          </table:table-cell>
          <table:table-cell table:style-name="ce29" office:value-type="string" calcext:value-type="string">
            <text:p>December 2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string" calcext:value-type="string">
            <text:p>lff2018-channing-moore-william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3)&gt;=DATE([.$A$1];12;25) + 8 - WEEKDAY(DATE([.$A$1];12;25)) - 7 * 5;  DATE([.$A$1]-1;12;3); DATE([.$A$1];12;3))" office:value-type="date" office:date-value="2021-12-03" calcext:value-type="date">
            <text:p>12/03/21</text:p>
          </table:table-cell>
          <table:table-cell table:style-name="ce29" office:value-type="string" calcext:value-type="string">
            <text:p>December 3</text:p>
          </table:table-cell>
          <table:table-cell/>
          <table:table-cell office:value-type="float" office:value="1054" calcext:value-type="float">
            <text:p>1054</text:p>
          </table:table-cell>
          <table:table-cell office:value-type="string" calcext:value-type="string">
            <text:p>lff2018-francis-xavi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4)&gt;=DATE([.$A$1];12;25) + 8 - WEEKDAY(DATE([.$A$1];12;25)) - 7 * 5;  DATE([.$A$1]-1;12;4); DATE([.$A$1];12;4))" office:value-type="date" office:date-value="2021-12-04" calcext:value-type="date">
            <text:p>12/04/21</text:p>
          </table:table-cell>
          <table:table-cell table:style-name="ce29" office:value-type="string" calcext:value-type="string">
            <text:p>December 4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string" calcext:value-type="string">
            <text:p>lff2018-john-of-damasc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hoir Anthem: Watchman, tell us of the night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ark! A Thrilling Voice is Sounding (Hymnal 59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/>
          <table:table-cell office:value-type="string" calcext:value-type="string">
            <text:p>## Choir Anthem: Taste and See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Comfort, comfort ye my people (Hymnal 67)</text:p>
          </table:table-cell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Prepare the way, O Zion (Hymnal 65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5)&gt;=DATE([.$A$1];12;25) + 8 - WEEKDAY(DATE([.$A$1];12;25)) - 7 * 5;  DATE([.$A$1]-1;12;5); DATE([.$A$1];12;5))" office:value-type="date" office:date-value="2021-12-05" calcext:value-type="date">
            <text:p>12/05/21</text:p>
          </table:table-cell>
          <table:table-cell table:style-name="ce29" office:value-type="string" calcext:value-type="string">
            <text:p>December 5</text:p>
          </table:table-cell>
          <table:table-cell/>
          <table:table-cell office:value-type="float" office:value="1056" calcext:value-type="float">
            <text:p>1056</text:p>
          </table:table-cell>
          <table:table-cell office:value-type="string" calcext:value-type="string">
            <text:p>lff2018-clement-of-alexandr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6)&gt;=DATE([.$A$1];12;25) + 8 - WEEKDAY(DATE([.$A$1];12;25)) - 7 * 5;  DATE([.$A$1]-1;12;6); DATE([.$A$1];12;6))" office:value-type="date" office:date-value="2021-12-06" calcext:value-type="date">
            <text:p>12/06/21</text:p>
          </table:table-cell>
          <table:table-cell table:style-name="ce29" office:value-type="string" calcext:value-type="string">
            <text:p>December 6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string" calcext:value-type="string">
            <text:p>lff2018-nicholas-of-my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7)&gt;=DATE([.$A$1];12;25) + 8 - WEEKDAY(DATE([.$A$1];12;25)) - 7 * 5;  DATE([.$A$1]-1;12;7); DATE([.$A$1];12;7))" office:value-type="date" office:date-value="2021-12-07" calcext:value-type="date">
            <text:p>12/07/21</text:p>
          </table:table-cell>
          <table:table-cell table:style-name="ce29" office:value-type="string" calcext:value-type="string">
            <text:p>December 7</text:p>
          </table:table-cell>
          <table:table-cell/>
          <table:table-cell office:value-type="float" office:value="1058" calcext:value-type="float">
            <text:p>1058</text:p>
          </table:table-cell>
          <table:table-cell office:value-type="string" calcext:value-type="string">
            <text:p>lff2018-ambrose-of-mil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679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There’s a voice in the wilderness crying (Hymnal 7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Come, thou long-expected Jesus (Hymnal 66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Watchman, tell us of the night (Hymnal 640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On Jordan’s bank the Baptist’s cry (Hymnal 76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2)&gt;=DATE([.$A$1];12;25) + 8 - WEEKDAY(DATE([.$A$1];12;25)) - 7 * 5;  DATE([.$A$1]-1;12;12); DATE([.$A$1];12;12))" office:value-type="date" office:date-value="2021-12-12" calcext:value-type="date">
            <text:p>12/12/21</text:p>
          </table:table-cell>
          <table:table-cell table:style-name="ce29" office:value-type="string" calcext:value-type="string">
            <text:p>December 12</text:p>
          </table:table-cell>
          <table:table-cell/>
          <table:table-cell office:value-type="float" office:value="1059" calcext:value-type="float">
            <text:p>1059</text:p>
          </table:table-cell>
          <table:table-cell office:value-type="string" calcext:value-type="string">
            <text:p>lff2018-francis-de-sal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3)&gt;=DATE([.$A$1];12;25) + 8 - WEEKDAY(DATE([.$A$1];12;25)) - 7 * 5;  DATE([.$A$1]-1;12;13); DATE([.$A$1];12;13))" office:value-type="date" office:date-value="2021-12-13" calcext:value-type="date">
            <text:p>12/13/21</text:p>
          </table:table-cell>
          <table:table-cell table:style-name="ce29" office:value-type="string" calcext:value-type="string">
            <text:p>December 13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string" calcext:value-type="string">
            <text:p>lff2018-lucy-of-syracu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4)&gt;=DATE([.$A$1];12;25) + 8 - WEEKDAY(DATE([.$A$1];12;25)) - 7 * 5;  DATE([.$A$1]-1;12;14); DATE([.$A$1];12;14))" office:value-type="date" office:date-value="2021-12-14" calcext:value-type="date">
            <text:p>12/14/21</text:p>
          </table:table-cell>
          <table:table-cell table:style-name="ce29" office:value-type="string" calcext:value-type="string">
            <text:p>December 14</text:p>
          </table:table-cell>
          <table:table-cell/>
          <table:table-cell office:value-type="float" office:value="1061" calcext:value-type="float">
            <text:p>1061</text:p>
          </table:table-cell>
          <table:table-cell office:value-type="string" calcext:value-type="string">
            <text:p>lff2018-john-of-the-cros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5)&gt;=DATE([.$A$1];12;25) + 8 - WEEKDAY(DATE([.$A$1];12;25)) - 7 * 5;  DATE([.$A$1]-1;12;15); DATE([.$A$1];12;15))" office:value-type="date" office:date-value="2021-12-15" calcext:value-type="date">
            <text:p>12/15/21</text:p>
          </table:table-cell>
          <table:table-cell table:style-name="ce29" office:value-type="string" calcext:value-type="string">
            <text:p>December 15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string" calcext:value-type="string">
            <text:p>lff2018-nino-of-georg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7)&gt;=DATE([.$A$1];12;25) + 8 - WEEKDAY(DATE([.$A$1];12;25)) - 7 * 5;  DATE([.$A$1]-1;12;17); DATE([.$A$1];12;17))" office:value-type="date" office:date-value="2021-12-17" calcext:value-type="date">
            <text:p>12/17/21</text:p>
          </table:table-cell>
          <table:table-cell table:style-name="ce29" office:value-type="string" calcext:value-type="string">
            <text:p>December 17</text:p>
          </table:table-cell>
          <table:table-cell/>
          <table:table-cell office:value-type="float" office:value="1063" calcext:value-type="float">
            <text:p>1063</text:p>
          </table:table-cell>
          <table:table-cell office:value-type="string" calcext:value-type="string">
            <text:p>lff2018-dorothy-l-sayer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437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ome, thou long-expected Jesus (Hymnal 66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o! he comes with clouds descending (Hymnal 57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ark! the glad sound! (Hymnal 72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The King shall come (Hymnal 73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0)&gt;=DATE([.$A$1];12;25) + 8 - WEEKDAY(DATE([.$A$1];12;25)) - 7 * 5;  DATE([.$A$1]-1;12;20); DATE([.$A$1];12;20))" office:value-type="date" office:date-value="2021-12-20" calcext:value-type="date">
            <text:p>12/20/21</text:p>
          </table:table-cell>
          <table:table-cell table:style-name="ce29" office:value-type="string" calcext:value-type="string">
            <text:p>December 20</text:p>
          </table:table-cell>
          <table:table-cell/>
          <table:table-cell office:value-type="float" office:value="1064" calcext:value-type="float">
            <text:p>1064</text:p>
          </table:table-cell>
          <table:table-cell office:value-type="string" calcext:value-type="string">
            <text:p>lff2018-katharina-von-bo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1)&gt;=DATE([.$A$1];12;25) + 8 - WEEKDAY(DATE([.$A$1];12;25)) - 7 * 5;  DATE([.$A$1]-1;12;21); DATE([.$A$1];12;21))" office:value-type="date" office:date-value="2021-12-21" calcext:value-type="date">
            <text:p>12/21/21</text:p>
          </table:table-cell>
          <table:table-cell table:style-name="ce29" office:value-type="string" calcext:value-type="string">
            <text:p>December 21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string" calcext:value-type="string">
            <text:p>lff2018-saint-thoma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O Little Town of Bethlehem (Hymnal 79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xmas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Joy to the world! the Lord is come (Hymnal 100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5)&gt;=DATE([.$A$1];12;25) + 8 - WEEKDAY(DATE([.$A$1];12;25)) - 7 * 5;  DATE([.$A$1]-1;12;25); DATE([.$A$1];12;25)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066" calcext:value-type="float">
            <text:p>1066</text:p>
          </table:table-cell>
          <table:table-cell office:value-type="string" calcext:value-type="string">
            <text:p>lff2018-nativity-of-our-lord-jesus-chr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Once in royal David’s city (Hymnal 102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God rest you merry, gentlemen (Hymnal 10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now lay on the ground (Hymnal 110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o, how a Rose e’er blooming (Hymnal 81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Joy to the world! the Lord is come (Hymnal 100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6)&gt;=DATE([.$A$1];12;25) + 8 - WEEKDAY(DATE([.$A$1];12;25)) - 7 * 5;  DATE([.$A$1]-1;12;26); DATE([.$A$1];12;26))" office:value-type="date" office:date-value="2021-12-26" calcext:value-type="date">
            <text:p>12/26/21</text:p>
          </table:table-cell>
          <table:table-cell table:style-name="ce29" office:value-type="string" calcext:value-type="string">
            <text:p>December 26</text:p>
          </table:table-cell>
          <table:table-cell/>
          <table:table-cell office:value-type="float" office:value="1067" calcext:value-type="float">
            <text:p>1067</text:p>
          </table:table-cell>
          <table:table-cell office:value-type="string" calcext:value-type="string">
            <text:p>lff2018-saint-steph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7)&gt;=DATE([.$A$1];12;25) + 8 - WEEKDAY(DATE([.$A$1];12;25)) - 7 * 5;  DATE([.$A$1]-1;12;27); DATE([.$A$1];12;27))" office:value-type="date" office:date-value="2021-12-27" calcext:value-type="date">
            <text:p>12/27/21</text:p>
          </table:table-cell>
          <table:table-cell table:style-name="ce29" office:value-type="string" calcext:value-type="string">
            <text:p>December 27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string" calcext:value-type="string">
            <text:p>lff2018-saint-joh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8)&gt;=DATE([.$A$1];12;25) + 8 - WEEKDAY(DATE([.$A$1];12;25)) - 7 * 5;  DATE([.$A$1]-1;12;28); DATE([.$A$1];12;28))" office:value-type="date" office:date-value="2021-12-28" calcext:value-type="date">
            <text:p>12/28/21</text:p>
          </table:table-cell>
          <table:table-cell table:style-name="ce29" office:value-type="string" calcext:value-type="string">
            <text:p>December 28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string" calcext:value-type="string">
            <text:p>lff2018-holy-innocent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9)&gt;=DATE([.$A$1];12;25) + 8 - WEEKDAY(DATE([.$A$1];12;25)) - 7 * 5;  DATE([.$A$1]-1;12;29); DATE([.$A$1];12;29))" office:value-type="date" office:date-value="2021-12-29" calcext:value-type="date">
            <text:p>12/29/21</text:p>
          </table:table-cell>
          <table:table-cell table:style-name="ce29" office:value-type="string" calcext:value-type="string">
            <text:p>December 29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string" calcext:value-type="string">
            <text:p>lff2018-thomas-becke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31)&gt;=DATE([.$A$1];12;25) + 8 - WEEKDAY(DATE([.$A$1];12;25)) - 7 * 5;  DATE([.$A$1]-1;12;31); DATE([.$A$1];12;31))" office:value-type="date" office:date-value="2021-12-31" calcext:value-type="date">
            <text:p>12/31/21</text:p>
          </table:table-cell>
          <table:table-cell table:style-name="ce29" office:value-type="string" calcext:value-type="string">
            <text:p>December 31</text:p>
          </table:table-cell>
          <table:table-cell/>
          <table:table-cell office:value-type="float" office:value="1071" calcext:value-type="float">
            <text:p>1071</text:p>
          </table:table-cell>
          <table:table-cell office:value-type="string" calcext:value-type="string">
            <text:p>lff2018-frances-joseph-gaude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style-name="ce22" table:formula="of:=IF(DATE([.$A$1];1;1)&gt;=DATE([.$A$1];12;25) + 8 - WEEKDAY(DATE([.$A$1];12;25)) - 7 * 5;  DATE([.$A$1]-1;1;1); DATE([.$A$1];1;1)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801" calcext:value-type="float">
            <text:p>801</text:p>
          </table:table-cell>
          <table:table-cell office:value-type="string" calcext:value-type="string">
            <text:p>lff2018-holy-name-of-our-lord-jesus-christ</text:p>
          </table:table-cell>
          <table:table-cell table:number-columns-repeated="14"/>
          <table:table-cell office:value-type="string" calcext:value-type="string">
            <text:p>lesson “second” </text:p>
          </table:table-cell>
          <table:table-cell table:number-columns-repeated="5"/>
          <table:table-cell office:value-type="string" calcext:value-type="string">
            <text:p>he/creed/nicene</text:p>
          </table:table-cell>
          <table:table-cell table:number-columns-repeated="26"/>
          <table:table-cell table:style-name="ce14" table:number-columns-repeated="23"/>
          <table:table-cell table:number-columns-repeated="949"/>
        </table:table-row>
        <table:table-row table:style-name="ro3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Christians, awake, salute the happy morn (Hymnal 106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In the bleak midwinter (Hymnal 112)</text:p>
          </table:table-cell>
          <table:table-cell office:value-type="string" calcext:value-type="string">
            <text:p>lesson “gospel” “Luke 2:41-52”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A stable lamp is lighted (Hymnal 104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What child is this (Hymnal 115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Angels, from the realms of glory (Hymnal 93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style-name="ce22" table:formula="of:=IF(DATE([.$A$1];1;4)&gt;=DATE([.$A$1];12;25) + 8 - WEEKDAY(DATE([.$A$1];12;25)) - 7 * 5;  DATE([.$A$1]-1;1;4); DATE([.$A$1];1;4))" office:value-type="date" office:date-value="2022-01-04" calcext:value-type="date">
            <text:p>01/04/22</text:p>
          </table:table-cell>
          <table:table-cell table:style-name="ce29" office:value-type="string" calcext:value-type="string">
            <text:p>January 4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string" calcext:value-type="string">
            <text:p>lff2018-elizabeth-ann-se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5)&gt;=DATE([.$A$1];12;25) + 8 - WEEKDAY(DATE([.$A$1];12;25)) - 7 * 5;  DATE([.$A$1]-1;1;5); DATE([.$A$1];1;5))" office:value-type="date" office:date-value="2022-01-05" calcext:value-type="date">
            <text:p>01/05/22</text:p>
          </table:table-cell>
          <table:table-cell table:style-name="ce29" office:value-type="string" calcext:value-type="string">
            <text:p>January 5</text:p>
          </table:table-cell>
          <table:table-cell/>
          <table:table-cell office:value-type="float" office:value="803" calcext:value-type="float">
            <text:p>803</text:p>
          </table:table-cell>
          <table:table-cell office:value-type="string" calcext:value-type="string">
            <text:p>lff2018-sara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6)&gt;=DATE([.$A$1];12;25) + 8 - WEEKDAY(DATE([.$A$1];12;25)) - 7 * 5;  DATE([.$A$1]-1;1;6); DATE([.$A$1];1;6)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804" calcext:value-type="float">
            <text:p>804</text:p>
          </table:table-cell>
          <table:table-cell office:value-type="string" calcext:value-type="string">
            <text:p>lff2018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8)&gt;=DATE([.$A$1];12;25) + 8 - WEEKDAY(DATE([.$A$1];12;25)) - 7 * 5;  DATE([.$A$1]-1;1;8); DATE([.$A$1];1;8))" office:value-type="date" office:date-value="2022-01-08" calcext:value-type="date">
            <text:p>01/08/22</text:p>
          </table:table-cell>
          <table:table-cell table:style-name="ce29" office:value-type="string" calcext:value-type="string">
            <text:p>January 8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string" calcext:value-type="string">
            <text:p>lff2018-harriet-bed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We three kings (Hymnal 128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How firm a foundation (Hymnal 637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#### Epiphany Proclamation, Blessing of Chalk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O love, how deep (Hymnal 448, vv. 1--3, 6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I come, the great Redeemer cries (Hymnal 116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Songs of faithfulness and praise (Hymnal 135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style-name="ce22" table:formula="of:=IF(DATE([.$A$1];1;9)&gt;=DATE([.$A$1];12;25) + 8 - WEEKDAY(DATE([.$A$1];12;25)) - 7 * 5;  DATE([.$A$1]-1;1;9); DATE([.$A$1];1;9))" office:value-type="date" office:date-value="2022-01-09" calcext:value-type="date">
            <text:p>01/09/22</text:p>
          </table:table-cell>
          <table:table-cell table:style-name="ce29" office:value-type="string" calcext:value-type="string">
            <text:p>January 9</text:p>
          </table:table-cell>
          <table:table-cell/>
          <table:table-cell office:value-type="float" office:value="806" calcext:value-type="float">
            <text:p>806</text:p>
          </table:table-cell>
          <table:table-cell office:value-type="string" calcext:value-type="string">
            <text:p>lff2018-julia-chester-eme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style-name="ce22" table:formula="of:=IF(DATE([.$A$1];1;10)&gt;=DATE([.$A$1];12;25) + 8 - WEEKDAY(DATE([.$A$1];12;25)) - 7 * 5;  DATE([.$A$1]-1;1;10); DATE([.$A$1];1;10))" office:value-type="date" office:date-value="2022-01-10" calcext:value-type="date">
            <text:p>01/10/22</text:p>
          </table:table-cell>
          <table:table-cell table:style-name="ce29" office:value-type="string" calcext:value-type="string">
            <text:p>January 10</text:p>
          </table:table-cell>
          <table:table-cell/>
          <table:table-cell office:value-type="float" office:value="807" calcext:value-type="float">
            <text:p>807</text:p>
          </table:table-cell>
          <table:table-cell office:value-type="string" calcext:value-type="string">
            <text:p>lff2018-william-lau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style-name="ce22" table:formula="of:=IF(DATE([.$A$1];1;12)&gt;=DATE([.$A$1];12;25) + 8 - WEEKDAY(DATE([.$A$1];12;25)) - 7 * 5;  DATE([.$A$1]-1;1;12); DATE([.$A$1];1;12))" office:value-type="date" office:date-value="2022-01-12" calcext:value-type="date">
            <text:p>01/12/22</text:p>
          </table:table-cell>
          <table:table-cell table:style-name="ce29" office:value-type="string" calcext:value-type="string">
            <text:p>January 12</text:p>
          </table:table-cell>
          <table:table-cell/>
          <table:table-cell office:value-type="float" office:value="808" calcext:value-type="float">
            <text:p>808</text:p>
          </table:table-cell>
          <table:table-cell office:value-type="string" calcext:value-type="string">
            <text:p>lff2018-aelred-of-rievaulx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2" table:number-columns-repeated="23"/>
          <table:table-cell table:number-columns-repeated="949"/>
        </table:table-row>
        <table:table-row table:style-name="ro3">
          <table:table-cell table:style-name="ce22" table:formula="of:=IF(DATE([.$A$1];1;13)&gt;=DATE([.$A$1];12;25) + 8 - WEEKDAY(DATE([.$A$1];12;25)) - 7 * 5;  DATE([.$A$1]-1;1;13); DATE([.$A$1];1;13))" office:value-type="date" office:date-value="2022-01-13" calcext:value-type="date">
            <text:p>01/13/22</text:p>
          </table:table-cell>
          <table:table-cell table:style-name="ce29" office:value-type="string" calcext:value-type="string">
            <text:p>January 13</text:p>
          </table:table-cell>
          <table:table-cell/>
          <table:table-cell office:value-type="float" office:value="809" calcext:value-type="float">
            <text:p>809</text:p>
          </table:table-cell>
          <table:table-cell office:value-type="string" calcext:value-type="string">
            <text:p>lff2018-hilary-of-poitier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14)&gt;=DATE([.$A$1];12;25) + 8 - WEEKDAY(DATE([.$A$1];12;25)) - 7 * 5;  DATE([.$A$1]-1;1;14); DATE([.$A$1];1;14))" office:value-type="date" office:date-value="2022-01-14" calcext:value-type="date">
            <text:p>01/14/22</text:p>
          </table:table-cell>
          <table:table-cell table:style-name="ce29" office:value-type="string" calcext:value-type="string">
            <text:p>January 14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string" calcext:value-type="string">
            <text:p>lff2018-richard-meux-bens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Christ is the world’s true light (Hymnal 542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Jesus shall reign where’er the sun (Hymnal 544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tars declare his glory (Hymnal 431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God be in my head (Hymnal 694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ord, you give the great commission (Hymnal 528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17)&gt;=DATE([.$A$1];12;25) + 8 - WEEKDAY(DATE([.$A$1];12;25)) - 7 * 5;  DATE([.$A$1]-1;1;17); DATE([.$A$1];1;17))" office:value-type="date" office:date-value="2022-01-17" calcext:value-type="date">
            <text:p>01/17/22</text:p>
          </table:table-cell>
          <table:table-cell table:style-name="ce29" office:value-type="string" calcext:value-type="string">
            <text:p>January 17</text:p>
          </table:table-cell>
          <table:table-cell/>
          <table:table-cell office:value-type="float" office:value="811" calcext:value-type="float">
            <text:p>811</text:p>
          </table:table-cell>
          <table:table-cell office:value-type="string" calcext:value-type="string">
            <text:p>lff2018-antony-of-egyp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18)&gt;=DATE([.$A$1];12;25) + 8 - WEEKDAY(DATE([.$A$1];12;25)) - 7 * 5;  DATE([.$A$1]-1;1;18); DATE([.$A$1];1;18))" office:value-type="date" office:date-value="2022-01-18" calcext:value-type="date">
            <text:p>01/18/22</text:p>
          </table:table-cell>
          <table:table-cell table:style-name="ce29" office:value-type="string" calcext:value-type="string">
            <text:p>January 18</text:p>
          </table:table-cell>
          <table:table-cell/>
          <table:table-cell office:value-type="float" office:value="812" calcext:value-type="float">
            <text:p>812</text:p>
          </table:table-cell>
          <table:table-cell office:value-type="string" calcext:value-type="string">
            <text:p>lff2018-confession-of-saint-peter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19)&gt;=DATE([.$A$1];12;25) + 8 - WEEKDAY(DATE([.$A$1];12;25)) - 7 * 5;  DATE([.$A$1]-1;1;19); DATE([.$A$1];1;19))" office:value-type="date" office:date-value="2022-01-19" calcext:value-type="date">
            <text:p>01/19/22</text:p>
          </table:table-cell>
          <table:table-cell table:style-name="ce29" office:value-type="string" calcext:value-type="string">
            <text:p>January 19</text:p>
          </table:table-cell>
          <table:table-cell/>
          <table:table-cell office:value-type="float" office:value="813" calcext:value-type="float">
            <text:p>813</text:p>
          </table:table-cell>
          <table:table-cell office:value-type="string" calcext:value-type="string">
            <text:p>lff2018-wulfstan-of-worce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0)&gt;=DATE([.$A$1];12;25) + 8 - WEEKDAY(DATE([.$A$1];12;25)) - 7 * 5;  DATE([.$A$1]-1;1;20); DATE([.$A$1];1;20))" office:value-type="date" office:date-value="2022-01-20" calcext:value-type="date">
            <text:p>01/20/22</text:p>
          </table:table-cell>
          <table:table-cell table:style-name="ce29" office:value-type="string" calcext:value-type="string">
            <text:p>January 20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string" calcext:value-type="string">
            <text:p>lff2018-fabi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1)&gt;=DATE([.$A$1];12;25) + 8 - WEEKDAY(DATE([.$A$1];12;25)) - 7 * 5;  DATE([.$A$1]-1;1;21); DATE([.$A$1];1;21))" office:value-type="date" office:date-value="2022-01-21" calcext:value-type="date">
            <text:p>01/21/22</text:p>
          </table:table-cell>
          <table:table-cell table:style-name="ce29" office:value-type="string" calcext:value-type="string">
            <text:p>January 21</text:p>
          </table:table-cell>
          <table:table-cell/>
          <table:table-cell office:value-type="float" office:value="815" calcext:value-type="float">
            <text:p>815</text:p>
          </table:table-cell>
          <table:table-cell office:value-type="string" calcext:value-type="string">
            <text:p>lff2018-agnes-and-cecilia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2)&gt;=DATE([.$A$1];12;25) + 8 - WEEKDAY(DATE([.$A$1];12;25)) - 7 * 5;  DATE([.$A$1]-1;1;22); DATE([.$A$1];1;22))" office:value-type="date" office:date-value="2022-01-22" calcext:value-type="date">
            <text:p>01/22/22</text:p>
          </table:table-cell>
          <table:table-cell table:style-name="ce29" office:value-type="string" calcext:value-type="string">
            <text:p>January 22</text:p>
          </table:table-cell>
          <table:table-cell/>
          <table:table-cell office:value-type="float" office:value="816" calcext:value-type="float">
            <text:p>816</text:p>
          </table:table-cell>
          <table:table-cell office:value-type="string" calcext:value-type="string">
            <text:p>lff2018-vincent-of-saragoss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Soon and very soon (LEVAS 14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hrist has arisen, Alleluia (LEVAS 41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Alas! And did my Savior bleed (LEVAS 30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O Lord my God (LEVAS 60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My hope is built on nothing less (LEVAS 99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3)&gt;=DATE([.$A$1];12;25) + 8 - WEEKDAY(DATE([.$A$1];12;25)) - 7 * 5;  DATE([.$A$1]-1;1;23); DATE([.$A$1];1;23))" office:value-type="date" office:date-value="2022-01-23" calcext:value-type="date">
            <text:p>01/23/22</text:p>
          </table:table-cell>
          <table:table-cell table:style-name="ce29" office:value-type="string" calcext:value-type="string">
            <text:p>January 23</text:p>
          </table:table-cell>
          <table:table-cell/>
          <table:table-cell office:value-type="float" office:value="817" calcext:value-type="float">
            <text:p>817</text:p>
          </table:table-cell>
          <table:table-cell office:value-type="string" calcext:value-type="string">
            <text:p>lff2018-phillips-brook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4)&gt;=DATE([.$A$1];12;25) + 8 - WEEKDAY(DATE([.$A$1];12;25)) - 7 * 5;  DATE([.$A$1]-1;1;24); DATE([.$A$1];1;24))" office:value-type="date" office:date-value="2022-01-24" calcext:value-type="date">
            <text:p>01/24/22</text:p>
          </table:table-cell>
          <table:table-cell table:style-name="ce29" office:value-type="string" calcext:value-type="string">
            <text:p>January 24</text:p>
          </table:table-cell>
          <table:table-cell/>
          <table:table-cell office:value-type="float" office:value="818" calcext:value-type="float">
            <text:p>818</text:p>
          </table:table-cell>
          <table:table-cell office:value-type="string" calcext:value-type="string">
            <text:p>lff2018-florence-li-tim-o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5)&gt;=DATE([.$A$1];12;25) + 8 - WEEKDAY(DATE([.$A$1];12;25)) - 7 * 5;  DATE([.$A$1]-1;1;25); DATE([.$A$1];1;25))" office:value-type="date" office:date-value="2022-01-25" calcext:value-type="date">
            <text:p>01/25/22</text:p>
          </table:table-cell>
          <table:table-cell table:style-name="ce29" office:value-type="string" calcext:value-type="string">
            <text:p>January 25</text:p>
          </table:table-cell>
          <table:table-cell/>
          <table:table-cell office:value-type="float" office:value="819" calcext:value-type="float">
            <text:p>819</text:p>
          </table:table-cell>
          <table:table-cell office:value-type="string" calcext:value-type="string">
            <text:p>lff2018-conversion-of-saint-paul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6)&gt;=DATE([.$A$1];12;25) + 8 - WEEKDAY(DATE([.$A$1];12;25)) - 7 * 5;  DATE([.$A$1]-1;1;26); DATE([.$A$1];1;26))" office:value-type="date" office:date-value="2022-01-26" calcext:value-type="date">
            <text:p>01/26/22</text:p>
          </table:table-cell>
          <table:table-cell table:style-name="ce29" office:value-type="string" calcext:value-type="string">
            <text:p>January 26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string" calcext:value-type="string">
            <text:p>lff2018-timoth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7)&gt;=DATE([.$A$1];12;25) + 8 - WEEKDAY(DATE([.$A$1];12;25)) - 7 * 5;  DATE([.$A$1]-1;1;27); DATE([.$A$1];1;27))" office:value-type="date" office:date-value="2022-01-27" calcext:value-type="date">
            <text:p>01/27/22</text:p>
          </table:table-cell>
          <table:table-cell table:style-name="ce29" office:value-type="string" calcext:value-type="string">
            <text:p>January 27</text:p>
          </table:table-cell>
          <table:table-cell/>
          <table:table-cell office:value-type="float" office:value="821" calcext:value-type="float">
            <text:p>821</text:p>
          </table:table-cell>
          <table:table-cell office:value-type="string" calcext:value-type="string">
            <text:p>lff2018-john-chrysosto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8)&gt;=DATE([.$A$1];12;25) + 8 - WEEKDAY(DATE([.$A$1];12;25)) - 7 * 5;  DATE([.$A$1]-1;1;28); DATE([.$A$1];1;28))" office:value-type="date" office:date-value="2022-01-28" calcext:value-type="date">
            <text:p>01/28/22</text:p>
          </table:table-cell>
          <table:table-cell table:style-name="ce29" office:value-type="string" calcext:value-type="string">
            <text:p>January 28</text:p>
          </table:table-cell>
          <table:table-cell/>
          <table:table-cell office:value-type="float" office:value="822" calcext:value-type="float">
            <text:p>822</text:p>
          </table:table-cell>
          <table:table-cell office:value-type="string" calcext:value-type="string">
            <text:p>lff2018-thomas-aquin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There’s a wideness in God’s mercy (Hymnal 470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Open your ears, O faithful people (Hymnal 536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tars declare his glory (Hymnal 431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ere in Christ we gather (Hymnal 577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Brightest and best of the stars of the morning (Hymnal 117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31)&gt;=DATE([.$A$1];12;25) + 8 - WEEKDAY(DATE([.$A$1];12;25)) - 7 * 5;  DATE([.$A$1]-1;1;31); DATE([.$A$1];1;31))" office:value-type="date" office:date-value="2022-01-31" calcext:value-type="date">
            <text:p>01/31/22</text:p>
          </table:table-cell>
          <table:table-cell table:style-name="ce29" office:value-type="string" calcext:value-type="string">
            <text:p>January 31</text:p>
          </table:table-cell>
          <table:table-cell/>
          <table:table-cell office:value-type="float" office:value="823" calcext:value-type="float">
            <text:p>823</text:p>
          </table:table-cell>
          <table:table-cell office:value-type="string" calcext:value-type="string">
            <text:p>lff2018-marcella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)&gt;=DATE([.$A$1];12;25) + 8 - WEEKDAY(DATE([.$A$1];12;25)) - 7 * 5;  DATE([.$A$1]-1;2;1); DATE([.$A$1];2;1))" office:value-type="date" office:date-value="2022-02-01" calcext:value-type="date">
            <text:p>02/01/22</text:p>
          </table:table-cell>
          <table:table-cell table:style-name="ce29" office:value-type="string" calcext:value-type="string">
            <text:p>February 1</text:p>
          </table:table-cell>
          <table:table-cell/>
          <table:table-cell office:value-type="float" office:value="824" calcext:value-type="float">
            <text:p>824</text:p>
          </table:table-cell>
          <table:table-cell office:value-type="string" calcext:value-type="string">
            <text:p>lff2018-brigid-of-kildar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)&gt;=DATE([.$A$1];12;25) + 8 - WEEKDAY(DATE([.$A$1];12;25)) - 7 * 5;  DATE([.$A$1]-1;2;2); DATE([.$A$1];2;2))" office:value-type="date" office:date-value="2022-02-02" calcext:value-type="date">
            <text:p>02/02/22</text:p>
          </table:table-cell>
          <table:table-cell table:style-name="ce29" office:value-type="string" calcext:value-type="string">
            <text:p>February 2</text:p>
          </table:table-cell>
          <table:table-cell/>
          <table:table-cell office:value-type="float" office:value="825" calcext:value-type="float">
            <text:p>825</text:p>
          </table:table-cell>
          <table:table-cell office:value-type="string" calcext:value-type="string">
            <text:p>lff2018-presen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3)&gt;=DATE([.$A$1];12;25) + 8 - WEEKDAY(DATE([.$A$1];12;25)) - 7 * 5;  DATE([.$A$1]-1;2;3); DATE([.$A$1];2;3))" office:value-type="date" office:date-value="2022-02-03" calcext:value-type="date">
            <text:p>02/03/22</text:p>
          </table:table-cell>
          <table:table-cell table:style-name="ce29" office:value-type="string" calcext:value-type="string">
            <text:p>February 3</text:p>
          </table:table-cell>
          <table:table-cell/>
          <table:table-cell office:value-type="float" office:value="826" calcext:value-type="float">
            <text:p>826</text:p>
          </table:table-cell>
          <table:table-cell office:value-type="string" calcext:value-type="string">
            <text:p>lff2018-anska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4)&gt;=DATE([.$A$1];12;25) + 8 - WEEKDAY(DATE([.$A$1];12;25)) - 7 * 5;  DATE([.$A$1]-1;2;4); DATE([.$A$1];2;4))" office:value-type="date" office:date-value="2022-02-04" calcext:value-type="date">
            <text:p>02/04/22</text:p>
          </table:table-cell>
          <table:table-cell table:style-name="ce29" office:value-type="string" calcext:value-type="string">
            <text:p>February 4</text:p>
          </table:table-cell>
          <table:table-cell/>
          <table:table-cell office:value-type="float" office:value="827" calcext:value-type="float">
            <text:p>827</text:p>
          </table:table-cell>
          <table:table-cell office:value-type="string" calcext:value-type="string">
            <text:p>lff2018-cornelius-the-centur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4)&gt;=DATE([.$A$1];12;25) + 8 - WEEKDAY(DATE([.$A$1];12;25)) - 7 * 5;  DATE([.$A$1]-1;2;4); DATE([.$A$1];2;4))" office:value-type="date" office:date-value="2022-02-04" calcext:value-type="date">
            <text:p>02/04/22</text:p>
          </table:table-cell>
          <table:table-cell table:style-name="ce29" office:value-type="string" calcext:value-type="string">
            <text:p>February 4</text:p>
          </table:table-cell>
          <table:table-cell/>
          <table:table-cell office:value-type="float" office:value="828" calcext:value-type="float">
            <text:p>828</text:p>
          </table:table-cell>
          <table:table-cell office:value-type="string" calcext:value-type="string">
            <text:p>lff2018-manche-masemo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5)&gt;=DATE([.$A$1];12;25) + 8 - WEEKDAY(DATE([.$A$1];12;25)) - 7 * 5;  DATE([.$A$1]-1;2;5); DATE([.$A$1];2;5))" office:value-type="date" office:date-value="2022-02-05" calcext:value-type="date">
            <text:p>02/05/22</text:p>
          </table:table-cell>
          <table:table-cell table:style-name="ce29" office:value-type="string" calcext:value-type="string">
            <text:p>February 5</text:p>
          </table:table-cell>
          <table:table-cell/>
          <table:table-cell office:value-type="float" office:value="829" calcext:value-type="float">
            <text:p>829</text:p>
          </table:table-cell>
          <table:table-cell office:value-type="string" calcext:value-type="string">
            <text:p>lff2018-martyrs-of-jap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5)&gt;=DATE([.$A$1];12;25) + 8 - WEEKDAY(DATE([.$A$1];12;25)) - 7 * 5;  DATE([.$A$1]-1;2;5); DATE([.$A$1];2;5))" office:value-type="date" office:date-value="2022-02-05" calcext:value-type="date">
            <text:p>02/05/22</text:p>
          </table:table-cell>
          <table:table-cell table:style-name="ce29" office:value-type="string" calcext:value-type="string">
            <text:p>February 5</text:p>
          </table:table-cell>
          <table:table-cell/>
          <table:table-cell office:value-type="float" office:value="830" calcext:value-type="float">
            <text:p>830</text:p>
          </table:table-cell>
          <table:table-cell office:value-type="string" calcext:value-type="string">
            <text:p>lff2018-agatha-of-sicil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12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111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commissionvestry</text:p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181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52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227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8)&gt;=DATE([.$A$1];12;25) + 8 - WEEKDAY(DATE([.$A$1];12;25)) - 7 * 5;  DATE([.$A$1]-1;2;8); DATE([.$A$1];2;8))" office:value-type="date" office:date-value="2022-02-08" calcext:value-type="date">
            <text:p>02/08/22</text:p>
          </table:table-cell>
          <table:table-cell table:style-name="ce29" office:value-type="string" calcext:value-type="string">
            <text:p>February 8</text:p>
          </table:table-cell>
          <table:table-cell/>
          <table:table-cell office:value-type="float" office:value="831" calcext:value-type="float">
            <text:p>831</text:p>
          </table:table-cell>
          <table:table-cell office:value-type="string" calcext:value-type="string">
            <text:p>lff2018-bakhit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0)&gt;=DATE([.$A$1];12;25) + 8 - WEEKDAY(DATE([.$A$1];12;25)) - 7 * 5;  DATE([.$A$1]-1;2;10); DATE([.$A$1];2;10))" office:value-type="date" office:date-value="2022-02-10" calcext:value-type="date">
            <text:p>02/10/22</text:p>
          </table:table-cell>
          <table:table-cell table:style-name="ce29" office:value-type="string" calcext:value-type="string">
            <text:p>February 10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string" calcext:value-type="string">
            <text:p>lff2018-scholastic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1)&gt;=DATE([.$A$1];12;25) + 8 - WEEKDAY(DATE([.$A$1];12;25)) - 7 * 5;  DATE([.$A$1]-1;2;11); DATE([.$A$1];2;11))" office:value-type="date" office:date-value="2022-02-11" calcext:value-type="date">
            <text:p>02/11/22</text:p>
          </table:table-cell>
          <table:table-cell table:style-name="ce29" office:value-type="string" calcext:value-type="string">
            <text:p>February 11</text:p>
          </table:table-cell>
          <table:table-cell/>
          <table:table-cell office:value-type="float" office:value="833" calcext:value-type="float">
            <text:p>833</text:p>
          </table:table-cell>
          <table:table-cell office:value-type="string" calcext:value-type="string">
            <text:p>lff2018-theodo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3)&gt;=DATE([.$A$1];12;25) + 8 - WEEKDAY(DATE([.$A$1];12;25)) - 7 * 5;  DATE([.$A$1]-1;2;13); DATE([.$A$1];2;13))" office:value-type="date" office:date-value="2022-02-13" calcext:value-type="date">
            <text:p>02/13/22</text:p>
          </table:table-cell>
          <table:table-cell table:style-name="ce29" office:value-type="string" calcext:value-type="string">
            <text:p>February 13</text:p>
          </table:table-cell>
          <table:table-cell/>
          <table:table-cell office:value-type="float" office:value="834" calcext:value-type="float">
            <text:p>834</text:p>
          </table:table-cell>
          <table:table-cell office:value-type="string" calcext:value-type="string">
            <text:p>lff2018-absalom-jon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4)&gt;=DATE([.$A$1];12;25) + 8 - WEEKDAY(DATE([.$A$1];12;25)) - 7 * 5;  DATE([.$A$1]-1;2;14); DATE([.$A$1];2;14))" office:value-type="date" office:date-value="2022-02-14" calcext:value-type="date">
            <text:p>02/14/22</text:p>
          </table:table-cell>
          <table:table-cell table:style-name="ce29" office:value-type="string" calcext:value-type="string">
            <text:p>February 14</text:p>
          </table:table-cell>
          <table:table-cell/>
          <table:table-cell office:value-type="float" office:value="835" calcext:value-type="float">
            <text:p>835</text:p>
          </table:table-cell>
          <table:table-cell office:value-type="string" calcext:value-type="string">
            <text:p>lff2018-cyri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5)&gt;=DATE([.$A$1];12;25) + 8 - WEEKDAY(DATE([.$A$1];12;25)) - 7 * 5;  DATE([.$A$1]-1;2;15); DATE([.$A$1];2;15))" office:value-type="date" office:date-value="2022-02-15" calcext:value-type="date">
            <text:p>02/15/22</text:p>
          </table:table-cell>
          <table:table-cell table:style-name="ce29" office:value-type="string" calcext:value-type="string">
            <text:p>February 15</text:p>
          </table:table-cell>
          <table:table-cell/>
          <table:table-cell office:value-type="float" office:value="836" calcext:value-type="float">
            <text:p>836</text:p>
          </table:table-cell>
          <table:table-cell office:value-type="string" calcext:value-type="string">
            <text:p>lff2018-thomas-br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7)&gt;=DATE([.$A$1];12;25) + 8 - WEEKDAY(DATE([.$A$1];12;25)) - 7 * 5;  DATE([.$A$1]-1;2;17); DATE([.$A$1];2;17))" office:value-type="date" office:date-value="2022-02-17" calcext:value-type="date">
            <text:p>02/17/22</text:p>
          </table:table-cell>
          <table:table-cell table:style-name="ce29" office:value-type="string" calcext:value-type="string">
            <text:p>February 17</text:p>
          </table:table-cell>
          <table:table-cell/>
          <table:table-cell office:value-type="float" office:value="837" calcext:value-type="float">
            <text:p>837</text:p>
          </table:table-cell>
          <table:table-cell office:value-type="string" calcext:value-type="string">
            <text:p>lff2018-janani-luwu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8)&gt;=DATE([.$A$1];12;25) + 8 - WEEKDAY(DATE([.$A$1];12;25)) - 7 * 5;  DATE([.$A$1]-1;2;18); DATE([.$A$1];2;18))" office:value-type="date" office:date-value="2022-02-18" calcext:value-type="date">
            <text:p>02/18/22</text:p>
          </table:table-cell>
          <table:table-cell table:style-name="ce29" office:value-type="string" calcext:value-type="string">
            <text:p>February 18</text:p>
          </table:table-cell>
          <table:table-cell/>
          <table:table-cell office:value-type="float" office:value="838" calcext:value-type="float">
            <text:p>838</text:p>
          </table:table-cell>
          <table:table-cell office:value-type="string" calcext:value-type="string">
            <text:p>lff2018-martin-luth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9)&gt;=DATE([.$A$1];12;25) + 8 - WEEKDAY(DATE([.$A$1];12;25)) - 7 * 5;  DATE([.$A$1]-1;2;19); DATE([.$A$1];2;19))" office:value-type="date" office:date-value="2022-02-19" calcext:value-type="date">
            <text:p>02/19/22</text:p>
          </table:table-cell>
          <table:table-cell table:style-name="ce29" office:value-type="string" calcext:value-type="string">
            <text:p>February 19</text:p>
          </table:table-cell>
          <table:table-cell/>
          <table:table-cell office:value-type="float" office:value="839" calcext:value-type="float">
            <text:p>839</text:p>
          </table:table-cell>
          <table:table-cell office:value-type="string" calcext:value-type="string">
            <text:p>lff2018-agnes-tsao-kou-y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0)&gt;=DATE([.$A$1];12;25) + 8 - WEEKDAY(DATE([.$A$1];12;25)) - 7 * 5;  DATE([.$A$1]-1;2;20); DATE([.$A$1];2;20))" office:value-type="date" office:date-value="2022-02-20" calcext:value-type="date">
            <text:p>02/20/22</text:p>
          </table:table-cell>
          <table:table-cell table:style-name="ce29" office:value-type="string" calcext:value-type="string">
            <text:p>February 20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string" calcext:value-type="string">
            <text:p>lff2018-frederick-douglas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2)&gt;=DATE([.$A$1];12;25) + 8 - WEEKDAY(DATE([.$A$1];12;25)) - 7 * 5;  DATE([.$A$1]-1;2;22); DATE([.$A$1];2;22))" office:value-type="date" office:date-value="2022-02-22" calcext:value-type="date">
            <text:p>02/22/22</text:p>
          </table:table-cell>
          <table:table-cell table:style-name="ce29" office:value-type="string" calcext:value-type="string">
            <text:p>February 22</text:p>
          </table:table-cell>
          <table:table-cell/>
          <table:table-cell office:value-type="float" office:value="841" calcext:value-type="float">
            <text:p>841</text:p>
          </table:table-cell>
          <table:table-cell office:value-type="string" calcext:value-type="string">
            <text:p>lff2018-margaret-of-corto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3)&gt;=DATE([.$A$1];12;25) + 8 - WEEKDAY(DATE([.$A$1];12;25)) - 7 * 5;  DATE([.$A$1]-1;2;23); DATE([.$A$1];2;23))" office:value-type="date" office:date-value="2022-02-23" calcext:value-type="date">
            <text:p>02/23/22</text:p>
          </table:table-cell>
          <table:table-cell table:style-name="ce29" office:value-type="string" calcext:value-type="string">
            <text:p>February 23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string" calcext:value-type="string">
            <text:p>lff2018-polycarp-of-smyr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4)&gt;=DATE([.$A$1];12;25) + 8 - WEEKDAY(DATE([.$A$1];12;25)) - 7 * 5;  DATE([.$A$1]-1;2;24); DATE([.$A$1];2;24))" office:value-type="date" office:date-value="2022-02-24" calcext:value-type="date">
            <text:p>02/24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843" calcext:value-type="float">
            <text:p>843</text:p>
          </table:table-cell>
          <table:table-cell office:value-type="string" calcext:value-type="string">
            <text:p>lff2018-saint-matthia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5)&gt;=DATE([.$A$1];12;25) + 8 - WEEKDAY(DATE([.$A$1];12;25)) - 7 * 5;  DATE([.$A$1]-1;2;25); DATE([.$A$1];2;25))" office:value-type="date" office:date-value="2022-02-25" calcext:value-type="date">
            <text:p>02/25/22</text:p>
          </table:table-cell>
          <table:table-cell table:style-name="ce29" office:value-type="string" calcext:value-type="string">
            <text:p>February 25</text:p>
          </table:table-cell>
          <table:table-cell/>
          <table:table-cell office:value-type="float" office:value="844" calcext:value-type="float">
            <text:p>844</text:p>
          </table:table-cell>
          <table:table-cell office:value-type="string" calcext:value-type="string">
            <text:p>lff2018-emily-malbone-morg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6)&gt;=DATE([.$A$1];12;25) + 8 - WEEKDAY(DATE([.$A$1];12;25)) - 7 * 5;  DATE([.$A$1]-1;2;26); DATE([.$A$1];2;26))" office:value-type="date" office:date-value="2022-02-26" calcext:value-type="date">
            <text:p>02/26/22</text:p>
          </table:table-cell>
          <table:table-cell table:style-name="ce29" office:value-type="string" calcext:value-type="string">
            <text:p>February 26</text:p>
          </table:table-cell>
          <table:table-cell/>
          <table:table-cell office:value-type="float" office:value="845" calcext:value-type="float">
            <text:p>845</text:p>
          </table:table-cell>
          <table:table-cell office:value-type="string" calcext:value-type="string">
            <text:p>lff2018-photin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7)&gt;=DATE([.$A$1];12;25) + 8 - WEEKDAY(DATE([.$A$1];12;25)) - 7 * 5;  DATE([.$A$1]-1;2;27); DATE([.$A$1];2;27))" office:value-type="date" office:date-value="2022-02-27" calcext:value-type="date">
            <text:p>02/27/22</text:p>
          </table:table-cell>
          <table:table-cell table:style-name="ce29" office:value-type="string" calcext:value-type="string">
            <text:p>February 27</text:p>
          </table:table-cell>
          <table:table-cell/>
          <table:table-cell office:value-type="float" office:value="846" calcext:value-type="float">
            <text:p>846</text:p>
          </table:table-cell>
          <table:table-cell office:value-type="string" calcext:value-type="string">
            <text:p>lff2018-george-herber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8)&gt;=DATE([.$A$1];12;25) + 8 - WEEKDAY(DATE([.$A$1];12;25)) - 7 * 5;  DATE([.$A$1]-1;2;28); DATE([.$A$1];2;28))" office:value-type="date" office:date-value="2022-02-28" calcext:value-type="date">
            <text:p>02/28/22</text:p>
          </table:table-cell>
          <table:table-cell table:style-name="ce29" office:value-type="string" calcext:value-type="string">
            <text:p>February 28</text:p>
          </table:table-cell>
          <table:table-cell/>
          <table:table-cell office:value-type="float" office:value="847" calcext:value-type="float">
            <text:p>847</text:p>
          </table:table-cell>
          <table:table-cell office:value-type="string" calcext:value-type="string">
            <text:p>lff2018-anna-julia-haywood-coop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1)&gt;=DATE([.$A$1];12;25) + 8 - WEEKDAY(DATE([.$A$1];12;25)) - 7 * 5;  DATE([.$A$1]-1;3;1); DATE([.$A$1];3;1))" office:value-type="date" office:date-value="2022-03-01" calcext:value-type="date">
            <text:p>03/01/22</text:p>
          </table:table-cell>
          <table:table-cell table:style-name="ce29" office:value-type="string" calcext:value-type="string">
            <text:p>March 1</text:p>
          </table:table-cell>
          <table:table-cell/>
          <table:table-cell office:value-type="float" office:value="848" calcext:value-type="float">
            <text:p>848</text:p>
          </table:table-cell>
          <table:table-cell office:value-type="string" calcext:value-type="string">
            <text:p>lff2018-david-of-wal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64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4"/>
          <table:table-cell table:style-name="ce14"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lesson “gospel” 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lent/ashwednesdayinvitation</text:p>
          </table:table-cell>
          <table:table-cell table:style-name="ce14" office:value-type="string" calcext:value-type="string">
            <text:p>lent/ashes</text:p>
          </table:table-cell>
          <table:table-cell table:style-name="ce14" office:value-type="string" calcext:value-type="string">
            <text:p>##### Silence is then kept for a time, all kneeling.</text:p>
          </table:table-cell>
          <table:table-cell office:value-type="string" calcext:value-type="string">
            <text:p>lesson psalm “51:1-18”</text:p>
          </table:table-cell>
          <table:table-cell office:value-type="string" calcext:value-type="string">
            <text:p>lent/litanyofpenitence</text:p>
          </table:table-cell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/>
          <table:table-cell table:style-name="ce14" table:number-columns-repeated="2"/>
          <table:table-cell/>
          <table:table-cell table:style-name="ce14" table:number-columns-repeated="3"/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)&gt;=DATE([.$A$1];12;25) + 8 - WEEKDAY(DATE([.$A$1];12;25)) - 7 * 5;  DATE([.$A$1]-1;3;2); DATE([.$A$1];3;2))" office:value-type="date" office:date-value="2022-03-02" calcext:value-type="date">
            <text:p>03/02/22</text:p>
          </table:table-cell>
          <table:table-cell table:style-name="ce29" office:value-type="string" calcext:value-type="string">
            <text:p>March 2</text:p>
          </table:table-cell>
          <table:table-cell/>
          <table:table-cell office:value-type="float" office:value="849" calcext:value-type="float">
            <text:p>849</text:p>
          </table:table-cell>
          <table:table-cell office:value-type="string" calcext:value-type="string">
            <text:p>lff2018-chad-of-lichfiel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3)&gt;=DATE([.$A$1];12;25) + 8 - WEEKDAY(DATE([.$A$1];12;25)) - 7 * 5;  DATE([.$A$1]-1;3;3); DATE([.$A$1];3;3))" office:value-type="date" office:date-value="2022-03-03" calcext:value-type="date">
            <text:p>03/03/22</text:p>
          </table:table-cell>
          <table:table-cell table:style-name="ce29" office:value-type="string" calcext:value-type="string">
            <text:p>March 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string" calcext:value-type="string">
            <text:p>lff2018-joh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148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lent/greatlitany</text:p>
          </table:table-cell>
          <table:table-cell table:number-columns-repeated="3"/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29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142</text:p>
          </table:table-cell>
          <table:table-cell office:value-type="string" calcext:value-type="string">
            <text:p>he/eucharisticprayer/b sanctus=“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83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559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7)&gt;=DATE([.$A$1];12;25) + 8 - WEEKDAY(DATE([.$A$1];12;25)) - 7 * 5;  DATE([.$A$1]-1;3;7); DATE([.$A$1];3;7))" office:value-type="date" office:date-value="2022-03-07" calcext:value-type="date">
            <text:p>03/07/22</text:p>
          </table:table-cell>
          <table:table-cell table:style-name="ce29" office:value-type="string" calcext:value-type="string">
            <text:p>March 7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string" calcext:value-type="string">
            <text:p>lff2018-perpetu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9)&gt;=DATE([.$A$1];12;25) + 8 - WEEKDAY(DATE([.$A$1];12;25)) - 7 * 5;  DATE([.$A$1]-1;3;9); DATE([.$A$1];3;9))" office:value-type="date" office:date-value="2022-03-09" calcext:value-type="date">
            <text:p>03/09/22</text:p>
          </table:table-cell>
          <table:table-cell table:style-name="ce29" office:value-type="string" calcext:value-type="string">
            <text:p>March 9</text:p>
          </table:table-cell>
          <table:table-cell/>
          <table:table-cell office:value-type="float" office:value="852" calcext:value-type="float">
            <text:p>852</text:p>
          </table:table-cell>
          <table:table-cell office:value-type="string" calcext:value-type="string">
            <text:p>lff2018-gregory-of-nyss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12)&gt;=DATE([.$A$1];12;25) + 8 - WEEKDAY(DATE([.$A$1];12;25)) - 7 * 5;  DATE([.$A$1]-1;3;12); DATE([.$A$1];3;12))" office:value-type="date" office:date-value="2022-03-12" calcext:value-type="date">
            <text:p>03/12/22</text:p>
          </table:table-cell>
          <table:table-cell table:style-name="ce29" office:value-type="string" calcext:value-type="string">
            <text:p>March 12</text:p>
          </table:table-cell>
          <table:table-cell/>
          <table:table-cell office:value-type="float" office:value="853" calcext:value-type="float">
            <text:p>853</text:p>
          </table:table-cell>
          <table:table-cell office:value-type="string" calcext:value-type="string">
            <text:p>lff2018-gregory-the-grea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76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210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98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77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13)&gt;=DATE([.$A$1];12;25) + 8 - WEEKDAY(DATE([.$A$1];12;25)) - 7 * 5;  DATE([.$A$1]-1;3;13); DATE([.$A$1];3;13))" office:value-type="date" office:date-value="2022-03-13" calcext:value-type="date">
            <text:p>03/13/22</text:p>
          </table:table-cell>
          <table:table-cell table:style-name="ce29" office:value-type="string" calcext:value-type="string">
            <text:p>March 13</text:p>
          </table:table-cell>
          <table:table-cell/>
          <table:table-cell office:value-type="float" office:value="854" calcext:value-type="float">
            <text:p>854</text:p>
          </table:table-cell>
          <table:table-cell office:value-type="string" calcext:value-type="string">
            <text:p>lff2018-james-theodore-holl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15)&gt;=DATE([.$A$1];12;25) + 8 - WEEKDAY(DATE([.$A$1];12;25)) - 7 * 5;  DATE([.$A$1]-1;3;15); DATE([.$A$1];3;15))" office:value-type="date" office:date-value="2022-03-15" calcext:value-type="date">
            <text:p>03/15/22</text:p>
          </table:table-cell>
          <table:table-cell table:style-name="ce29" office:value-type="string" calcext:value-type="string">
            <text:p>March 15</text:p>
          </table:table-cell>
          <table:table-cell/>
          <table:table-cell office:value-type="float" office:value="855" calcext:value-type="float">
            <text:p>855</text:p>
          </table:table-cell>
          <table:table-cell office:value-type="string" calcext:value-type="string">
            <text:p>lff2018-vincent-de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17)&gt;=DATE([.$A$1];12;25) + 8 - WEEKDAY(DATE([.$A$1];12;25)) - 7 * 5;  DATE([.$A$1]-1;3;17); DATE([.$A$1];3;17))" office:value-type="date" office:date-value="2022-03-17" calcext:value-type="date">
            <text:p>03/17/22</text:p>
          </table:table-cell>
          <table:table-cell table:style-name="ce29" office:value-type="string" calcext:value-type="string">
            <text:p>March 17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string" calcext:value-type="string">
            <text:p>lff2018-patrick-of-irelan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18)&gt;=DATE([.$A$1];12;25) + 8 - WEEKDAY(DATE([.$A$1];12;25)) - 7 * 5;  DATE([.$A$1]-1;3;18); DATE([.$A$1];3;18))" office:value-type="date" office:date-value="2022-03-18" calcext:value-type="date">
            <text:p>03/18/22</text:p>
          </table:table-cell>
          <table:table-cell table:style-name="ce29" office:value-type="string" calcext:value-type="string">
            <text:p>March 18</text:p>
          </table:table-cell>
          <table:table-cell/>
          <table:table-cell office:value-type="float" office:value="857" calcext:value-type="float">
            <text:p>857</text:p>
          </table:table-cell>
          <table:table-cell office:value-type="string" calcext:value-type="string">
            <text:p>lff2018-cyril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19)&gt;=DATE([.$A$1];12;25) + 8 - WEEKDAY(DATE([.$A$1];12;25)) - 7 * 5;  DATE([.$A$1]-1;3;19); DATE([.$A$1];3;19))" office:value-type="date" office:date-value="2022-03-19" calcext:value-type="date">
            <text:p>03/19/22</text:p>
          </table:table-cell>
          <table:table-cell table:style-name="ce29" office:value-type="string" calcext:value-type="string">
            <text:p>March 19</text:p>
          </table:table-cell>
          <table:table-cell/>
          <table:table-cell office:value-type="float" office:value="858" calcext:value-type="float">
            <text:p>858</text:p>
          </table:table-cell>
          <table:table-cell office:value-type="string" calcext:value-type="string">
            <text:p>lff2018-saint-josep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648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143</text:p>
          </table:table-cell>
          <table:table-cell office:value-type="string" calcext:value-type="string">
            <text:p>he/eucharisticprayer/b sanctus=“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43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370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0)&gt;=DATE([.$A$1];12;25) + 8 - WEEKDAY(DATE([.$A$1];12;25)) - 7 * 5;  DATE([.$A$1]-1;3;20); DATE([.$A$1];3;20))" office:value-type="date" office:date-value="2022-03-20" calcext:value-type="date">
            <text:p>03/20/22</text:p>
          </table:table-cell>
          <table:table-cell table:style-name="ce29" office:value-type="string" calcext:value-type="string">
            <text:p>March 20</text:p>
          </table:table-cell>
          <table:table-cell/>
          <table:table-cell office:value-type="float" office:value="859" calcext:value-type="float">
            <text:p>859</text:p>
          </table:table-cell>
          <table:table-cell office:value-type="string" calcext:value-type="string">
            <text:p>lff2018-cuthber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1)&gt;=DATE([.$A$1];12;25) + 8 - WEEKDAY(DATE([.$A$1];12;25)) - 7 * 5;  DATE([.$A$1]-1;3;21); DATE([.$A$1];3;21))" office:value-type="date" office:date-value="2022-03-21" calcext:value-type="date">
            <text:p>03/21/22</text:p>
          </table:table-cell>
          <table:table-cell table:style-name="ce29" office:value-type="string" calcext:value-type="string">
            <text:p>March 21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string" calcext:value-type="string">
            <text:p>lff2018-thomas-k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2)&gt;=DATE([.$A$1];12;25) + 8 - WEEKDAY(DATE([.$A$1];12;25)) - 7 * 5;  DATE([.$A$1]-1;3;22); DATE([.$A$1];3;22))" office:value-type="date" office:date-value="2022-03-22" calcext:value-type="date">
            <text:p>03/22/22</text:p>
          </table:table-cell>
          <table:table-cell table:style-name="ce29" office:value-type="string" calcext:value-type="string">
            <text:p>March 22</text:p>
          </table:table-cell>
          <table:table-cell/>
          <table:table-cell office:value-type="float" office:value="861" calcext:value-type="float">
            <text:p>861</text:p>
          </table:table-cell>
          <table:table-cell office:value-type="string" calcext:value-type="string">
            <text:p>lff2018-james-de-kov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3)&gt;=DATE([.$A$1];12;25) + 8 - WEEKDAY(DATE([.$A$1];12;25)) - 7 * 5;  DATE([.$A$1]-1;3;23); DATE([.$A$1];3;23))" office:value-type="date" office:date-value="2022-03-23" calcext:value-type="date">
            <text:p>03/23/22</text:p>
          </table:table-cell>
          <table:table-cell table:style-name="ce29" office:value-type="string" calcext:value-type="string">
            <text:p>March 23</text:p>
          </table:table-cell>
          <table:table-cell/>
          <table:table-cell office:value-type="float" office:value="862" calcext:value-type="float">
            <text:p>862</text:p>
          </table:table-cell>
          <table:table-cell office:value-type="string" calcext:value-type="string">
            <text:p>lff2018-gregory-the-illuminato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4)&gt;=DATE([.$A$1];12;25) + 8 - WEEKDAY(DATE([.$A$1];12;25)) - 7 * 5;  DATE([.$A$1]-1;3;24); DATE([.$A$1];3;24))" office:value-type="date" office:date-value="2022-03-24" calcext:value-type="date">
            <text:p>03/24/22</text:p>
          </table:table-cell>
          <table:table-cell table:style-name="ce29" office:value-type="string" calcext:value-type="string">
            <text:p>March 24</text:p>
          </table:table-cell>
          <table:table-cell/>
          <table:table-cell office:value-type="float" office:value="863" calcext:value-type="float">
            <text:p>863</text:p>
          </table:table-cell>
          <table:table-cell office:value-type="string" calcext:value-type="string">
            <text:p>lff2018-oscar-romero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5)&gt;=DATE([.$A$1];12;25) + 8 - WEEKDAY(DATE([.$A$1];12;25)) - 7 * 5;  DATE([.$A$1]-1;3;25); DATE([.$A$1];3;25))" office:value-type="date" office:date-value="2022-03-25" calcext:value-type="date">
            <text:p>03/25/22</text:p>
          </table:table-cell>
          <table:table-cell table:style-name="ce29" office:value-type="string" calcext:value-type="string">
            <text:p>March 25</text:p>
          </table:table-cell>
          <table:table-cell/>
          <table:table-cell office:value-type="float" office:value="864" calcext:value-type="float">
            <text:p>864</text:p>
          </table:table-cell>
          <table:table-cell office:value-type="string" calcext:value-type="string">
            <text:p>lff2018-annunci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6)&gt;=DATE([.$A$1];12;25) + 8 - WEEKDAY(DATE([.$A$1];12;25)) - 7 * 5;  DATE([.$A$1]-1;3;26); DATE([.$A$1];3;26))" office:value-type="date" office:date-value="2022-03-26" calcext:value-type="date">
            <text:p>03/26/22</text:p>
          </table:table-cell>
          <table:table-cell table:style-name="ce29" office:value-type="string" calcext:value-type="string">
            <text:p>March 26</text:p>
          </table:table-cell>
          <table:table-cell/>
          <table:table-cell office:value-type="float" office:value="865" calcext:value-type="float">
            <text:p>865</text:p>
          </table:table-cell>
          <table:table-cell office:value-type="string" calcext:value-type="string">
            <text:p>lff2018-harriet-mons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165</text:p>
          </table:table-cell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75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137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01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111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7)&gt;=DATE([.$A$1];12;25) + 8 - WEEKDAY(DATE([.$A$1];12;25)) - 7 * 5;  DATE([.$A$1]-1;3;27); DATE([.$A$1];3;27))" office:value-type="date" office:date-value="2022-03-27" calcext:value-type="date">
            <text:p>03/27/22</text:p>
          </table:table-cell>
          <table:table-cell table:style-name="ce29" office:value-type="string" calcext:value-type="string">
            <text:p>March 27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string" calcext:value-type="string">
            <text:p>lff2018-charles-henry-br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8)&gt;=DATE([.$A$1];12;25) + 8 - WEEKDAY(DATE([.$A$1];12;25)) - 7 * 5;  DATE([.$A$1]-1;3;28); DATE([.$A$1];3;28))" office:value-type="date" office:date-value="2022-03-28" calcext:value-type="date">
            <text:p>03/28/22</text:p>
          </table:table-cell>
          <table:table-cell table:style-name="ce29" office:value-type="string" calcext:value-type="string">
            <text:p>March 28</text:p>
          </table:table-cell>
          <table:table-cell/>
          <table:table-cell office:value-type="float" office:value="867" calcext:value-type="float">
            <text:p>867</text:p>
          </table:table-cell>
          <table:table-cell office:value-type="string" calcext:value-type="string">
            <text:p>lff2018-james-solomon-russ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9)&gt;=DATE([.$A$1];12;25) + 8 - WEEKDAY(DATE([.$A$1];12;25)) - 7 * 5;  DATE([.$A$1]-1;3;29); DATE([.$A$1];3;29))" office:value-type="date" office:date-value="2022-03-29" calcext:value-type="date">
            <text:p>03/29/22</text:p>
          </table:table-cell>
          <table:table-cell table:style-name="ce29" office:value-type="string" calcext:value-type="string">
            <text:p>March 29</text:p>
          </table:table-cell>
          <table:table-cell/>
          <table:table-cell office:value-type="float" office:value="868" calcext:value-type="float">
            <text:p>868</text:p>
          </table:table-cell>
          <table:table-cell office:value-type="string" calcext:value-type="string">
            <text:p>lff2018-john-keb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31)&gt;=DATE([.$A$1];12;25) + 8 - WEEKDAY(DATE([.$A$1];12;25)) - 7 * 5;  DATE([.$A$1]-1;3;31); DATE([.$A$1];3;31))" office:value-type="date" office:date-value="2022-03-31" calcext:value-type="date">
            <text:p>03/31/22</text:p>
          </table:table-cell>
          <table:table-cell table:style-name="ce29" office:value-type="string" calcext:value-type="string">
            <text:p>March 31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string" calcext:value-type="string">
            <text:p>lff2018-john-don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)&gt;=DATE([.$A$1];12;25) + 8 - WEEKDAY(DATE([.$A$1];12;25)) - 7 * 5;  DATE([.$A$1]-1;4;1); DATE([.$A$1];4;1))" office:value-type="date" office:date-value="2022-04-01" calcext:value-type="date">
            <text:p>04/01/22</text:p>
          </table:table-cell>
          <table:table-cell table:style-name="ce29" office:value-type="string" calcext:value-type="string">
            <text:p>April 1</text:p>
          </table:table-cell>
          <table:table-cell/>
          <table:table-cell office:value-type="float" office:value="870" calcext:value-type="float">
            <text:p>870</text:p>
          </table:table-cell>
          <table:table-cell office:value-type="string" calcext:value-type="string">
            <text:p>lff2018-frederick-denison-maur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)&gt;=DATE([.$A$1];12;25) + 8 - WEEKDAY(DATE([.$A$1];12;25)) - 7 * 5;  DATE([.$A$1]-1;4;2); DATE([.$A$1];4;2))" office:value-type="date" office:date-value="2022-04-02" calcext:value-type="date">
            <text:p>04/02/22</text:p>
          </table:table-cell>
          <table:table-cell table:style-name="ce29" office:value-type="string" calcext:value-type="string">
            <text:p>April 2</text:p>
          </table:table-cell>
          <table:table-cell/>
          <table:table-cell office:value-type="float" office:value="871" calcext:value-type="float">
            <text:p>871</text:p>
          </table:table-cell>
          <table:table-cell office:value-type="string" calcext:value-type="string">
            <text:p>lff2018-james-lloyd-brec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46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474</text:p>
          </table:table-cell>
          <table:table-cell office:value-type="string" calcext:value-type="string">
            <text:p>he/eucharisticprayer/b sanctus=“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21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679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3)&gt;=DATE([.$A$1];12;25) + 8 - WEEKDAY(DATE([.$A$1];12;25)) - 7 * 5;  DATE([.$A$1]-1;4;3); DATE([.$A$1];4;3))" office:value-type="date" office:date-value="2022-04-03" calcext:value-type="date">
            <text:p>04/03/22</text:p>
          </table:table-cell>
          <table:table-cell table:style-name="ce29" office:value-type="string" calcext:value-type="string">
            <text:p>April 3</text:p>
          </table:table-cell>
          <table:table-cell/>
          <table:table-cell office:value-type="float" office:value="872" calcext:value-type="float">
            <text:p>872</text:p>
          </table:table-cell>
          <table:table-cell office:value-type="string" calcext:value-type="string">
            <text:p>lff2018-richard-of-chiche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3)&gt;=DATE([.$A$1];12;25) + 8 - WEEKDAY(DATE([.$A$1];12;25)) - 7 * 5;  DATE([.$A$1]-1;4;3); DATE([.$A$1];4;3))" office:value-type="date" office:date-value="2022-04-03" calcext:value-type="date">
            <text:p>04/03/22</text:p>
          </table:table-cell>
          <table:table-cell table:style-name="ce29" office:value-type="string" calcext:value-type="string">
            <text:p>April 3</text:p>
          </table:table-cell>
          <table:table-cell/>
          <table:table-cell office:value-type="float" office:value="873" calcext:value-type="float">
            <text:p>873</text:p>
          </table:table-cell>
          <table:table-cell office:value-type="string" calcext:value-type="string">
            <text:p>lff2018-mary-of-egyp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4)&gt;=DATE([.$A$1];12;25) + 8 - WEEKDAY(DATE([.$A$1];12;25)) - 7 * 5;  DATE([.$A$1]-1;4;4); DATE([.$A$1];4;4))" office:value-type="date" office:date-value="2022-04-04" calcext:value-type="date">
            <text:p>04/04/22</text:p>
          </table:table-cell>
          <table:table-cell table:style-name="ce29" office:value-type="string" calcext:value-type="string">
            <text:p>April 4</text:p>
          </table:table-cell>
          <table:table-cell/>
          <table:table-cell office:value-type="float" office:value="874" calcext:value-type="float">
            <text:p>874</text:p>
          </table:table-cell>
          <table:table-cell office:value-type="string" calcext:value-type="string">
            <text:p>lff2018-martin-luther-k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5)&gt;=DATE([.$A$1];12;25) + 8 - WEEKDAY(DATE([.$A$1];12;25)) - 7 * 5;  DATE([.$A$1]-1;4;5); DATE([.$A$1];4;5))" office:value-type="date" office:date-value="2022-04-05" calcext:value-type="date">
            <text:p>04/05/22</text:p>
          </table:table-cell>
          <table:table-cell table:style-name="ce29" office:value-type="string" calcext:value-type="string">
            <text:p>April 5</text:p>
          </table:table-cell>
          <table:table-cell/>
          <table:table-cell office:value-type="float" office:value="875" calcext:value-type="float">
            <text:p>875</text:p>
          </table:table-cell>
          <table:table-cell office:value-type="string" calcext:value-type="string">
            <text:p>lff2018-harriet-starr-cann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7)&gt;=DATE([.$A$1];12;25) + 8 - WEEKDAY(DATE([.$A$1];12;25)) - 7 * 5;  DATE([.$A$1]-1;4;7); DATE([.$A$1];4;7))" office:value-type="date" office:date-value="2022-04-07" calcext:value-type="date">
            <text:p>04/07/22</text:p>
          </table:table-cell>
          <table:table-cell table:style-name="ce29" office:value-type="string" calcext:value-type="string">
            <text:p>April 7</text:p>
          </table:table-cell>
          <table:table-cell/>
          <table:table-cell office:value-type="float" office:value="876" calcext:value-type="float">
            <text:p>876</text:p>
          </table:table-cell>
          <table:table-cell office:value-type="string" calcext:value-type="string">
            <text:p>lff2018-tikh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8)&gt;=DATE([.$A$1];12;25) + 8 - WEEKDAY(DATE([.$A$1];12;25)) - 7 * 5;  DATE([.$A$1]-1;4;8); DATE([.$A$1];4;8))" office:value-type="date" office:date-value="2022-04-08" calcext:value-type="date">
            <text:p>04/08/22</text:p>
          </table:table-cell>
          <table:table-cell table:style-name="ce29" office:value-type="string" calcext:value-type="string">
            <text:p>April 8</text:p>
          </table:table-cell>
          <table:table-cell/>
          <table:table-cell office:value-type="float" office:value="877" calcext:value-type="float">
            <text:p>877</text:p>
          </table:table-cell>
          <table:table-cell office:value-type="string" calcext:value-type="string">
            <text:p>lff2018-william-augustus-muhlenber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9)&gt;=DATE([.$A$1];12;25) + 8 - WEEKDAY(DATE([.$A$1];12;25)) - 7 * 5;  DATE([.$A$1]-1;4;9); DATE([.$A$1];4;9))" office:value-type="date" office:date-value="2022-04-09" calcext:value-type="date">
            <text:p>04/09/22</text:p>
          </table:table-cell>
          <table:table-cell table:style-name="ce29" office:value-type="string" calcext:value-type="string">
            <text:p>April 9</text:p>
          </table:table-cell>
          <table:table-cell/>
          <table:table-cell office:value-type="float" office:value="878" calcext:value-type="float">
            <text:p>878</text:p>
          </table:table-cell>
          <table:table-cell office:value-type="string" calcext:value-type="string">
            <text:p>lff2018-dietrich-bonhoeff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table:style-name="ce14" office:value-type="string" calcext:value-type="string">
            <text:p>l-31</text:p>
          </table:table-cell>
          <table:table-cell table:style-name="ce14"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# <text:span text:style-name="T3">Today we read Psalm 31 in its entirety, in solidarity with those suffering in Ukraine.</text:span></text:p>
          </table:table-cell>
          <table:table-cell office:value-type="string" calcext:value-type="string">
            <text:p>lesson “psalm” 31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189</text:p>
          </table:table-cell>
          <table:table-cell office:value-type="string" calcext:value-type="string">
            <text:p>he/palmsunday/passion/c</text:p>
          </table:table-cell>
          <table:table-cell/>
          <table:table-cell office:value-type="string" calcext:value-type="string">
            <text:p>## We Respond in Faith</text:p>
          </table:table-cell>
          <table:table-cell table:style-name="ce14"/>
          <table:table-cell office:value-type="string" calcext:value-type="string">
            <text:p>he/pop/lordhavemercy</text:p>
          </table:table-cell>
          <table:table-cell table:style-name="ce14"/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36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37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ymn Processional</text:p>
          </table:table-cell>
          <table:table-cell table:style-name="ce14" office:value-type="string" calcext:value-type="string">
            <text:p>l-29</text:p>
          </table:table-cell>
          <table:table-cell table:style-name="ce14" office:value-type="string" calcext:value-type="string">
            <text:p>he/dismissal/letusbless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0)&gt;=DATE([.$A$1];12;25) + 8 - WEEKDAY(DATE([.$A$1];12;25)) - 7 * 5;  DATE([.$A$1]-1;4;10); DATE([.$A$1];4;10))" office:value-type="date" office:date-value="2022-04-10" calcext:value-type="date">
            <text:p>04/10/22</text:p>
          </table:table-cell>
          <table:table-cell table:style-name="ce29" office:value-type="string" calcext:value-type="string">
            <text:p>April 10</text:p>
          </table:table-cell>
          <table:table-cell/>
          <table:table-cell office:value-type="float" office:value="879" calcext:value-type="float">
            <text:p>879</text:p>
          </table:table-cell>
          <table:table-cell office:value-type="string" calcext:value-type="string">
            <text:p>lff2018-william-la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9999" calcext:value-type="float">
            <text:p>9999</text:p>
          </table:table-cell>
          <table:table-cell office:value-type="string" calcext:value-type="string">
            <text:p>palm-sunday-liturgy-of-the-palms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table:number-columns-repeated="2"/>
          <table:table-cell table:style-name="ce14"/>
          <table:table-cell table:style-name="ce14" office:value-type="string" calcext:value-type="string">
            <text:p>he/palmsunday/palms/c</text:p>
          </table:table-cell>
          <table:table-cell table:style-name="ce14" office:value-type="string" calcext:value-type="string">
            <text:p>##### If there is no procession, the service continues with the [liturgy of the word](/archive/2022/palm-sunday-liturgy-of-the-word/).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table:style-name="ce14" office:value-type="string" calcext:value-type="string">
            <text:p>## The service continues with the [liturgy of the word](/archive/2022/palm-sunday-liturgy-of-the-word/).</text:p>
          </table:table-cell>
          <table:table-cell table:style-name="ce14"/>
          <table:table-cell table:number-columns-repeated="5"/>
          <table:table-cell table:style-name="ce14" table:number-columns-repeated="29"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5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1)&gt;=DATE([.$A$1];12;25) + 8 - WEEKDAY(DATE([.$A$1];12;25)) - 7 * 5;  DATE([.$A$1]-1;4;11); DATE([.$A$1];4;11))" office:value-type="date" office:date-value="2022-04-11" calcext:value-type="date">
            <text:p>04/11/22</text:p>
          </table:table-cell>
          <table:table-cell table:style-name="ce29" office:value-type="string" calcext:value-type="string">
            <text:p>April 11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string" calcext:value-type="string">
            <text:p>lff2018-george-augustus-selwy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5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5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4/355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/>
          <table:table-cell office:value-type="string" calcext:value-type="string">
            <text:p>he/greeting/blessthelord</text:p>
          </table:table-cell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439</text:p>
          </table:table-cell>
          <table:table-cell office:value-type="string" calcext:value-type="string">
            <text:p>lesson “gospel” 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he/maundythursday/washfeet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h-602</text:p>
          </table:table-cell>
          <table:table-cell table:style-name="ce14" office:value-type="string" calcext:value-type="string">
            <text:p>he/pop/lordhavemercy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ymn Offertory</text:p>
          </table:table-cell>
          <table:table-cell office:value-type="string" calcext:value-type="string">
            <text:p>h-577</text:p>
          </table:table-cell>
          <table:table-cell office:value-type="string" calcext:value-type="string">
            <text:p>he/eucharisticprayer/a sanctus=”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171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29</text:p>
          </table:table-cell>
          <table:table-cell office:value-type="string" calcext:value-type="string">
            <text:p>he/postcommunion/eternal</text:p>
          </table:table-cell>
          <table:table-cell table:style-name="ce14" table:number-columns-repeated="3"/>
          <table:table-cell table:style-name="ce14" office:value-type="string" calcext:value-type="string">
            <text:p>he/maundythursday/stripaltar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4)&gt;=DATE([.$A$1];12;25) + 8 - WEEKDAY(DATE([.$A$1];12;25)) - 7 * 5;  DATE([.$A$1]-1;4;14); DATE([.$A$1];4;14))" office:value-type="date" office:date-value="2022-04-14" calcext:value-type="date">
            <text:p>04/14/22</text:p>
          </table:table-cell>
          <table:table-cell table:style-name="ce29" office:value-type="string" calcext:value-type="string">
            <text:p>April 14</text:p>
          </table:table-cell>
          <table:table-cell/>
          <table:table-cell office:value-type="float" office:value="881" calcext:value-type="float">
            <text:p>881</text:p>
          </table:table-cell>
          <table:table-cell office:value-type="string" calcext:value-type="string">
            <text:p>lff2018-zenaid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276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/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/>
          <table:table-cell table:style-name="ce14" office:value-type="string" calcext:value-type="string">
            <text:p>he/goodfriday/passion-homily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ymn</text:p>
          </table:table-cell>
          <table:table-cell table:style-name="ce14" office:value-type="string" calcext:value-type="string">
            <text:p>L-31</text:p>
          </table:table-cell>
          <table:table-cell table:style-name="ce14" office:value-type="string" calcext:value-type="string">
            <text:p>he/goodfriday/solemncollects</text:p>
          </table:table-cell>
          <table:table-cell table:number-columns-repeated="3"/>
          <table:table-cell office:value-type="string" calcext:value-type="string">
            <text:p>hymn</text:p>
          </table:table-cell>
          <table:table-cell office:value-type="string" calcext:value-type="string">
            <text:p>l-38</text:p>
          </table:table-cell>
          <table:table-cell/>
          <table:table-cell office:value-type="string" calcext:value-type="string">
            <text:p>##### Prayers left in the box before the cross will be burned on the new fire at the Great Vigil of Easter.</text:p>
          </table:table-cell>
          <table:table-cell table:style-name="ce14" office:value-type="string" calcext:value-type="string">
            <text:p>he/goodfriday/veneration</text:p>
          </table:table-cell>
          <table:table-cell/>
          <table:table-cell office:value-type="string" calcext:value-type="string">
            <text:p>hymn</text:p>
          </table:table-cell>
          <table:table-cell office:value-type="string" calcext:value-type="string">
            <text:p>l-36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goodfriday/contribution</text:p>
          </table:table-cell>
          <table:table-cell table:style-name="ce14" table:number-columns-repeated="2"/>
          <table:table-cell table:style-name="ce14" office:value-type="string" calcext:value-type="string">
            <text:p>he/goodfriday/shortconclusion</text:p>
          </table:table-cell>
          <table:table-cell table:style-name="ce14" table:number-columns-repeated="7"/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5)&gt;=DATE([.$A$1];12;25) + 8 - WEEKDAY(DATE([.$A$1];12;25)) - 7 * 5;  DATE([.$A$1]-1;4;15); DATE([.$A$1];4;15))" office:value-type="date" office:date-value="2022-04-15" calcext:value-type="date">
            <text:p>04/15/22</text:p>
          </table:table-cell>
          <table:table-cell table:style-name="ce29" office:value-type="string" calcext:value-type="string">
            <text:p>April 15</text:p>
          </table:table-cell>
          <table:table-cell/>
          <table:table-cell office:value-type="float" office:value="882" calcext:value-type="float">
            <text:p>882</text:p>
          </table:table-cell>
          <table:table-cell office:value-type="string" calcext:value-type="string">
            <text:p>lff2018-dami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4" table:formula="of:=ORG.OPENOFFICE.EASTERSUNDAY([.A$1])-1" office:value-type="date" office:date-value="2022-04-16" calcext:value-type="date">
            <text:p>04/16/22</text:p>
          </table:table-cell>
          <table:table-cell table:style-name="ce25" table:number-columns-repeated="2"/>
          <table:table-cell table:style-name="ce25" office:value-type="float" office:value="101" calcext:value-type="float">
            <text:p>101</text:p>
          </table:table-cell>
          <table:table-cell table:style-name="ce26" office:value-type="string" calcext:value-type="string">
            <text:p>easter-day-the-great-vigil</text:p>
          </table:table-cell>
          <table:table-cell table:style-name="ce26" office:value-type="string" calcext:value-type="string">
            <text:p>Holy Eucharist</text:p>
          </table:table-cell>
          <table:table-cell table:style-name="ce26" office:value-type="string" calcext:value-type="string">
            <text:p>285ff.</text:p>
          </table:table-cell>
          <table:table-cell table:style-name="ce26"/>
          <table:table-cell table:style-name="ce26" office:value-type="string" calcext:value-type="string">
            <text:p>## We Gather in God’s Name</text:p>
          </table:table-cell>
          <table:table-cell table:style-name="ce25" office:value-type="string" calcext:value-type="string">
            <text:p>he/eastervigil/lightingcandle</text:p>
          </table:table-cell>
          <table:table-cell table:style-name="ce26" office:value-type="string" calcext:value-type="string">
            <text:p>he/eastervigil/peoples-exsultet</text:p>
          </table:table-cell>
          <table:table-cell table:style-name="ce25" office:value-type="string" calcext:value-type="string">
            <text:p>he/eastervigil/liturgyword</text:p>
          </table:table-cell>
          <table:table-cell table:style-name="ce25" office:value-type="string" calcext:value-type="string">
            <text:p>he/eastervigil/transition</text:p>
          </table:table-cell>
          <table:table-cell table:style-name="ce26" office:value-type="string" calcext:value-type="string">
            <text:p>he/songofpraise/gloriaexcelsis</text:p>
          </table:table-cell>
          <table:table-cell table:style-name="ce26" office:value-type="string" calcext:value-type="string">
            <text:p>he/propercollect</text:p>
          </table:table-cell>
          <table:table-cell table:style-name="ce26" office:value-type="string" calcext:value-type="string">
            <text:p>rubric-sit</text:p>
          </table:table-cell>
          <table:table-cell table:style-name="ce26" office:value-type="string" calcext:value-type="string">
            <text:p>## We Hear God’s Word</text:p>
          </table:table-cell>
          <table:table-cell table:style-name="ce26" table:number-columns-repeated="2"/>
          <table:table-cell table:style-name="ce26" office:value-type="string" calcext:value-type="string">
            <text:p>lesson “second” </text:p>
          </table:table-cell>
          <table:table-cell table:style-name="ce26"/>
          <table:table-cell table:style-name="ce25" office:value-type="string" calcext:value-type="string">
            <text:p>he/eastervigil/greatalleluia</text:p>
          </table:table-cell>
          <table:table-cell table:style-name="ce26" office:value-type="string" calcext:value-type="string">
            <text:p>lesson “gospel” </text:p>
          </table:table-cell>
          <table:table-cell table:style-name="ce26" office:value-type="string" calcext:value-type="string">
            <text:p>## We Respond in Faith</text:p>
          </table:table-cell>
          <table:table-cell table:style-name="ce26" office:value-type="string" calcext:value-type="string">
            <text:p>he/creed/holybaptism-presentation</text:p>
          </table:table-cell>
          <table:table-cell table:style-name="ce25" office:value-type="string" calcext:value-type="string">
            <text:p>hymn</text:p>
          </table:table-cell>
          <table:table-cell table:style-name="ce26" office:value-type="string" calcext:value-type="string">
            <text:p>h-469</text:p>
          </table:table-cell>
          <table:table-cell table:style-name="ce25" office:value-type="string" calcext:value-type="string">
            <text:p>he/creed/holybaptism-water</text:p>
          </table:table-cell>
          <table:table-cell table:style-name="ce26" office:value-type="string" calcext:value-type="string">
            <text:p>hymn</text:p>
          </table:table-cell>
          <table:table-cell table:style-name="ce26" office:value-type="string" calcext:value-type="string">
            <text:p>h-679</text:p>
          </table:table-cell>
          <table:table-cell table:style-name="ce26" office:value-type="string" calcext:value-type="string">
            <text:p>he/peace</text:p>
          </table:table-cell>
          <table:table-cell table:style-name="ce26" office:value-type="string" calcext:value-type="string">
            <text:p>## We Offer Ourselves to God</text:p>
          </table:table-cell>
          <table:table-cell office:value-type="string" calcext:value-type="string">
            <text:p>##### You are invited to bring your candles to light the altar at this time.</text:p>
          </table:table-cell>
          <table:table-cell office:value-type="string" calcext:value-type="string">
            <text:p>he/anthem “_Christ is Risen, Alleluia_ (St. Thomas’ Choir)”</text:p>
          </table:table-cell>
          <table:table-cell table:style-name="ce26" office:value-type="string" calcext:value-type="string">
            <text:p>hymn Offertory</text:p>
          </table:table-cell>
          <table:table-cell office:value-type="string" calcext:value-type="string">
            <text:p>h-174</text:p>
          </table:table-cell>
          <table:table-cell table:style-name="ce26" office:value-type="string" calcext:value-type="string">
            <text:p>he/eucharisticprayer/d sanctus=”Hymnal S-125”</text:p>
          </table:table-cell>
          <table:table-cell table:number-columns-repeated="2"/>
          <table:table-cell office:value-type="string" calcext:value-type="string">
            <text:p>#### Hymnal S-119</text:p>
          </table:table-cell>
          <table:table-cell table:style-name="ce26" office:value-type="string" calcext:value-type="string">
            <text:p>he/lordsprayer/1</text:p>
          </table:table-cell>
          <table:table-cell/>
          <table:table-cell table:style-name="ce26" office:value-type="string" calcext:value-type="string">
            <text:p>#### S-155</text:p>
          </table:table-cell>
          <table:table-cell table:style-name="ce26" office:value-type="string" calcext:value-type="string">
            <text:p>he/fraction/long</text:p>
          </table:table-cell>
          <table:table-cell table:style-name="ce26" office:value-type="string" calcext:value-type="string">
            <text:p>##### pb</text:p>
            <text:p>### We Receive the Gift of God</text:p>
          </table:table-cell>
          <table:table-cell table:style-name="ce26" office:value-type="string" calcext:value-type="string">
            <text:p>stt/2022/communion-covid</text:p>
          </table:table-cell>
          <table:table-cell table:style-name="ce26" office:value-type="string" calcext:value-type="string">
            <text:p>hymn Communion</text:p>
          </table:table-cell>
          <table:table-cell table:style-name="ce26" office:value-type="string" calcext:value-type="string">
            <text:p>h-190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490</text:p>
          </table:table-cell>
          <table:table-cell/>
          <table:table-cell table:style-name="ce26" office:value-type="string" calcext:value-type="string">
            <text:p>he/postcommunion/almighty</text:p>
          </table:table-cell>
          <table:table-cell table:style-name="ce25" office:value-type="string" calcext:value-type="string">
            <text:p>he/blessing/easter-long</text:p>
          </table:table-cell>
          <table:table-cell table:style-name="ce26" office:value-type="string" calcext:value-type="string">
            <text:p>hymn Processional</text:p>
          </table:table-cell>
          <table:table-cell table:style-name="ce25" office:value-type="string" calcext:value-type="string">
            <text:p>h-536</text:p>
          </table:table-cell>
          <table:table-cell table:style-name="ce25" office:value-type="string" calcext:value-type="string">
            <text:p>he/dismissal/easter/goinpeace</text:p>
          </table:table-cell>
          <table:table-cell table:style-name="ce26"/>
          <table:table-cell table:style-name="ce26" office:value-type="string" calcext:value-type="string">
            <text:p>nrsv</text:p>
          </table:table-cell>
          <table:table-cell table:style-name="ce26" table:number-columns-repeated="2"/>
          <table:table-cell table:number-columns-repeated="18"/>
          <table:table-cell table:style-name="ce26" table:number-columns-repeated="94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283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2"/>
          <table:table-cell/>
          <table:table-cell table:style-name="ce14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table:style-name="ce14" office:value-type="string" calcext:value-type="string">
            <text:p>lesson “third”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office:value-type="string" calcext:value-type="string">
            <text:p>he/peace</text:p>
          </table:table-cell>
          <table:table-cell table:style-name="ce14" table:number-columns-repeated="4"/>
          <table:table-cell/>
          <table:table-cell table:style-name="ce14" table:number-columns-repeated="15"/>
          <table:table-cell table:style-name="ce14" office:value-type="string" calcext:value-type="string">
            <text:p>office/mp/conclusion/thegr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4;16)&gt;=DATE([.$A$1];12;25) + 8 - WEEKDAY(DATE([.$A$1];12;25)) - 7 * 5;  DATE([.$A$1]-1;4;16); DATE([.$A$1];4;16))" office:value-type="date" office:date-value="2022-04-16" calcext:value-type="date">
            <text:p>04/16/22</text:p>
          </table:table-cell>
          <table:table-cell table:style-name="ce29" office:value-type="string" calcext:value-type="string">
            <text:p>April 16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string" calcext:value-type="string">
            <text:p>lff2018-peter-williams-casse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table:style-name="ce1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easter-long</text:p>
          </table:table-cell>
          <table:table-cell office:value-type="string" calcext:value-type="string">
            <text:p>hymn 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7)&gt;=DATE([.$A$1];12;25) + 8 - WEEKDAY(DATE([.$A$1];12;25)) - 7 * 5;  DATE([.$A$1]-1;4;17); DATE([.$A$1];4;17))" office:value-type="date" office:date-value="2022-04-17" calcext:value-type="date">
            <text:p>04/17/22</text:p>
          </table:table-cell>
          <table:table-cell table:style-name="ce29" office:value-type="string" calcext:value-type="string">
            <text:p>April 17</text:p>
          </table:table-cell>
          <table:table-cell/>
          <table:table-cell office:value-type="float" office:value="884" calcext:value-type="float">
            <text:p>884</text:p>
          </table:table-cell>
          <table:table-cell office:value-type="string" calcext:value-type="string">
            <text:p>lff2018-kateri-tekakwith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8)&gt;=DATE([.$A$1];12;25) + 8 - WEEKDAY(DATE([.$A$1];12;25)) - 7 * 5;  DATE([.$A$1]-1;4;18); DATE([.$A$1];4;18))" office:value-type="date" office:date-value="2022-04-18" calcext:value-type="date">
            <text:p>04/18/22</text:p>
          </table:table-cell>
          <table:table-cell table:style-name="ce29" office:value-type="string" calcext:value-type="string">
            <text:p>April 18</text:p>
          </table:table-cell>
          <table:table-cell/>
          <table:table-cell office:value-type="float" office:value="885" calcext:value-type="float">
            <text:p>885</text:p>
          </table:table-cell>
          <table:table-cell office:value-type="string" calcext:value-type="string">
            <text:p>lff2018-juana-ines-de-la-cruz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9)&gt;=DATE([.$A$1];12;25) + 8 - WEEKDAY(DATE([.$A$1];12;25)) - 7 * 5;  DATE([.$A$1]-1;4;19); DATE([.$A$1];4;19))" office:value-type="date" office:date-value="2022-04-19" calcext:value-type="date">
            <text:p>04/19/22</text:p>
          </table:table-cell>
          <table:table-cell table:style-name="ce29" office:value-type="string" calcext:value-type="string">
            <text:p>April 19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string" calcext:value-type="string">
            <text:p>lff2018-alpheg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1)&gt;=DATE([.$A$1];12;25) + 8 - WEEKDAY(DATE([.$A$1];12;25)) - 7 * 5;  DATE([.$A$1]-1;4;21); DATE([.$A$1];4;21))" office:value-type="date" office:date-value="2022-04-21" calcext:value-type="date">
            <text:p>04/21/22</text:p>
          </table:table-cell>
          <table:table-cell table:style-name="ce29" office:value-type="string" calcext:value-type="string">
            <text:p>April 21</text:p>
          </table:table-cell>
          <table:table-cell/>
          <table:table-cell office:value-type="float" office:value="887" calcext:value-type="float">
            <text:p>887</text:p>
          </table:table-cell>
          <table:table-cell office:value-type="string" calcext:value-type="string">
            <text:p>lff2018-ansel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2)&gt;=DATE([.$A$1];12;25) + 8 - WEEKDAY(DATE([.$A$1];12;25)) - 7 * 5;  DATE([.$A$1]-1;4;22); DATE([.$A$1];4;22))" office:value-type="date" office:date-value="2022-04-22" calcext:value-type="date">
            <text:p>04/22/22</text:p>
          </table:table-cell>
          <table:table-cell table:style-name="ce29" office:value-type="string" calcext:value-type="string">
            <text:p>April 22</text:p>
          </table:table-cell>
          <table:table-cell/>
          <table:table-cell office:value-type="float" office:value="888" calcext:value-type="float">
            <text:p>888</text:p>
          </table:table-cell>
          <table:table-cell office:value-type="string" calcext:value-type="string">
            <text:p>lff2018-hadewijch-of-braba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3)&gt;=DATE([.$A$1];12;25) + 8 - WEEKDAY(DATE([.$A$1];12;25)) - 7 * 5;  DATE([.$A$1]-1;4;23); DATE([.$A$1];4;23))" office:value-type="date" office:date-value="2022-04-23" calcext:value-type="date">
            <text:p>04/23/22</text:p>
          </table:table-cell>
          <table:table-cell table:style-name="ce29" office:value-type="string" calcext:value-type="string">
            <text:p>April 23</text:p>
          </table:table-cell>
          <table:table-cell/>
          <table:table-cell office:value-type="float" office:value="889" calcext:value-type="float">
            <text:p>889</text:p>
          </table:table-cell>
          <table:table-cell office:value-type="string" calcext:value-type="string">
            <text:p>lff2018-toyohiko-kagaw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5)&gt;=DATE([.$A$1];12;25) + 8 - WEEKDAY(DATE([.$A$1];12;25)) - 7 * 5;  DATE([.$A$1]-1;4;25); DATE([.$A$1];4;25))" office:value-type="date" office:date-value="2022-04-25" calcext:value-type="date">
            <text:p>04/25/22</text:p>
          </table:table-cell>
          <table:table-cell table:style-name="ce29" office:value-type="string" calcext:value-type="string">
            <text:p>April 25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string" calcext:value-type="string">
            <text:p>lff2018-saint-mark-the-evangel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7)&gt;=DATE([.$A$1];12;25) + 8 - WEEKDAY(DATE([.$A$1];12;25)) - 7 * 5;  DATE([.$A$1]-1;4;27); DATE([.$A$1];4;27))" office:value-type="date" office:date-value="2022-04-27" calcext:value-type="date">
            <text:p>04/27/22</text:p>
          </table:table-cell>
          <table:table-cell table:style-name="ce29" office:value-type="string" calcext:value-type="string">
            <text:p>April 27</text:p>
          </table:table-cell>
          <table:table-cell/>
          <table:table-cell office:value-type="float" office:value="891" calcext:value-type="float">
            <text:p>891</text:p>
          </table:table-cell>
          <table:table-cell office:value-type="string" calcext:value-type="string">
            <text:p>lff2018-zita-of-tusc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9)&gt;=DATE([.$A$1];12;25) + 8 - WEEKDAY(DATE([.$A$1];12;25)) - 7 * 5;  DATE([.$A$1]-1;4;29); DATE([.$A$1];4;29))" office:value-type="date" office:date-value="2022-04-29" calcext:value-type="date">
            <text:p>04/29/22</text:p>
          </table:table-cell>
          <table:table-cell table:style-name="ce29" office:value-type="string" calcext:value-type="string">
            <text:p>April 29</text:p>
          </table:table-cell>
          <table:table-cell/>
          <table:table-cell office:value-type="float" office:value="892" calcext:value-type="float">
            <text:p>892</text:p>
          </table:table-cell>
          <table:table-cell office:value-type="string" calcext:value-type="string">
            <text:p>lff2018-catherine-of-sie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1)&gt;=DATE([.$A$1];12;25) + 8 - WEEKDAY(DATE([.$A$1];12;25)) - 7 * 5;  DATE([.$A$1]-1;5;1); DATE([.$A$1];5;1))" office:value-type="date" office:date-value="2022-05-01" calcext:value-type="date">
            <text:p>05/01/22</text:p>
          </table:table-cell>
          <table:table-cell table:style-name="ce29" office:value-type="string" calcext:value-type="string">
            <text:p>May 1</text:p>
          </table:table-cell>
          <table:table-cell/>
          <table:table-cell office:value-type="float" office:value="893" calcext:value-type="float">
            <text:p>893</text:p>
          </table:table-cell>
          <table:table-cell office:value-type="string" calcext:value-type="string">
            <text:p>lff2018-apostles-saint-philip-and-saint-jam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)&gt;=DATE([.$A$1];12;25) + 8 - WEEKDAY(DATE([.$A$1];12;25)) - 7 * 5;  DATE([.$A$1]-1;5;2); DATE([.$A$1];5;2))" office:value-type="date" office:date-value="2022-05-02" calcext:value-type="date">
            <text:p>05/02/22</text:p>
          </table:table-cell>
          <table:table-cell table:style-name="ce29" office:value-type="string" calcext:value-type="string">
            <text:p>May 2</text:p>
          </table:table-cell>
          <table:table-cell/>
          <table:table-cell office:value-type="float" office:value="894" calcext:value-type="float">
            <text:p>894</text:p>
          </table:table-cell>
          <table:table-cell office:value-type="string" calcext:value-type="string">
            <text:p>lff2018-athanasius-of-alexandr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3)&gt;=DATE([.$A$1];12;25) + 8 - WEEKDAY(DATE([.$A$1];12;25)) - 7 * 5;  DATE([.$A$1]-1;5;3); DATE([.$A$1];5;3))" office:value-type="date" office:date-value="2022-05-03" calcext:value-type="date">
            <text:p>05/03/22</text:p>
          </table:table-cell>
          <table:table-cell table:style-name="ce29" office:value-type="string" calcext:value-type="string">
            <text:p>May 3</text:p>
          </table:table-cell>
          <table:table-cell/>
          <table:table-cell office:value-type="float" office:value="895" calcext:value-type="float">
            <text:p>895</text:p>
          </table:table-cell>
          <table:table-cell office:value-type="string" calcext:value-type="string">
            <text:p>lff2018-elisabeth-crucig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4)&gt;=DATE([.$A$1];12;25) + 8 - WEEKDAY(DATE([.$A$1];12;25)) - 7 * 5;  DATE([.$A$1]-1;5;4); DATE([.$A$1];5;4))" office:value-type="date" office:date-value="2022-05-04" calcext:value-type="date">
            <text:p>05/04/22</text:p>
          </table:table-cell>
          <table:table-cell table:style-name="ce29" office:value-type="string" calcext:value-type="string">
            <text:p>May 4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string" calcext:value-type="string">
            <text:p>lff2018-monic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5)&gt;=DATE([.$A$1];12;25) + 8 - WEEKDAY(DATE([.$A$1];12;25)) - 7 * 5;  DATE([.$A$1]-1;5;5); DATE([.$A$1];5;5))" office:value-type="date" office:date-value="2022-05-05" calcext:value-type="date">
            <text:p>05/05/22</text:p>
          </table:table-cell>
          <table:table-cell table:style-name="ce29" office:value-type="string" calcext:value-type="string">
            <text:p>May 5</text:p>
          </table:table-cell>
          <table:table-cell/>
          <table:table-cell office:value-type="float" office:value="897" calcext:value-type="float">
            <text:p>897</text:p>
          </table:table-cell>
          <table:table-cell office:value-type="string" calcext:value-type="string">
            <text:p>lff2018-martyrs-of-the-reformation-e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8)&gt;=DATE([.$A$1];12;25) + 8 - WEEKDAY(DATE([.$A$1];12;25)) - 7 * 5;  DATE([.$A$1]-1;5;8); DATE([.$A$1];5;8))" office:value-type="date" office:date-value="2022-05-08" calcext:value-type="date">
            <text:p>05/08/22</text:p>
          </table:table-cell>
          <table:table-cell table:style-name="ce29" office:value-type="string" calcext:value-type="string">
            <text:p>May 8</text:p>
          </table:table-cell>
          <table:table-cell/>
          <table:table-cell office:value-type="float" office:value="898" calcext:value-type="float">
            <text:p>898</text:p>
          </table:table-cell>
          <table:table-cell office:value-type="string" calcext:value-type="string">
            <text:p>lff2018-julian-of-norwi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9)&gt;=DATE([.$A$1];12;25) + 8 - WEEKDAY(DATE([.$A$1];12;25)) - 7 * 5;  DATE([.$A$1]-1;5;9); DATE([.$A$1];5;9))" office:value-type="date" office:date-value="2022-05-09" calcext:value-type="date">
            <text:p>05/09/22</text:p>
          </table:table-cell>
          <table:table-cell table:style-name="ce29" office:value-type="string" calcext:value-type="string">
            <text:p>May 9</text:p>
          </table:table-cell>
          <table:table-cell/>
          <table:table-cell office:value-type="float" office:value="899" calcext:value-type="float">
            <text:p>899</text:p>
          </table:table-cell>
          <table:table-cell office:value-type="string" calcext:value-type="string">
            <text:p>lff2018-gregory-of-nazianz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11)&gt;=DATE([.$A$1];12;25) + 8 - WEEKDAY(DATE([.$A$1];12;25)) - 7 * 5;  DATE([.$A$1]-1;5;11); DATE([.$A$1];5;11))" office:value-type="date" office:date-value="2022-05-11" calcext:value-type="date">
            <text:p>05/11/22</text:p>
          </table:table-cell>
          <table:table-cell table:style-name="ce29" office:value-type="string" calcext:value-type="string">
            <text:p>May 11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lff2018-johann-arnd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13)&gt;=DATE([.$A$1];12;25) + 8 - WEEKDAY(DATE([.$A$1];12;25)) - 7 * 5;  DATE([.$A$1]-1;5;13); DATE([.$A$1];5;13))" office:value-type="date" office:date-value="2022-05-13" calcext:value-type="date">
            <text:p>05/13/22</text:p>
          </table:table-cell>
          <table:table-cell table:style-name="ce29" office:value-type="string" calcext:value-type="string">
            <text:p>May 13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string" calcext:value-type="string">
            <text:p>lff2018-frances-perkin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15)&gt;=DATE([.$A$1];12;25) + 8 - WEEKDAY(DATE([.$A$1];12;25)) - 7 * 5;  DATE([.$A$1]-1;5;15); DATE([.$A$1];5;15))" office:value-type="date" office:date-value="2022-05-15" calcext:value-type="date">
            <text:p>05/15/22</text:p>
          </table:table-cell>
          <table:table-cell table:style-name="ce29" office:value-type="string" calcext:value-type="string">
            <text:p>May 15</text:p>
          </table:table-cell>
          <table:table-cell/>
          <table:table-cell office:value-type="float" office:value="902" calcext:value-type="float">
            <text:p>902</text:p>
          </table:table-cell>
          <table:table-cell office:value-type="string" calcext:value-type="string">
            <text:p>lff2018-pachomius-of-tabeniss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17)&gt;=DATE([.$A$1];12;25) + 8 - WEEKDAY(DATE([.$A$1];12;25)) - 7 * 5;  DATE([.$A$1]-1;5;17); DATE([.$A$1];5;17))" office:value-type="date" office:date-value="2022-05-17" calcext:value-type="date">
            <text:p>05/17/22</text:p>
          </table:table-cell>
          <table:table-cell table:style-name="ce29" office:value-type="string" calcext:value-type="string">
            <text:p>May 17</text:p>
          </table:table-cell>
          <table:table-cell/>
          <table:table-cell office:value-type="float" office:value="903" calcext:value-type="float">
            <text:p>903</text:p>
          </table:table-cell>
          <table:table-cell office:value-type="string" calcext:value-type="string">
            <text:p>lff2018-thurgood-marsha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19)&gt;=DATE([.$A$1];12;25) + 8 - WEEKDAY(DATE([.$A$1];12;25)) - 7 * 5;  DATE([.$A$1]-1;5;19); DATE([.$A$1];5;19))" office:value-type="date" office:date-value="2022-05-19" calcext:value-type="date">
            <text:p>05/19/22</text:p>
          </table:table-cell>
          <table:table-cell table:style-name="ce29" office:value-type="string" calcext:value-type="string">
            <text:p>May 19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string" calcext:value-type="string">
            <text:p>lff2018-dunst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0)&gt;=DATE([.$A$1];12;25) + 8 - WEEKDAY(DATE([.$A$1];12;25)) - 7 * 5;  DATE([.$A$1]-1;5;20); DATE([.$A$1];5;20))" office:value-type="date" office:date-value="2022-05-20" calcext:value-type="date">
            <text:p>05/20/22</text:p>
          </table:table-cell>
          <table:table-cell table:style-name="ce29" office:value-type="string" calcext:value-type="string">
            <text:p>May 20</text:p>
          </table:table-cell>
          <table:table-cell/>
          <table:table-cell office:value-type="float" office:value="905" calcext:value-type="float">
            <text:p>905</text:p>
          </table:table-cell>
          <table:table-cell office:value-type="string" calcext:value-type="string">
            <text:p>lff2018-alcuin-of-yor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1)&gt;=DATE([.$A$1];12;25) + 8 - WEEKDAY(DATE([.$A$1];12;25)) - 7 * 5;  DATE([.$A$1]-1;5;21); DATE([.$A$1];5;21))" office:value-type="date" office:date-value="2022-05-21" calcext:value-type="date">
            <text:p>05/21/22</text:p>
          </table:table-cell>
          <table:table-cell table:style-name="ce29" office:value-type="string" calcext:value-type="string">
            <text:p>May 21</text:p>
          </table:table-cell>
          <table:table-cell/>
          <table:table-cell office:value-type="float" office:value="906" calcext:value-type="float">
            <text:p>906</text:p>
          </table:table-cell>
          <table:table-cell office:value-type="string" calcext:value-type="string">
            <text:p>lff2018-lydia-of-thyati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2)&gt;=DATE([.$A$1];12;25) + 8 - WEEKDAY(DATE([.$A$1];12;25)) - 7 * 5;  DATE([.$A$1]-1;5;22); DATE([.$A$1];5;22))" office:value-type="date" office:date-value="2022-05-22" calcext:value-type="date">
            <text:p>05/22/22</text:p>
          </table:table-cell>
          <table:table-cell table:style-name="ce29" office:value-type="string" calcext:value-type="string">
            <text:p>May 22</text:p>
          </table:table-cell>
          <table:table-cell/>
          <table:table-cell office:value-type="float" office:value="907" calcext:value-type="float">
            <text:p>907</text:p>
          </table:table-cell>
          <table:table-cell office:value-type="string" calcext:value-type="string">
            <text:p>lff2018-helena-of-constantinop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4)&gt;=DATE([.$A$1];12;25) + 8 - WEEKDAY(DATE([.$A$1];12;25)) - 7 * 5;  DATE([.$A$1]-1;5;24); DATE([.$A$1];5;24))" office:value-type="date" office:date-value="2022-05-24" calcext:value-type="date">
            <text:p>05/24/22</text:p>
          </table:table-cell>
          <table:table-cell table:style-name="ce29" office:value-type="string" calcext:value-type="string">
            <text:p>May 24</text:p>
          </table:table-cell>
          <table:table-cell/>
          <table:table-cell office:value-type="float" office:value="908" calcext:value-type="float">
            <text:p>908</text:p>
          </table:table-cell>
          <table:table-cell office:value-type="string" calcext:value-type="string">
            <text:p>lff2018-jackson-kemp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5)&gt;=DATE([.$A$1];12;25) + 8 - WEEKDAY(DATE([.$A$1];12;25)) - 7 * 5;  DATE([.$A$1]-1;5;25); DATE([.$A$1];5;25))" office:value-type="date" office:date-value="2022-05-25" calcext:value-type="date">
            <text:p>05/25/22</text:p>
          </table:table-cell>
          <table:table-cell table:style-name="ce29" office:value-type="string" calcext:value-type="string">
            <text:p>May 25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string" calcext:value-type="string">
            <text:p>lff2018-bed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table:number-columns-repeated="6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6)&gt;=DATE([.$A$1];12;25) + 8 - WEEKDAY(DATE([.$A$1];12;25)) - 7 * 5;  DATE([.$A$1]-1;5;26); DATE([.$A$1];5;26))" office:value-type="date" office:date-value="2022-05-26" calcext:value-type="date">
            <text:p>05/26/22</text:p>
          </table:table-cell>
          <table:table-cell table:style-name="ce29" office:value-type="string" calcext:value-type="string">
            <text:p>May 26</text:p>
          </table:table-cell>
          <table:table-cell/>
          <table:table-cell office:value-type="float" office:value="910" calcext:value-type="float">
            <text:p>910</text:p>
          </table:table-cell>
          <table:table-cell office:value-type="string" calcext:value-type="string">
            <text:p>lff2018-augusti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8)&gt;=DATE([.$A$1];12;25) + 8 - WEEKDAY(DATE([.$A$1];12;25)) - 7 * 5;  DATE([.$A$1]-1;5;28); DATE([.$A$1];5;28))" office:value-type="date" office:date-value="2022-05-28" calcext:value-type="date">
            <text:p>05/28/22</text:p>
          </table:table-cell>
          <table:table-cell table:style-name="ce29" office:value-type="string" calcext:value-type="string">
            <text:p>May 28</text:p>
          </table:table-cell>
          <table:table-cell/>
          <table:table-cell office:value-type="float" office:value="911" calcext:value-type="float">
            <text:p>911</text:p>
          </table:table-cell>
          <table:table-cell office:value-type="string" calcext:value-type="string">
            <text:p>lff2018-mechthild-of-magdebur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31)&gt;=DATE([.$A$1];12;25) + 8 - WEEKDAY(DATE([.$A$1];12;25)) - 7 * 5;  DATE([.$A$1]-1;5;31); DATE([.$A$1];5;31))" office:value-type="date" office:date-value="2022-05-31" calcext:value-type="date">
            <text:p>05/31/22</text:p>
          </table:table-cell>
          <table:table-cell table:style-name="ce29" office:value-type="string" calcext:value-type="string">
            <text:p>May 31</text:p>
          </table:table-cell>
          <table:table-cell/>
          <table:table-cell office:value-type="float" office:value="912" calcext:value-type="float">
            <text:p>912</text:p>
          </table:table-cell>
          <table:table-cell office:value-type="string" calcext:value-type="string">
            <text:p>lff2018-visi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)&gt;=DATE([.$A$1];12;25) + 8 - WEEKDAY(DATE([.$A$1];12;25)) - 7 * 5;  DATE([.$A$1]-1;6;1); DATE([.$A$1];6;1))" office:value-type="date" office:date-value="2022-06-01" calcext:value-type="date">
            <text:p>06/01/22</text:p>
          </table:table-cell>
          <table:table-cell table:style-name="ce29" office:value-type="string" calcext:value-type="string">
            <text:p>June 1</text:p>
          </table:table-cell>
          <table:table-cell/>
          <table:table-cell office:value-type="float" office:value="913" calcext:value-type="float">
            <text:p>913</text:p>
          </table:table-cell>
          <table:table-cell office:value-type="string" calcext:value-type="string">
            <text:p>lff2018-just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2)&gt;=DATE([.$A$1];12;25) + 8 - WEEKDAY(DATE([.$A$1];12;25)) - 7 * 5;  DATE([.$A$1]-1;6;2); DATE([.$A$1];6;2))" office:value-type="date" office:date-value="2022-06-02" calcext:value-type="date">
            <text:p>06/02/22</text:p>
          </table:table-cell>
          <table:table-cell table:style-name="ce29" office:value-type="string" calcext:value-type="string">
            <text:p>June 2</text:p>
          </table:table-cell>
          <table:table-cell/>
          <table:table-cell office:value-type="float" office:value="914" calcext:value-type="float">
            <text:p>914</text:p>
          </table:table-cell>
          <table:table-cell office:value-type="string" calcext:value-type="string">
            <text:p>lff2018-blandi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3)&gt;=DATE([.$A$1];12;25) + 8 - WEEKDAY(DATE([.$A$1];12;25)) - 7 * 5;  DATE([.$A$1]-1;6;3); DATE([.$A$1];6;3))" office:value-type="date" office:date-value="2022-06-03" calcext:value-type="date">
            <text:p>06/03/22</text:p>
          </table:table-cell>
          <table:table-cell table:style-name="ce29" office:value-type="string" calcext:value-type="string">
            <text:p>June 3</text:p>
          </table:table-cell>
          <table:table-cell/>
          <table:table-cell office:value-type="float" office:value="915" calcext:value-type="float">
            <text:p>915</text:p>
          </table:table-cell>
          <table:table-cell office:value-type="string" calcext:value-type="string">
            <text:p>lff2018-martyrs-of-ugand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4)&gt;=DATE([.$A$1];12;25) + 8 - WEEKDAY(DATE([.$A$1];12;25)) - 7 * 5;  DATE([.$A$1]-1;6;4); DATE([.$A$1];6;4))" office:value-type="date" office:date-value="2022-06-04" calcext:value-type="date">
            <text:p>06/04/22</text:p>
          </table:table-cell>
          <table:table-cell table:style-name="ce29" office:value-type="string" calcext:value-type="string">
            <text:p>June 4</text:p>
          </table:table-cell>
          <table:table-cell/>
          <table:table-cell office:value-type="float" office:value="916" calcext:value-type="float">
            <text:p>916</text:p>
          </table:table-cell>
          <table:table-cell office:value-type="string" calcext:value-type="string">
            <text:p>lff2018-john-xxi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5)&gt;=DATE([.$A$1];12;25) + 8 - WEEKDAY(DATE([.$A$1];12;25)) - 7 * 5;  DATE([.$A$1]-1;6;5); DATE([.$A$1];6;5))" office:value-type="date" office:date-value="2022-06-05" calcext:value-type="date">
            <text:p>06/05/22</text:p>
          </table:table-cell>
          <table:table-cell table:style-name="ce29" office:value-type="string" calcext:value-type="string">
            <text:p>June 5</text:p>
          </table:table-cell>
          <table:table-cell/>
          <table:table-cell office:value-type="float" office:value="917" calcext:value-type="float">
            <text:p>917</text:p>
          </table:table-cell>
          <table:table-cell office:value-type="string" calcext:value-type="string">
            <text:p>lff2018-bonifa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8)&gt;=DATE([.$A$1];12;25) + 8 - WEEKDAY(DATE([.$A$1];12;25)) - 7 * 5;  DATE([.$A$1]-1;6;8); DATE([.$A$1];6;8))" office:value-type="date" office:date-value="2022-06-08" calcext:value-type="date">
            <text:p>06/08/22</text:p>
          </table:table-cell>
          <table:table-cell table:style-name="ce29" office:value-type="string" calcext:value-type="string">
            <text:p>June 8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string" calcext:value-type="string">
            <text:p>lff2018-melania-the-eld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9)&gt;=DATE([.$A$1];12;25) + 8 - WEEKDAY(DATE([.$A$1];12;25)) - 7 * 5;  DATE([.$A$1]-1;6;9); DATE([.$A$1];6;9))" office:value-type="date" office:date-value="2022-06-09" calcext:value-type="date">
            <text:p>06/09/22</text:p>
          </table:table-cell>
          <table:table-cell table:style-name="ce29" office:value-type="string" calcext:value-type="string">
            <text:p>June 9</text:p>
          </table:table-cell>
          <table:table-cell/>
          <table:table-cell office:value-type="float" office:value="919" calcext:value-type="float">
            <text:p>919</text:p>
          </table:table-cell>
          <table:table-cell office:value-type="string" calcext:value-type="string">
            <text:p>lff2018-columba-of-io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0)&gt;=DATE([.$A$1];12;25) + 8 - WEEKDAY(DATE([.$A$1];12;25)) - 7 * 5;  DATE([.$A$1]-1;6;10); DATE([.$A$1];6;10))" office:value-type="date" office:date-value="2022-06-10" calcext:value-type="date">
            <text:p>06/10/22</text:p>
          </table:table-cell>
          <table:table-cell table:style-name="ce29" office:value-type="string" calcext:value-type="string">
            <text:p>June 10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string" calcext:value-type="string">
            <text:p>lff2018-ephrem-of-nisib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1)&gt;=DATE([.$A$1];12;25) + 8 - WEEKDAY(DATE([.$A$1];12;25)) - 7 * 5;  DATE([.$A$1]-1;6;11); DATE([.$A$1];6;11))" office:value-type="date" office:date-value="2022-06-11" calcext:value-type="date">
            <text:p>06/11/22</text:p>
          </table:table-cell>
          <table:table-cell table:style-name="ce29" office:value-type="string" calcext:value-type="string">
            <text:p>June 11</text:p>
          </table:table-cell>
          <table:table-cell/>
          <table:table-cell office:value-type="float" office:value="921" calcext:value-type="float">
            <text:p>921</text:p>
          </table:table-cell>
          <table:table-cell office:value-type="string" calcext:value-type="string">
            <text:p>lff2018-saint-barnaba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2)&gt;=DATE([.$A$1];12;25) + 8 - WEEKDAY(DATE([.$A$1];12;25)) - 7 * 5;  DATE([.$A$1]-1;6;12); DATE([.$A$1];6;12))" office:value-type="date" office:date-value="2022-06-12" calcext:value-type="date">
            <text:p>06/12/22</text:p>
          </table:table-cell>
          <table:table-cell table:style-name="ce29" office:value-type="string" calcext:value-type="string">
            <text:p>June 12</text:p>
          </table:table-cell>
          <table:table-cell/>
          <table:table-cell office:value-type="float" office:value="922" calcext:value-type="float">
            <text:p>922</text:p>
          </table:table-cell>
          <table:table-cell office:value-type="string" calcext:value-type="string">
            <text:p>lff2018-enmegahbow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4)&gt;=DATE([.$A$1];12;25) + 8 - WEEKDAY(DATE([.$A$1];12;25)) - 7 * 5;  DATE([.$A$1]-1;6;14); DATE([.$A$1];6;14))" office:value-type="date" office:date-value="2022-06-14" calcext:value-type="date">
            <text:p>06/14/22</text:p>
          </table:table-cell>
          <table:table-cell table:style-name="ce29" office:value-type="string" calcext:value-type="string">
            <text:p>June 14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string" calcext:value-type="string">
            <text:p>lff2018-basil-of-caesar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5)&gt;=DATE([.$A$1];12;25) + 8 - WEEKDAY(DATE([.$A$1];12;25)) - 7 * 5;  DATE([.$A$1]-1;6;15); DATE([.$A$1];6;15))" office:value-type="date" office:date-value="2022-06-15" calcext:value-type="date">
            <text:p>06/15/22</text:p>
          </table:table-cell>
          <table:table-cell table:style-name="ce29" office:value-type="string" calcext:value-type="string">
            <text:p>June 15</text:p>
          </table:table-cell>
          <table:table-cell/>
          <table:table-cell office:value-type="float" office:value="924" calcext:value-type="float">
            <text:p>924</text:p>
          </table:table-cell>
          <table:table-cell office:value-type="string" calcext:value-type="string">
            <text:p>lff2018-evelyn-underhi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6)&gt;=DATE([.$A$1];12;25) + 8 - WEEKDAY(DATE([.$A$1];12;25)) - 7 * 5;  DATE([.$A$1]-1;6;16); DATE([.$A$1];6;16))" office:value-type="date" office:date-value="2022-06-16" calcext:value-type="date">
            <text:p>06/16/22</text:p>
          </table:table-cell>
          <table:table-cell table:style-name="ce29" office:value-type="string" calcext:value-type="string">
            <text:p>June 16</text:p>
          </table:table-cell>
          <table:table-cell/>
          <table:table-cell office:value-type="float" office:value="925" calcext:value-type="float">
            <text:p>925</text:p>
          </table:table-cell>
          <table:table-cell office:value-type="string" calcext:value-type="string">
            <text:p>lff2018-joseph-butl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7)&gt;=DATE([.$A$1];12;25) + 8 - WEEKDAY(DATE([.$A$1];12;25)) - 7 * 5;  DATE([.$A$1]-1;6;17); DATE([.$A$1];6;17))" office:value-type="date" office:date-value="2022-06-17" calcext:value-type="date">
            <text:p>06/17/22</text:p>
          </table:table-cell>
          <table:table-cell table:style-name="ce29" office:value-type="string" calcext:value-type="string">
            <text:p>June 17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string" calcext:value-type="string">
            <text:p>lff2018-marina-the-mon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8)&gt;=DATE([.$A$1];12;25) + 8 - WEEKDAY(DATE([.$A$1];12;25)) - 7 * 5;  DATE([.$A$1]-1;6;18); DATE([.$A$1];6;18))" office:value-type="date" office:date-value="2022-06-18" calcext:value-type="date">
            <text:p>06/18/22</text:p>
          </table:table-cell>
          <table:table-cell table:style-name="ce29" office:value-type="string" calcext:value-type="string">
            <text:p>June 18</text:p>
          </table:table-cell>
          <table:table-cell/>
          <table:table-cell office:value-type="float" office:value="927" calcext:value-type="float">
            <text:p>927</text:p>
          </table:table-cell>
          <table:table-cell office:value-type="string" calcext:value-type="string">
            <text:p>lff2018-bernard-mizek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28;DATE([.A$1];12;25) + 8 - WEEKDAY(DATE([.A$1];12;25)) - 7 * 28;&quot;&quot;)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9)&gt;=DATE([.$A$1];12;25) + 8 - WEEKDAY(DATE([.$A$1];12;25)) - 7 * 5;  DATE([.$A$1]-1;6;19); DATE([.$A$1];6;19))" office:value-type="date" office:date-value="2022-06-19" calcext:value-type="date">
            <text:p>06/19/22</text:p>
          </table:table-cell>
          <table:table-cell table:style-name="ce29" office:value-type="string" calcext:value-type="string">
            <text:p>June 19</text:p>
          </table:table-cell>
          <table:table-cell/>
          <table:table-cell office:value-type="float" office:value="928" calcext:value-type="float">
            <text:p>928</text:p>
          </table:table-cell>
          <table:table-cell office:value-type="string" calcext:value-type="string">
            <text:p>lff2018-adelaide-teague-ca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22)&gt;=DATE([.$A$1];12;25) + 8 - WEEKDAY(DATE([.$A$1];12;25)) - 7 * 5;  DATE([.$A$1]-1;6;22); DATE([.$A$1];6;22))" office:value-type="date" office:date-value="2022-06-22" calcext:value-type="date">
            <text:p>06/22/22</text:p>
          </table:table-cell>
          <table:table-cell table:style-name="ce29" office:value-type="string" calcext:value-type="string">
            <text:p>June 22</text:p>
          </table:table-cell>
          <table:table-cell/>
          <table:table-cell office:value-type="float" office:value="929" calcext:value-type="float">
            <text:p>929</text:p>
          </table:table-cell>
          <table:table-cell office:value-type="string" calcext:value-type="string">
            <text:p>lff2018-alb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24)&gt;=DATE([.$A$1];12;25) + 8 - WEEKDAY(DATE([.$A$1];12;25)) - 7 * 5;  DATE([.$A$1]-1;6;24); DATE([.$A$1];6;24))" office:value-type="date" office:date-value="2022-06-24" calcext:value-type="date">
            <text:p>06/24/22</text:p>
          </table:table-cell>
          <table:table-cell table:style-name="ce29" office:value-type="string" calcext:value-type="string">
            <text:p>June 24</text:p>
          </table:table-cell>
          <table:table-cell/>
          <table:table-cell office:value-type="float" office:value="930" calcext:value-type="float">
            <text:p>930</text:p>
          </table:table-cell>
          <table:table-cell office:value-type="string" calcext:value-type="string">
            <text:p>lff2018-nativity-of-saint-john-the-bapt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26)&gt;=DATE([.$A$1];12;25) + 8 - WEEKDAY(DATE([.$A$1];12;25)) - 7 * 5;  DATE([.$A$1]-1;6;26); DATE([.$A$1];6;26))" office:value-type="date" office:date-value="2022-06-26" calcext:value-type="date">
            <text:p>06/26/22</text:p>
          </table:table-cell>
          <table:table-cell table:style-name="ce29" office:value-type="string" calcext:value-type="string">
            <text:p>June 26</text:p>
          </table:table-cell>
          <table:table-cell/>
          <table:table-cell office:value-type="float" office:value="931" calcext:value-type="float">
            <text:p>931</text:p>
          </table:table-cell>
          <table:table-cell office:value-type="string" calcext:value-type="string">
            <text:p>lff2018-isabel-florence-hapgoo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28)&gt;=DATE([.$A$1];12;25) + 8 - WEEKDAY(DATE([.$A$1];12;25)) - 7 * 5;  DATE([.$A$1]-1;6;28); DATE([.$A$1];6;28))" office:value-type="date" office:date-value="2022-06-28" calcext:value-type="date">
            <text:p>06/28/22</text:p>
          </table:table-cell>
          <table:table-cell table:style-name="ce29" office:value-type="string" calcext:value-type="string">
            <text:p>June 28</text:p>
          </table:table-cell>
          <table:table-cell/>
          <table:table-cell office:value-type="float" office:value="932" calcext:value-type="float">
            <text:p>932</text:p>
          </table:table-cell>
          <table:table-cell office:value-type="string" calcext:value-type="string">
            <text:p>lff2018-irenaeus-of-lyon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29)&gt;=DATE([.$A$1];12;25) + 8 - WEEKDAY(DATE([.$A$1];12;25)) - 7 * 5;  DATE([.$A$1]-1;6;29); DATE([.$A$1];6;29))" office:value-type="date" office:date-value="2022-06-29" calcext:value-type="date">
            <text:p>06/29/22</text:p>
          </table:table-cell>
          <table:table-cell table:style-name="ce29" office:value-type="string" calcext:value-type="string">
            <text:p>June 29</text:p>
          </table:table-cell>
          <table:table-cell/>
          <table:table-cell office:value-type="float" office:value="933" calcext:value-type="float">
            <text:p>933</text:p>
          </table:table-cell>
          <table:table-cell office:value-type="string" calcext:value-type="string">
            <text:p>lff2018-apostles-saint-peter-and-saint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1)&gt;=DATE([.$A$1];12;25) + 8 - WEEKDAY(DATE([.$A$1];12;25)) - 7 * 5;  DATE([.$A$1]-1;7;1); DATE([.$A$1];7;1))" office:value-type="date" office:date-value="2022-07-01" calcext:value-type="date">
            <text:p>07/01/22</text:p>
          </table:table-cell>
          <table:table-cell table:style-name="ce29" office:value-type="string" calcext:value-type="string">
            <text:p>July 1</text:p>
          </table:table-cell>
          <table:table-cell/>
          <table:table-cell office:value-type="float" office:value="934" calcext:value-type="float">
            <text:p>934</text:p>
          </table:table-cell>
          <table:table-cell office:value-type="string" calcext:value-type="string">
            <text:p>lff2018-pauli-murr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)&gt;=DATE([.$A$1];12;25) + 8 - WEEKDAY(DATE([.$A$1];12;25)) - 7 * 5;  DATE([.$A$1]-1;7;2); DATE([.$A$1];7;2))" office:value-type="date" office:date-value="2022-07-02" calcext:value-type="date">
            <text:p>07/02/22</text:p>
          </table:table-cell>
          <table:table-cell table:style-name="ce29" office:value-type="string" calcext:value-type="string">
            <text:p>July 2</text:p>
          </table:table-cell>
          <table:table-cell/>
          <table:table-cell office:value-type="float" office:value="935" calcext:value-type="float">
            <text:p>935</text:p>
          </table:table-cell>
          <table:table-cell office:value-type="string" calcext:value-type="string">
            <text:p>lff2018-moses-the-blac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4)&gt;=DATE([.$A$1];12;25) + 8 - WEEKDAY(DATE([.$A$1];12;25)) - 7 * 5;  DATE([.$A$1]-1;7;4); DATE([.$A$1];7;4))" office:value-type="date" office:date-value="2022-07-04" calcext:value-type="date">
            <text:p>07/04/22</text:p>
          </table:table-cell>
          <table:table-cell table:style-name="ce29" office:value-type="string" calcext:value-type="string">
            <text:p>July 4</text:p>
          </table:table-cell>
          <table:table-cell/>
          <table:table-cell office:value-type="float" office:value="936" calcext:value-type="float">
            <text:p>936</text:p>
          </table:table-cell>
          <table:table-cell office:value-type="string" calcext:value-type="string">
            <text:p>lff2018-independence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6)&gt;=DATE([.$A$1];12;25) + 8 - WEEKDAY(DATE([.$A$1];12;25)) - 7 * 5;  DATE([.$A$1]-1;7;6); DATE([.$A$1];7;6))" office:value-type="date" office:date-value="2022-07-06" calcext:value-type="date">
            <text:p>07/06/22</text:p>
          </table:table-cell>
          <table:table-cell table:style-name="ce29" office:value-type="string" calcext:value-type="string">
            <text:p>July 6</text:p>
          </table:table-cell>
          <table:table-cell/>
          <table:table-cell office:value-type="float" office:value="937" calcext:value-type="float">
            <text:p>937</text:p>
          </table:table-cell>
          <table:table-cell office:value-type="string" calcext:value-type="string">
            <text:p>lff2018-eva-lee-matthew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8)&gt;=DATE([.$A$1];12;25) + 8 - WEEKDAY(DATE([.$A$1];12;25)) - 7 * 5;  DATE([.$A$1]-1;7;8); DATE([.$A$1];7;8))" office:value-type="date" office:date-value="2022-07-08" calcext:value-type="date">
            <text:p>07/08/22</text:p>
          </table:table-cell>
          <table:table-cell table:style-name="ce29" office:value-type="string" calcext:value-type="string">
            <text:p>July 8</text:p>
          </table:table-cell>
          <table:table-cell/>
          <table:table-cell office:value-type="float" office:value="938" calcext:value-type="float">
            <text:p>938</text:p>
          </table:table-cell>
          <table:table-cell office:value-type="string" calcext:value-type="string">
            <text:p>lff2018-priscil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11)&gt;=DATE([.$A$1];12;25) + 8 - WEEKDAY(DATE([.$A$1];12;25)) - 7 * 5;  DATE([.$A$1]-1;7;11); DATE([.$A$1];7;11))" office:value-type="date" office:date-value="2022-07-11" calcext:value-type="date">
            <text:p>07/11/22</text:p>
          </table:table-cell>
          <table:table-cell table:style-name="ce29" office:value-type="string" calcext:value-type="string">
            <text:p>July 11</text:p>
          </table:table-cell>
          <table:table-cell/>
          <table:table-cell office:value-type="float" office:value="939" calcext:value-type="float">
            <text:p>939</text:p>
          </table:table-cell>
          <table:table-cell office:value-type="string" calcext:value-type="string">
            <text:p>lff2018-benedict-of-nurs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14)&gt;=DATE([.$A$1];12;25) + 8 - WEEKDAY(DATE([.$A$1];12;25)) - 7 * 5;  DATE([.$A$1]-1;7;14); DATE([.$A$1];7;14))" office:value-type="date" office:date-value="2022-07-14" calcext:value-type="date">
            <text:p>07/14/22</text:p>
          </table:table-cell>
          <table:table-cell table:style-name="ce29" office:value-type="string" calcext:value-type="string">
            <text:p>July 1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string" calcext:value-type="string">
            <text:p>lff2018-argula-von-grumba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17)&gt;=DATE([.$A$1];12;25) + 8 - WEEKDAY(DATE([.$A$1];12;25)) - 7 * 5;  DATE([.$A$1]-1;7;17); DATE([.$A$1];7;17))" office:value-type="date" office:date-value="2022-07-17" calcext:value-type="date">
            <text:p>07/17/22</text:p>
          </table:table-cell>
          <table:table-cell table:style-name="ce29" office:value-type="string" calcext:value-type="string">
            <text:p>July 17</text:p>
          </table:table-cell>
          <table:table-cell/>
          <table:table-cell office:value-type="float" office:value="941" calcext:value-type="float">
            <text:p>941</text:p>
          </table:table-cell>
          <table:table-cell office:value-type="string" calcext:value-type="string">
            <text:p>lff2018-william-whit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19)&gt;=DATE([.$A$1];12;25) + 8 - WEEKDAY(DATE([.$A$1];12;25)) - 7 * 5;  DATE([.$A$1]-1;7;19); DATE([.$A$1];7;19))" office:value-type="date" office:date-value="2022-07-19" calcext:value-type="date">
            <text:p>07/19/22</text:p>
          </table:table-cell>
          <table:table-cell table:style-name="ce29" office:value-type="string" calcext:value-type="string">
            <text:p>July 19</text:p>
          </table:table-cell>
          <table:table-cell/>
          <table:table-cell office:value-type="float" office:value="942" calcext:value-type="float">
            <text:p>942</text:p>
          </table:table-cell>
          <table:table-cell office:value-type="string" calcext:value-type="string">
            <text:p>lff2018-macrina-of-caesar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0)&gt;=DATE([.$A$1];12;25) + 8 - WEEKDAY(DATE([.$A$1];12;25)) - 7 * 5;  DATE([.$A$1]-1;7;20); DATE([.$A$1];7;20))" office:value-type="date" office:date-value="2022-07-20" calcext:value-type="date">
            <text:p>07/20/22</text:p>
          </table:table-cell>
          <table:table-cell table:style-name="ce29" office:value-type="string" calcext:value-type="string">
            <text:p>July 20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string" calcext:value-type="string">
            <text:p>lff2018-elizabeth-cady-stan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1)&gt;=DATE([.$A$1];12;25) + 8 - WEEKDAY(DATE([.$A$1];12;25)) - 7 * 5;  DATE([.$A$1]-1;7;21); DATE([.$A$1];7;21))" office:value-type="date" office:date-value="2022-07-21" calcext:value-type="date">
            <text:p>07/21/22</text:p>
          </table:table-cell>
          <table:table-cell table:style-name="ce29" office:value-type="string" calcext:value-type="string">
            <text:p>July 21</text:p>
          </table:table-cell>
          <table:table-cell/>
          <table:table-cell office:value-type="float" office:value="944" calcext:value-type="float">
            <text:p>944</text:p>
          </table:table-cell>
          <table:table-cell office:value-type="string" calcext:value-type="string">
            <text:p>lff2018-maria-skobtsov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2)&gt;=DATE([.$A$1];12;25) + 8 - WEEKDAY(DATE([.$A$1];12;25)) - 7 * 5;  DATE([.$A$1]-1;7;22); DATE([.$A$1];7;22))" office:value-type="date" office:date-value="2022-07-22" calcext:value-type="date">
            <text:p>07/22/22</text:p>
          </table:table-cell>
          <table:table-cell table:style-name="ce29" office:value-type="string" calcext:value-type="string">
            <text:p>July 22</text:p>
          </table:table-cell>
          <table:table-cell/>
          <table:table-cell office:value-type="float" office:value="945" calcext:value-type="float">
            <text:p>945</text:p>
          </table:table-cell>
          <table:table-cell office:value-type="string" calcext:value-type="string">
            <text:p>lff2018-saint-mary-magdale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3)&gt;=DATE([.$A$1];12;25) + 8 - WEEKDAY(DATE([.$A$1];12;25)) - 7 * 5;  DATE([.$A$1]-1;7;23); DATE([.$A$1];7;23))" office:value-type="date" office:date-value="2022-07-23" calcext:value-type="date">
            <text:p>07/23/22</text:p>
          </table:table-cell>
          <table:table-cell table:style-name="ce29" office:value-type="string" calcext:value-type="string">
            <text:p>July 23</text:p>
          </table:table-cell>
          <table:table-cell/>
          <table:table-cell office:value-type="float" office:value="946" calcext:value-type="float">
            <text:p>946</text:p>
          </table:table-cell>
          <table:table-cell office:value-type="string" calcext:value-type="string">
            <text:p>lff2018-john-cassi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4)&gt;=DATE([.$A$1];12;25) + 8 - WEEKDAY(DATE([.$A$1];12;25)) - 7 * 5;  DATE([.$A$1]-1;7;24); DATE([.$A$1];7;24))" office:value-type="date" office:date-value="2022-07-24" calcext:value-type="date">
            <text:p>07/24/22</text:p>
          </table:table-cell>
          <table:table-cell table:style-name="ce29" office:value-type="string" calcext:value-type="string">
            <text:p>July 24</text:p>
          </table:table-cell>
          <table:table-cell/>
          <table:table-cell office:value-type="float" office:value="947" calcext:value-type="float">
            <text:p>947</text:p>
          </table:table-cell>
          <table:table-cell office:value-type="string" calcext:value-type="string">
            <text:p>lff2018-thomas-a-kemp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5)&gt;=DATE([.$A$1];12;25) + 8 - WEEKDAY(DATE([.$A$1];12;25)) - 7 * 5;  DATE([.$A$1]-1;7;25); DATE([.$A$1];7;25))" office:value-type="date" office:date-value="2022-07-25" calcext:value-type="date">
            <text:p>07/25/22</text:p>
          </table:table-cell>
          <table:table-cell table:style-name="ce29" office:value-type="string" calcext:value-type="string">
            <text:p>July 25</text:p>
          </table:table-cell>
          <table:table-cell/>
          <table:table-cell office:value-type="float" office:value="948" calcext:value-type="float">
            <text:p>948</text:p>
          </table:table-cell>
          <table:table-cell office:value-type="string" calcext:value-type="string">
            <text:p>lff2018-saint-jame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6)&gt;=DATE([.$A$1];12;25) + 8 - WEEKDAY(DATE([.$A$1];12;25)) - 7 * 5;  DATE([.$A$1]-1;7;26); DATE([.$A$1];7;26))" office:value-type="date" office:date-value="2022-07-26" calcext:value-type="date">
            <text:p>07/26/22</text:p>
          </table:table-cell>
          <table:table-cell table:style-name="ce29" office:value-type="string" calcext:value-type="string">
            <text:p>July 26</text:p>
          </table:table-cell>
          <table:table-cell/>
          <table:table-cell office:value-type="float" office:value="949" calcext:value-type="float">
            <text:p>949</text:p>
          </table:table-cell>
          <table:table-cell office:value-type="string" calcext:value-type="string">
            <text:p>lff2018-parents-of-the-blessed-virgin-m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7)&gt;=DATE([.$A$1];12;25) + 8 - WEEKDAY(DATE([.$A$1];12;25)) - 7 * 5;  DATE([.$A$1]-1;7;27); DATE([.$A$1];7;27))" office:value-type="date" office:date-value="2022-07-27" calcext:value-type="date">
            <text:p>07/27/22</text:p>
          </table:table-cell>
          <table:table-cell table:style-name="ce29" office:value-type="string" calcext:value-type="string">
            <text:p>July 27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string" calcext:value-type="string">
            <text:p>lff2018-william-reed-hunting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8)&gt;=DATE([.$A$1];12;25) + 8 - WEEKDAY(DATE([.$A$1];12;25)) - 7 * 5;  DATE([.$A$1]-1;7;28); DATE([.$A$1];7;28))" office:value-type="date" office:date-value="2022-07-28" calcext:value-type="date">
            <text:p>07/28/22</text:p>
          </table:table-cell>
          <table:table-cell table:style-name="ce29" office:value-type="string" calcext:value-type="string">
            <text:p>July 28</text:p>
          </table:table-cell>
          <table:table-cell/>
          <table:table-cell office:value-type="float" office:value="951" calcext:value-type="float">
            <text:p>951</text:p>
          </table:table-cell>
          <table:table-cell office:value-type="string" calcext:value-type="string">
            <text:p>lff2018-johann-sebastian-ba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9)&gt;=DATE([.$A$1];12;25) + 8 - WEEKDAY(DATE([.$A$1];12;25)) - 7 * 5;  DATE([.$A$1]-1;7;29); DATE([.$A$1];7;29))" office:value-type="date" office:date-value="2022-07-29" calcext:value-type="date">
            <text:p>07/29/22</text:p>
          </table:table-cell>
          <table:table-cell table:style-name="ce29" office:value-type="string" calcext:value-type="string">
            <text:p>July 29</text:p>
          </table:table-cell>
          <table:table-cell/>
          <table:table-cell office:value-type="float" office:value="952" calcext:value-type="float">
            <text:p>952</text:p>
          </table:table-cell>
          <table:table-cell office:value-type="string" calcext:value-type="string">
            <text:p>lff2018-m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30)&gt;=DATE([.$A$1];12;25) + 8 - WEEKDAY(DATE([.$A$1];12;25)) - 7 * 5;  DATE([.$A$1]-1;7;30); DATE([.$A$1];7;30))" office:value-type="date" office:date-value="2022-07-30" calcext:value-type="date">
            <text:p>07/30/22</text:p>
          </table:table-cell>
          <table:table-cell table:style-name="ce29" office:value-type="string" calcext:value-type="string">
            <text:p>July 30</text:p>
          </table:table-cell>
          <table:table-cell/>
          <table:table-cell office:value-type="float" office:value="953" calcext:value-type="float">
            <text:p>953</text:p>
          </table:table-cell>
          <table:table-cell office:value-type="string" calcext:value-type="string">
            <text:p>lff2018-william-wilberfor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31)&gt;=DATE([.$A$1];12;25) + 8 - WEEKDAY(DATE([.$A$1];12;25)) - 7 * 5;  DATE([.$A$1]-1;7;31); DATE([.$A$1];7;31))" office:value-type="date" office:date-value="2022-07-31" calcext:value-type="date">
            <text:p>07/31/22</text:p>
          </table:table-cell>
          <table:table-cell table:style-name="ce29" office:value-type="string" calcext:value-type="string">
            <text:p>July 31</text:p>
          </table:table-cell>
          <table:table-cell/>
          <table:table-cell office:value-type="float" office:value="954" calcext:value-type="float">
            <text:p>954</text:p>
          </table:table-cell>
          <table:table-cell office:value-type="string" calcext:value-type="string">
            <text:p>lff2018-ignatius-of-loyo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)&gt;=DATE([.$A$1];12;25) + 8 - WEEKDAY(DATE([.$A$1];12;25)) - 7 * 5;  DATE([.$A$1]-1;8;1); DATE([.$A$1];8;1))" office:value-type="date" office:date-value="2022-08-01" calcext:value-type="date">
            <text:p>08/01/22</text:p>
          </table:table-cell>
          <table:table-cell table:style-name="ce29" office:value-type="string" calcext:value-type="string">
            <text:p>August 1</text:p>
          </table:table-cell>
          <table:table-cell/>
          <table:table-cell office:value-type="float" office:value="955" calcext:value-type="float">
            <text:p>955</text:p>
          </table:table-cell>
          <table:table-cell office:value-type="string" calcext:value-type="string">
            <text:p>lff2018-joseph-of-arimath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3)&gt;=DATE([.$A$1];12;25) + 8 - WEEKDAY(DATE([.$A$1];12;25)) - 7 * 5;  DATE([.$A$1]-1;8;3); DATE([.$A$1];8;3))" office:value-type="date" office:date-value="2022-08-03" calcext:value-type="date">
            <text:p>08/03/22</text:p>
          </table:table-cell>
          <table:table-cell table:style-name="ce29" office:value-type="string" calcext:value-type="string">
            <text:p>August 3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string" calcext:value-type="string">
            <text:p>lff2018-joan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6)&gt;=DATE([.$A$1];12;25) + 8 - WEEKDAY(DATE([.$A$1];12;25)) - 7 * 5;  DATE([.$A$1]-1;8;6); DATE([.$A$1];8;6)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957" calcext:value-type="float">
            <text:p>957</text:p>
          </table:table-cell>
          <table:table-cell office:value-type="string" calcext:value-type="string">
            <text:p>lff2018-transfigur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7)&gt;=DATE([.$A$1];12;25) + 8 - WEEKDAY(DATE([.$A$1];12;25)) - 7 * 5;  DATE([.$A$1]-1;8;7); DATE([.$A$1];8;7))" office:value-type="date" office:date-value="2022-08-07" calcext:value-type="date">
            <text:p>08/07/22</text:p>
          </table:table-cell>
          <table:table-cell table:style-name="ce29" office:value-type="string" calcext:value-type="string">
            <text:p>August 7</text:p>
          </table:table-cell>
          <table:table-cell/>
          <table:table-cell office:value-type="float" office:value="958" calcext:value-type="float">
            <text:p>958</text:p>
          </table:table-cell>
          <table:table-cell office:value-type="string" calcext:value-type="string">
            <text:p>lff2018-john-mason-nea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8)&gt;=DATE([.$A$1];12;25) + 8 - WEEKDAY(DATE([.$A$1];12;25)) - 7 * 5;  DATE([.$A$1]-1;8;8); DATE([.$A$1];8;8))" office:value-type="date" office:date-value="2022-08-08" calcext:value-type="date">
            <text:p>08/08/22</text:p>
          </table:table-cell>
          <table:table-cell table:style-name="ce29" office:value-type="string" calcext:value-type="string">
            <text:p>August 8</text:p>
          </table:table-cell>
          <table:table-cell/>
          <table:table-cell office:value-type="float" office:value="959" calcext:value-type="float">
            <text:p>959</text:p>
          </table:table-cell>
          <table:table-cell office:value-type="string" calcext:value-type="string">
            <text:p>lff2018-dominic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9)&gt;=DATE([.$A$1];12;25) + 8 - WEEKDAY(DATE([.$A$1];12;25)) - 7 * 5;  DATE([.$A$1]-1;8;9); DATE([.$A$1];8;9))" office:value-type="date" office:date-value="2022-08-09" calcext:value-type="date">
            <text:p>08/09/22</text:p>
          </table:table-cell>
          <table:table-cell table:style-name="ce29" office:value-type="string" calcext:value-type="string">
            <text:p>August 9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string" calcext:value-type="string">
            <text:p>lff2018-edith-ste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0)&gt;=DATE([.$A$1];12;25) + 8 - WEEKDAY(DATE([.$A$1];12;25)) - 7 * 5;  DATE([.$A$1]-1;8;10); DATE([.$A$1];8;10))" office:value-type="date" office:date-value="2022-08-10" calcext:value-type="date">
            <text:p>08/10/22</text:p>
          </table:table-cell>
          <table:table-cell table:style-name="ce29" office:value-type="string" calcext:value-type="string">
            <text:p>August 10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string" calcext:value-type="string">
            <text:p>lff2018-laurence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1)&gt;=DATE([.$A$1];12;25) + 8 - WEEKDAY(DATE([.$A$1];12;25)) - 7 * 5;  DATE([.$A$1]-1;8;11); DATE([.$A$1];8;11))" office:value-type="date" office:date-value="2022-08-11" calcext:value-type="date">
            <text:p>08/11/22</text:p>
          </table:table-cell>
          <table:table-cell table:style-name="ce29" office:value-type="string" calcext:value-type="string">
            <text:p>August 11</text:p>
          </table:table-cell>
          <table:table-cell/>
          <table:table-cell office:value-type="float" office:value="962" calcext:value-type="float">
            <text:p>962</text:p>
          </table:table-cell>
          <table:table-cell office:value-type="string" calcext:value-type="string">
            <text:p>lff2018-clare-of-assis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2)&gt;=DATE([.$A$1];12;25) + 8 - WEEKDAY(DATE([.$A$1];12;25)) - 7 * 5;  DATE([.$A$1]-1;8;12); DATE([.$A$1];8;12))" office:value-type="date" office:date-value="2022-08-12" calcext:value-type="date">
            <text:p>08/12/22</text:p>
          </table:table-cell>
          <table:table-cell table:style-name="ce29" office:value-type="string" calcext:value-type="string">
            <text:p>August 12</text:p>
          </table:table-cell>
          <table:table-cell/>
          <table:table-cell office:value-type="float" office:value="963" calcext:value-type="float">
            <text:p>963</text:p>
          </table:table-cell>
          <table:table-cell office:value-type="string" calcext:value-type="string">
            <text:p>lff2018-florence-nightinga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3)&gt;=DATE([.$A$1];12;25) + 8 - WEEKDAY(DATE([.$A$1];12;25)) - 7 * 5;  DATE([.$A$1]-1;8;13); DATE([.$A$1];8;13))" office:value-type="date" office:date-value="2022-08-13" calcext:value-type="date">
            <text:p>08/13/22</text:p>
          </table:table-cell>
          <table:table-cell table:style-name="ce29" office:value-type="string" calcext:value-type="string">
            <text:p>August 13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string" calcext:value-type="string">
            <text:p>lff2018-jeremy-taylo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4)&gt;=DATE([.$A$1];12;25) + 8 - WEEKDAY(DATE([.$A$1];12;25)) - 7 * 5;  DATE([.$A$1]-1;8;14); DATE([.$A$1];8;14))" office:value-type="date" office:date-value="2022-08-14" calcext:value-type="date">
            <text:p>08/14/22</text:p>
          </table:table-cell>
          <table:table-cell table:style-name="ce29" office:value-type="string" calcext:value-type="string">
            <text:p>August 1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string" calcext:value-type="string">
            <text:p>lff2018-jonathan-myrick-danie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5)&gt;=DATE([.$A$1];12;25) + 8 - WEEKDAY(DATE([.$A$1];12;25)) - 7 * 5;  DATE([.$A$1]-1;8;15); DATE([.$A$1];8;15))" office:value-type="date" office:date-value="2022-08-15" calcext:value-type="date">
            <text:p>08/15/22</text:p>
          </table:table-cell>
          <table:table-cell table:style-name="ce29" office:value-type="string" calcext:value-type="string">
            <text:p>August 15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string" calcext:value-type="string">
            <text:p>lff2018-saint-mary-the-virg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8)&gt;=DATE([.$A$1];12;25) + 8 - WEEKDAY(DATE([.$A$1];12;25)) - 7 * 5;  DATE([.$A$1]-1;8;18); DATE([.$A$1];8;18))" office:value-type="date" office:date-value="2022-08-18" calcext:value-type="date">
            <text:p>08/18/22</text:p>
          </table:table-cell>
          <table:table-cell table:style-name="ce29" office:value-type="string" calcext:value-type="string">
            <text:p>August 18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string" calcext:value-type="string">
            <text:p>lff2018-william-porcher-dubo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20)&gt;=DATE([.$A$1];12;25) + 8 - WEEKDAY(DATE([.$A$1];12;25)) - 7 * 5;  DATE([.$A$1]-1;8;20); DATE([.$A$1];8;20))" office:value-type="date" office:date-value="2022-08-20" calcext:value-type="date">
            <text:p>08/20/22</text:p>
          </table:table-cell>
          <table:table-cell table:style-name="ce29" office:value-type="string" calcext:value-type="string">
            <text:p>August 20</text:p>
          </table:table-cell>
          <table:table-cell/>
          <table:table-cell office:value-type="float" office:value="968" calcext:value-type="float">
            <text:p>968</text:p>
          </table:table-cell>
          <table:table-cell office:value-type="string" calcext:value-type="string">
            <text:p>lff2018-bernard-of-clairvaux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24)&gt;=DATE([.$A$1];12;25) + 8 - WEEKDAY(DATE([.$A$1];12;25)) - 7 * 5;  DATE([.$A$1]-1;8;24); DATE([.$A$1];8;24))" office:value-type="date" office:date-value="2022-08-24" calcext:value-type="date">
            <text:p>08/24/22</text:p>
          </table:table-cell>
          <table:table-cell table:style-name="ce29" office:value-type="string" calcext:value-type="string">
            <text:p>August 24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string" calcext:value-type="string">
            <text:p>lff2018-saint-bartholomew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25)&gt;=DATE([.$A$1];12;25) + 8 - WEEKDAY(DATE([.$A$1];12;25)) - 7 * 5;  DATE([.$A$1]-1;8;25); DATE([.$A$1];8;25))" office:value-type="date" office:date-value="2022-08-25" calcext:value-type="date">
            <text:p>08/25/22</text:p>
          </table:table-cell>
          <table:table-cell table:style-name="ce29" office:value-type="string" calcext:value-type="string">
            <text:p>August 25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string" calcext:value-type="string">
            <text:p>lff2018-lou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27)&gt;=DATE([.$A$1];12;25) + 8 - WEEKDAY(DATE([.$A$1];12;25)) - 7 * 5;  DATE([.$A$1]-1;8;27); DATE([.$A$1];8;27))" office:value-type="date" office:date-value="2022-08-27" calcext:value-type="date">
            <text:p>08/27/22</text:p>
          </table:table-cell>
          <table:table-cell table:style-name="ce29" office:value-type="string" calcext:value-type="string">
            <text:p>August 27</text:p>
          </table:table-cell>
          <table:table-cell/>
          <table:table-cell office:value-type="float" office:value="971" calcext:value-type="float">
            <text:p>971</text:p>
          </table:table-cell>
          <table:table-cell office:value-type="string" calcext:value-type="string">
            <text:p>lff2018-thomas-gallaude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28)&gt;=DATE([.$A$1];12;25) + 8 - WEEKDAY(DATE([.$A$1];12;25)) - 7 * 5;  DATE([.$A$1]-1;8;28); DATE([.$A$1];8;28))" office:value-type="date" office:date-value="2022-08-28" calcext:value-type="date">
            <text:p>08/28/22</text:p>
          </table:table-cell>
          <table:table-cell table:style-name="ce29" office:value-type="string" calcext:value-type="string">
            <text:p>August 28</text:p>
          </table:table-cell>
          <table:table-cell/>
          <table:table-cell office:value-type="float" office:value="972" calcext:value-type="float">
            <text:p>972</text:p>
          </table:table-cell>
          <table:table-cell office:value-type="string" calcext:value-type="string">
            <text:p>lff2018-augustine-of-hippo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29)&gt;=DATE([.$A$1];12;25) + 8 - WEEKDAY(DATE([.$A$1];12;25)) - 7 * 5;  DATE([.$A$1]-1;8;29); DATE([.$A$1];8;29))" office:value-type="date" office:date-value="2022-08-29" calcext:value-type="date">
            <text:p>08/29/22</text:p>
          </table:table-cell>
          <table:table-cell table:style-name="ce29" office:value-type="string" calcext:value-type="string">
            <text:p>August 29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string" calcext:value-type="string">
            <text:p>lff2018-beheading-of-saint-john-the-bapt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30)&gt;=DATE([.$A$1];12;25) + 8 - WEEKDAY(DATE([.$A$1];12;25)) - 7 * 5;  DATE([.$A$1]-1;8;30); DATE([.$A$1];8;30))" office:value-type="date" office:date-value="2022-08-30" calcext:value-type="date">
            <text:p>08/30/22</text:p>
          </table:table-cell>
          <table:table-cell table:style-name="ce29" office:value-type="string" calcext:value-type="string">
            <text:p>August 30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string" calcext:value-type="string">
            <text:p>lff2018-margaret-war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31)&gt;=DATE([.$A$1];12;25) + 8 - WEEKDAY(DATE([.$A$1];12;25)) - 7 * 5;  DATE([.$A$1]-1;8;31); DATE([.$A$1];8;31))" office:value-type="date" office:date-value="2022-08-31" calcext:value-type="date">
            <text:p>08/31/22</text:p>
          </table:table-cell>
          <table:table-cell table:style-name="ce29" office:value-type="string" calcext:value-type="string">
            <text:p>August 3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string" calcext:value-type="string">
            <text:p>lff2018-aidan-of-lindisfar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)&gt;=DATE([.$A$1];12;25) + 8 - WEEKDAY(DATE([.$A$1];12;25)) - 7 * 5;  DATE([.$A$1]-1;9;1); DATE([.$A$1];9;1))" office:value-type="date" office:date-value="2022-09-01" calcext:value-type="date">
            <text:p>09/01/22</text:p>
          </table:table-cell>
          <table:table-cell table:style-name="ce29" office:value-type="string" calcext:value-type="string">
            <text:p>September 1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string" calcext:value-type="string">
            <text:p>lff2018-david-pendleton-oakerha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)&gt;=DATE([.$A$1];12;25) + 8 - WEEKDAY(DATE([.$A$1];12;25)) - 7 * 5;  DATE([.$A$1]-1;9;2); DATE([.$A$1];9;2))" office:value-type="date" office:date-value="2022-09-02" calcext:value-type="date">
            <text:p>09/02/22</text:p>
          </table:table-cell>
          <table:table-cell table:style-name="ce29" office:value-type="string" calcext:value-type="string">
            <text:p>September 2</text:p>
          </table:table-cell>
          <table:table-cell/>
          <table:table-cell office:value-type="float" office:value="977" calcext:value-type="float">
            <text:p>977</text:p>
          </table:table-cell>
          <table:table-cell office:value-type="string" calcext:value-type="string">
            <text:p>lff2018-martyrs-of-new-guin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3)&gt;=DATE([.$A$1];12;25) + 8 - WEEKDAY(DATE([.$A$1];12;25)) - 7 * 5;  DATE([.$A$1]-1;9;3); DATE([.$A$1];9;3))" office:value-type="date" office:date-value="2022-09-03" calcext:value-type="date">
            <text:p>09/03/22</text:p>
          </table:table-cell>
          <table:table-cell table:style-name="ce29" office:value-type="string" calcext:value-type="string">
            <text:p>September 3</text:p>
          </table:table-cell>
          <table:table-cell/>
          <table:table-cell office:value-type="float" office:value="978" calcext:value-type="float">
            <text:p>978</text:p>
          </table:table-cell>
          <table:table-cell office:value-type="string" calcext:value-type="string">
            <text:p>lff2018-phoeb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4)&gt;=DATE([.$A$1];12;25) + 8 - WEEKDAY(DATE([.$A$1];12;25)) - 7 * 5;  DATE([.$A$1]-1;9;4); DATE([.$A$1];9;4))" office:value-type="date" office:date-value="2022-09-04" calcext:value-type="date">
            <text:p>09/04/22</text:p>
          </table:table-cell>
          <table:table-cell table:style-name="ce29" office:value-type="string" calcext:value-type="string">
            <text:p>September 4</text:p>
          </table:table-cell>
          <table:table-cell/>
          <table:table-cell office:value-type="float" office:value="979" calcext:value-type="float">
            <text:p>979</text:p>
          </table:table-cell>
          <table:table-cell office:value-type="string" calcext:value-type="string">
            <text:p>lff2018-paul-jon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5)&gt;=DATE([.$A$1];12;25) + 8 - WEEKDAY(DATE([.$A$1];12;25)) - 7 * 5;  DATE([.$A$1]-1;9;5); DATE([.$A$1];9;5))" office:value-type="date" office:date-value="2022-09-05" calcext:value-type="date">
            <text:p>09/05/22</text:p>
          </table:table-cell>
          <table:table-cell table:style-name="ce29" office:value-type="string" calcext:value-type="string">
            <text:p>September 5</text:p>
          </table:table-cell>
          <table:table-cell/>
          <table:table-cell office:value-type="float" office:value="980" calcext:value-type="float">
            <text:p>980</text:p>
          </table:table-cell>
          <table:table-cell office:value-type="string" calcext:value-type="string">
            <text:p>lff2018-katharina-z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6)&gt;=DATE([.$A$1];12;25) + 8 - WEEKDAY(DATE([.$A$1];12;25)) - 7 * 5;  DATE([.$A$1]-1;9;6); DATE([.$A$1];9;6))" office:value-type="date" office:date-value="2022-09-06" calcext:value-type="date">
            <text:p>09/06/22</text:p>
          </table:table-cell>
          <table:table-cell table:style-name="ce29" office:value-type="string" calcext:value-type="string">
            <text:p>September 6</text:p>
          </table:table-cell>
          <table:table-cell/>
          <table:table-cell office:value-type="float" office:value="981" calcext:value-type="float">
            <text:p>981</text:p>
          </table:table-cell>
          <table:table-cell office:value-type="string" calcext:value-type="string">
            <text:p>lff2018-hannah-mor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7)&gt;=DATE([.$A$1];12;25) + 8 - WEEKDAY(DATE([.$A$1];12;25)) - 7 * 5;  DATE([.$A$1]-1;9;7); DATE([.$A$1];9;7))" office:value-type="date" office:date-value="2022-09-07" calcext:value-type="date">
            <text:p>09/07/22</text:p>
          </table:table-cell>
          <table:table-cell table:style-name="ce29" office:value-type="string" calcext:value-type="string">
            <text:p>September 7</text:p>
          </table:table-cell>
          <table:table-cell/>
          <table:table-cell office:value-type="float" office:value="982" calcext:value-type="float">
            <text:p>982</text:p>
          </table:table-cell>
          <table:table-cell office:value-type="string" calcext:value-type="string">
            <text:p>lff2018-kassian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8)&gt;=DATE([.$A$1];12;25) + 8 - WEEKDAY(DATE([.$A$1];12;25)) - 7 * 5;  DATE([.$A$1]-1;9;8); DATE([.$A$1];9;8))" office:value-type="date" office:date-value="2022-09-08" calcext:value-type="date">
            <text:p>09/08/22</text:p>
          </table:table-cell>
          <table:table-cell table:style-name="ce29" office:value-type="string" calcext:value-type="string">
            <text:p>September 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string" calcext:value-type="string">
            <text:p>lff2018-nativity-of-the-blessed-virgin-m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9)&gt;=DATE([.$A$1];12;25) + 8 - WEEKDAY(DATE([.$A$1];12;25)) - 7 * 5;  DATE([.$A$1]-1;9;9); DATE([.$A$1];9;9))" office:value-type="date" office:date-value="2022-09-09" calcext:value-type="date">
            <text:p>09/09/22</text:p>
          </table:table-cell>
          <table:table-cell table:style-name="ce29" office:value-type="string" calcext:value-type="string">
            <text:p>September 9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string" calcext:value-type="string">
            <text:p>lff2018-constan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0)&gt;=DATE([.$A$1];12;25) + 8 - WEEKDAY(DATE([.$A$1];12;25)) - 7 * 5;  DATE([.$A$1]-1;9;10); DATE([.$A$1];9;10))" office:value-type="date" office:date-value="2022-09-10" calcext:value-type="date">
            <text:p>09/10/22</text:p>
          </table:table-cell>
          <table:table-cell table:style-name="ce29" office:value-type="string" calcext:value-type="string">
            <text:p>September 10</text:p>
          </table:table-cell>
          <table:table-cell/>
          <table:table-cell office:value-type="float" office:value="985" calcext:value-type="float">
            <text:p>985</text:p>
          </table:table-cell>
          <table:table-cell office:value-type="string" calcext:value-type="string">
            <text:p>lff2018-alexander-crumm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2)&gt;=DATE([.$A$1];12;25) + 8 - WEEKDAY(DATE([.$A$1];12;25)) - 7 * 5;  DATE([.$A$1]-1;9;12); DATE([.$A$1];9;12))" office:value-type="date" office:date-value="2022-09-12" calcext:value-type="date">
            <text:p>09/12/22</text:p>
          </table:table-cell>
          <table:table-cell table:style-name="ce29" office:value-type="string" calcext:value-type="string">
            <text:p>September 12</text:p>
          </table:table-cell>
          <table:table-cell/>
          <table:table-cell office:value-type="float" office:value="986" calcext:value-type="float">
            <text:p>986</text:p>
          </table:table-cell>
          <table:table-cell office:value-type="string" calcext:value-type="string">
            <text:p>lff2018-john-henry-hobar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3)&gt;=DATE([.$A$1];12;25) + 8 - WEEKDAY(DATE([.$A$1];12;25)) - 7 * 5;  DATE([.$A$1]-1;9;13); DATE([.$A$1];9;13))" office:value-type="date" office:date-value="2022-09-13" calcext:value-type="date">
            <text:p>09/13/22</text:p>
          </table:table-cell>
          <table:table-cell table:style-name="ce29" office:value-type="string" calcext:value-type="string">
            <text:p>September 13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string" calcext:value-type="string">
            <text:p>lff2018-cyprian-of-carthag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4)&gt;=DATE([.$A$1];12;25) + 8 - WEEKDAY(DATE([.$A$1];12;25)) - 7 * 5;  DATE([.$A$1]-1;9;14); DATE([.$A$1];9;14))" office:value-type="date" office:date-value="2022-09-14" calcext:value-type="date">
            <text:p>09/14/22</text:p>
          </table:table-cell>
          <table:table-cell table:style-name="ce29" office:value-type="string" calcext:value-type="string">
            <text:p>September 14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string" calcext:value-type="string">
            <text:p>lff2018-holy-cross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5)&gt;=DATE([.$A$1];12;25) + 8 - WEEKDAY(DATE([.$A$1];12;25)) - 7 * 5;  DATE([.$A$1]-1;9;15); DATE([.$A$1];9;15))" office:value-type="date" office:date-value="2022-09-15" calcext:value-type="date">
            <text:p>09/15/22</text:p>
          </table:table-cell>
          <table:table-cell table:style-name="ce29" office:value-type="string" calcext:value-type="string">
            <text:p>September 15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string" calcext:value-type="string">
            <text:p>lff2018-catherine-of-geno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6)&gt;=DATE([.$A$1];12;25) + 8 - WEEKDAY(DATE([.$A$1];12;25)) - 7 * 5;  DATE([.$A$1]-1;9;16); DATE([.$A$1];9;16))" office:value-type="date" office:date-value="2022-09-16" calcext:value-type="date">
            <text:p>09/16/22</text:p>
          </table:table-cell>
          <table:table-cell table:style-name="ce29" office:value-type="string" calcext:value-type="string">
            <text:p>September 16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string" calcext:value-type="string">
            <text:p>lff2018-nini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7)&gt;=DATE([.$A$1];12;25) + 8 - WEEKDAY(DATE([.$A$1];12;25)) - 7 * 5;  DATE([.$A$1]-1;9;17); DATE([.$A$1];9;17))" office:value-type="date" office:date-value="2022-09-17" calcext:value-type="date">
            <text:p>09/17/22</text:p>
          </table:table-cell>
          <table:table-cell table:style-name="ce29" office:value-type="string" calcext:value-type="string">
            <text:p>September 17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string" calcext:value-type="string">
            <text:p>lff2018-hildegard-of-bing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8)&gt;=DATE([.$A$1];12;25) + 8 - WEEKDAY(DATE([.$A$1];12;25)) - 7 * 5;  DATE([.$A$1]-1;9;18); DATE([.$A$1];9;18))" office:value-type="date" office:date-value="2022-09-18" calcext:value-type="date">
            <text:p>09/18/22</text:p>
          </table:table-cell>
          <table:table-cell table:style-name="ce29" office:value-type="string" calcext:value-type="string">
            <text:p>September 18</text:p>
          </table:table-cell>
          <table:table-cell/>
          <table:table-cell office:value-type="float" office:value="992" calcext:value-type="float">
            <text:p>992</text:p>
          </table:table-cell>
          <table:table-cell office:value-type="string" calcext:value-type="string">
            <text:p>lff2018-edward-bouverie-puse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9)&gt;=DATE([.$A$1];12;25) + 8 - WEEKDAY(DATE([.$A$1];12;25)) - 7 * 5;  DATE([.$A$1]-1;9;19); DATE([.$A$1];9;19))" office:value-type="date" office:date-value="2022-09-19" calcext:value-type="date">
            <text:p>09/19/22</text:p>
          </table:table-cell>
          <table:table-cell table:style-name="ce29" office:value-type="string" calcext:value-type="string">
            <text:p>September 19</text:p>
          </table:table-cell>
          <table:table-cell/>
          <table:table-cell office:value-type="float" office:value="993" calcext:value-type="float">
            <text:p>993</text:p>
          </table:table-cell>
          <table:table-cell office:value-type="string" calcext:value-type="string">
            <text:p>lff2018-theodore-of-tars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0)&gt;=DATE([.$A$1];12;25) + 8 - WEEKDAY(DATE([.$A$1];12;25)) - 7 * 5;  DATE([.$A$1]-1;9;20); DATE([.$A$1];9;20))" office:value-type="date" office:date-value="2022-09-20" calcext:value-type="date">
            <text:p>09/20/22</text:p>
          </table:table-cell>
          <table:table-cell table:style-name="ce29" office:value-type="string" calcext:value-type="string">
            <text:p>September 20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string" calcext:value-type="string">
            <text:p>lff2018-john-coleridge-pattes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1)&gt;=DATE([.$A$1];12;25) + 8 - WEEKDAY(DATE([.$A$1];12;25)) - 7 * 5;  DATE([.$A$1]-1;9;21); DATE([.$A$1];9;21))" office:value-type="date" office:date-value="2022-09-21" calcext:value-type="date">
            <text:p>09/21/22</text:p>
          </table:table-cell>
          <table:table-cell table:style-name="ce29" office:value-type="string" calcext:value-type="string">
            <text:p>September 21</text:p>
          </table:table-cell>
          <table:table-cell/>
          <table:table-cell office:value-type="float" office:value="995" calcext:value-type="float">
            <text:p>995</text:p>
          </table:table-cell>
          <table:table-cell office:value-type="string" calcext:value-type="string">
            <text:p>lff2018-saint-matth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2)&gt;=DATE([.$A$1];12;25) + 8 - WEEKDAY(DATE([.$A$1];12;25)) - 7 * 5;  DATE([.$A$1]-1;9;22); DATE([.$A$1];9;22))" office:value-type="date" office:date-value="2022-09-22" calcext:value-type="date">
            <text:p>09/22/22</text:p>
          </table:table-cell>
          <table:table-cell table:style-name="ce29" office:value-type="string" calcext:value-type="string">
            <text:p>September 22</text:p>
          </table:table-cell>
          <table:table-cell/>
          <table:table-cell office:value-type="float" office:value="996" calcext:value-type="float">
            <text:p>996</text:p>
          </table:table-cell>
          <table:table-cell office:value-type="string" calcext:value-type="string">
            <text:p>lff2018-philander-cha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3)&gt;=DATE([.$A$1];12;25) + 8 - WEEKDAY(DATE([.$A$1];12;25)) - 7 * 5;  DATE([.$A$1]-1;9;23); DATE([.$A$1];9;23))" office:value-type="date" office:date-value="2022-09-23" calcext:value-type="date">
            <text:p>09/23/22</text:p>
          </table:table-cell>
          <table:table-cell table:style-name="ce29" office:value-type="string" calcext:value-type="string">
            <text:p>September 23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string" calcext:value-type="string">
            <text:p>lff2018-thecla-of-iconiu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4)&gt;=DATE([.$A$1];12;25) + 8 - WEEKDAY(DATE([.$A$1];12;25)) - 7 * 5;  DATE([.$A$1]-1;9;24); DATE([.$A$1];9;24))" office:value-type="date" office:date-value="2022-09-24" calcext:value-type="date">
            <text:p>09/24/22</text:p>
          </table:table-cell>
          <table:table-cell table:style-name="ce29" office:value-type="string" calcext:value-type="string">
            <text:p>September 24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string" calcext:value-type="string">
            <text:p>lff2018-anna-ellison-butler-alexand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5)&gt;=DATE([.$A$1];12;25) + 8 - WEEKDAY(DATE([.$A$1];12;25)) - 7 * 5;  DATE([.$A$1]-1;9;25); DATE([.$A$1];9;25))" office:value-type="date" office:date-value="2022-09-25" calcext:value-type="date">
            <text:p>09/25/22</text:p>
          </table:table-cell>
          <table:table-cell table:style-name="ce29" office:value-type="string" calcext:value-type="string">
            <text:p>September 25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string" calcext:value-type="string">
            <text:p>lff2018-sergius-of-radonez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6)&gt;=DATE([.$A$1];12;25) + 8 - WEEKDAY(DATE([.$A$1];12;25)) - 7 * 5;  DATE([.$A$1]-1;9;26); DATE([.$A$1];9;26))" office:value-type="date" office:date-value="2022-09-26" calcext:value-type="date">
            <text:p>09/26/22</text:p>
          </table:table-cell>
          <table:table-cell table:style-name="ce29" office:value-type="string" calcext:value-type="string">
            <text:p>September 2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lff2018-lancelot-andrew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7)&gt;=DATE([.$A$1];12;25) + 8 - WEEKDAY(DATE([.$A$1];12;25)) - 7 * 5;  DATE([.$A$1]-1;9;27); DATE([.$A$1];9;27))" office:value-type="date" office:date-value="2022-09-27" calcext:value-type="date">
            <text:p>09/27/22</text:p>
          </table:table-cell>
          <table:table-cell table:style-name="ce29" office:value-type="string" calcext:value-type="string">
            <text:p>September 27</text:p>
          </table:table-cell>
          <table:table-cell/>
          <table:table-cell office:value-type="float" office:value="1001" calcext:value-type="float">
            <text:p>1001</text:p>
          </table:table-cell>
          <table:table-cell office:value-type="string" calcext:value-type="string">
            <text:p>lff2018-euphrosy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8)&gt;=DATE([.$A$1];12;25) + 8 - WEEKDAY(DATE([.$A$1];12;25)) - 7 * 5;  DATE([.$A$1]-1;9;28); DATE([.$A$1];9;28))" office:value-type="date" office:date-value="2022-09-28" calcext:value-type="date">
            <text:p>09/28/22</text:p>
          </table:table-cell>
          <table:table-cell table:style-name="ce29" office:value-type="string" calcext:value-type="string">
            <text:p>September 28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string" calcext:value-type="string">
            <text:p>lff2018-pau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9)&gt;=DATE([.$A$1];12;25) + 8 - WEEKDAY(DATE([.$A$1];12;25)) - 7 * 5;  DATE([.$A$1]-1;9;29); DATE([.$A$1];9;29))" office:value-type="date" office:date-value="2022-09-29" calcext:value-type="date">
            <text:p>09/29/22</text:p>
          </table:table-cell>
          <table:table-cell table:style-name="ce29" office:value-type="string" calcext:value-type="string">
            <text:p>September 29</text:p>
          </table:table-cell>
          <table:table-cell/>
          <table:table-cell office:value-type="float" office:value="1003" calcext:value-type="float">
            <text:p>1003</text:p>
          </table:table-cell>
          <table:table-cell office:value-type="string" calcext:value-type="string">
            <text:p>lff2018-saint-michael-and-all-ange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30)&gt;=DATE([.$A$1];12;25) + 8 - WEEKDAY(DATE([.$A$1];12;25)) - 7 * 5;  DATE([.$A$1]-1;9;30); DATE([.$A$1];9;30))" office:value-type="date" office:date-value="2022-09-30" calcext:value-type="date">
            <text:p>09/30/22</text:p>
          </table:table-cell>
          <table:table-cell table:style-name="ce29" office:value-type="string" calcext:value-type="string">
            <text:p>September 30</text:p>
          </table:table-cell>
          <table:table-cell/>
          <table:table-cell office:value-type="float" office:value="1004" calcext:value-type="float">
            <text:p>1004</text:p>
          </table:table-cell>
          <table:table-cell office:value-type="string" calcext:value-type="string">
            <text:p>lff2018-je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)&gt;=DATE([.$A$1];12;25) + 8 - WEEKDAY(DATE([.$A$1];12;25)) - 7 * 5;  DATE([.$A$1]-1;10;1); DATE([.$A$1];10;1))" office:value-type="date" office:date-value="2022-10-01" calcext:value-type="date">
            <text:p>10/01/22</text:p>
          </table:table-cell>
          <table:table-cell table:style-name="ce29" office:value-type="string" calcext:value-type="string">
            <text:p>October 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string" calcext:value-type="string">
            <text:p>lff2018-remigius-of-rheim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)&gt;=DATE([.$A$1];12;25) + 8 - WEEKDAY(DATE([.$A$1];12;25)) - 7 * 5;  DATE([.$A$1]-1;10;1); DATE([.$A$1];10;1))" office:value-type="date" office:date-value="2022-10-01" calcext:value-type="date">
            <text:p>10/01/22</text:p>
          </table:table-cell>
          <table:table-cell table:style-name="ce29" office:value-type="string" calcext:value-type="string">
            <text:p>October 1</text:p>
          </table:table-cell>
          <table:table-cell/>
          <table:table-cell office:value-type="float" office:value="1006" calcext:value-type="float">
            <text:p>1006</text:p>
          </table:table-cell>
          <table:table-cell office:value-type="string" calcext:value-type="string">
            <text:p>lff2018-therese-of-lisieux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3)&gt;=DATE([.$A$1];12;25) + 8 - WEEKDAY(DATE([.$A$1];12;25)) - 7 * 5;  DATE([.$A$1]-1;10;3); DATE([.$A$1];10;3))" office:value-type="date" office:date-value="2022-10-03" calcext:value-type="date">
            <text:p>10/03/22</text:p>
          </table:table-cell>
          <table:table-cell table:style-name="ce29" office:value-type="string" calcext:value-type="string">
            <text:p>October 3</text:p>
          </table:table-cell>
          <table:table-cell/>
          <table:table-cell office:value-type="float" office:value="1007" calcext:value-type="float">
            <text:p>1007</text:p>
          </table:table-cell>
          <table:table-cell office:value-type="string" calcext:value-type="string">
            <text:p>lff2018-john-raleigh-mot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4)&gt;=DATE([.$A$1];12;25) + 8 - WEEKDAY(DATE([.$A$1];12;25)) - 7 * 5;  DATE([.$A$1]-1;10;4); DATE([.$A$1];10;4))" office:value-type="date" office:date-value="2022-10-04" calcext:value-type="date">
            <text:p>10/04/22</text:p>
          </table:table-cell>
          <table:table-cell table:style-name="ce29" office:value-type="string" calcext:value-type="string">
            <text:p>October 4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string" calcext:value-type="string">
            <text:p>lff2018-francis-of-assis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6)&gt;=DATE([.$A$1];12;25) + 8 - WEEKDAY(DATE([.$A$1];12;25)) - 7 * 5;  DATE([.$A$1]-1;10;6); DATE([.$A$1];10;6))" office:value-type="date" office:date-value="2022-10-06" calcext:value-type="date">
            <text:p>10/06/22</text:p>
          </table:table-cell>
          <table:table-cell table:style-name="ce29" office:value-type="string" calcext:value-type="string">
            <text:p>October 6</text:p>
          </table:table-cell>
          <table:table-cell/>
          <table:table-cell office:value-type="float" office:value="1009" calcext:value-type="float">
            <text:p>1009</text:p>
          </table:table-cell>
          <table:table-cell office:value-type="string" calcext:value-type="string">
            <text:p>lff2018-william-tynda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7)&gt;=DATE([.$A$1];12;25) + 8 - WEEKDAY(DATE([.$A$1];12;25)) - 7 * 5;  DATE([.$A$1]-1;10;7); DATE([.$A$1];10;7))" office:value-type="date" office:date-value="2022-10-07" calcext:value-type="date">
            <text:p>10/07/22</text:p>
          </table:table-cell>
          <table:table-cell table:style-name="ce29" office:value-type="string" calcext:value-type="string">
            <text:p>October 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string" calcext:value-type="string">
            <text:p>lff2018-birgitta-of-swed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9)&gt;=DATE([.$A$1];12;25) + 8 - WEEKDAY(DATE([.$A$1];12;25)) - 7 * 5;  DATE([.$A$1]-1;10;9); DATE([.$A$1];10;9))" office:value-type="date" office:date-value="2022-10-09" calcext:value-type="date">
            <text:p>10/09/22</text:p>
          </table:table-cell>
          <table:table-cell table:style-name="ce29" office:value-type="string" calcext:value-type="string">
            <text:p>October 9</text:p>
          </table:table-cell>
          <table:table-cell/>
          <table:table-cell office:value-type="float" office:value="1011" calcext:value-type="float">
            <text:p>1011</text:p>
          </table:table-cell>
          <table:table-cell office:value-type="string" calcext:value-type="string">
            <text:p>lff2018-robert-grossetest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0)&gt;=DATE([.$A$1];12;25) + 8 - WEEKDAY(DATE([.$A$1];12;25)) - 7 * 5;  DATE([.$A$1]-1;10;10); DATE([.$A$1];10;10))" office:value-type="date" office:date-value="2022-10-10" calcext:value-type="date">
            <text:p>10/10/22</text:p>
          </table:table-cell>
          <table:table-cell table:style-name="ce29" office:value-type="string" calcext:value-type="string">
            <text:p>October 10</text:p>
          </table:table-cell>
          <table:table-cell/>
          <table:table-cell office:value-type="float" office:value="1012" calcext:value-type="float">
            <text:p>1012</text:p>
          </table:table-cell>
          <table:table-cell office:value-type="string" calcext:value-type="string">
            <text:p>lff2018-vida-dutton-scudd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1)&gt;=DATE([.$A$1];12;25) + 8 - WEEKDAY(DATE([.$A$1];12;25)) - 7 * 5;  DATE([.$A$1]-1;10;11); DATE([.$A$1];10;11))" office:value-type="date" office:date-value="2022-10-11" calcext:value-type="date">
            <text:p>10/11/22</text:p>
          </table:table-cell>
          <table:table-cell table:style-name="ce29" office:value-type="string" calcext:value-type="string">
            <text:p>October 11</text:p>
          </table:table-cell>
          <table:table-cell/>
          <table:table-cell office:value-type="float" office:value="1013" calcext:value-type="float">
            <text:p>1013</text:p>
          </table:table-cell>
          <table:table-cell office:value-type="string" calcext:value-type="string">
            <text:p>lff2018-philip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2)&gt;=DATE([.$A$1];12;25) + 8 - WEEKDAY(DATE([.$A$1];12;25)) - 7 * 5;  DATE([.$A$1]-1;10;12); DATE([.$A$1];10;12))" office:value-type="date" office:date-value="2022-10-12" calcext:value-type="date">
            <text:p>10/12/22</text:p>
          </table:table-cell>
          <table:table-cell table:style-name="ce29" office:value-type="string" calcext:value-type="string">
            <text:p>October 12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string" calcext:value-type="string">
            <text:p>lff2018-edith-cav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4)&gt;=DATE([.$A$1];12;25) + 8 - WEEKDAY(DATE([.$A$1];12;25)) - 7 * 5;  DATE([.$A$1]-1;10;14); DATE([.$A$1];10;14))" office:value-type="date" office:date-value="2022-10-14" calcext:value-type="date">
            <text:p>10/14/22</text:p>
          </table:table-cell>
          <table:table-cell table:style-name="ce29" office:value-type="string" calcext:value-type="string">
            <text:p>October 14</text:p>
          </table:table-cell>
          <table:table-cell/>
          <table:table-cell office:value-type="float" office:value="1015" calcext:value-type="float">
            <text:p>1015</text:p>
          </table:table-cell>
          <table:table-cell office:value-type="string" calcext:value-type="string">
            <text:p>lff2018-samuel-isaac-joseph-schereschewsk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5)&gt;=DATE([.$A$1];12;25) + 8 - WEEKDAY(DATE([.$A$1];12;25)) - 7 * 5;  DATE([.$A$1]-1;10;15); DATE([.$A$1];10;15))" office:value-type="date" office:date-value="2022-10-15" calcext:value-type="date">
            <text:p>10/15/22</text:p>
          </table:table-cell>
          <table:table-cell table:style-name="ce29" office:value-type="string" calcext:value-type="string">
            <text:p>October 15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string" calcext:value-type="string">
            <text:p>lff2018-teresa-of-avi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6)&gt;=DATE([.$A$1];12;25) + 8 - WEEKDAY(DATE([.$A$1];12;25)) - 7 * 5;  DATE([.$A$1]-1;10;16); DATE([.$A$1];10;16))" office:value-type="date" office:date-value="2022-10-16" calcext:value-type="date">
            <text:p>10/16/22</text:p>
          </table:table-cell>
          <table:table-cell table:style-name="ce29" office:value-type="string" calcext:value-type="string">
            <text:p>October 16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string" calcext:value-type="string">
            <text:p>lff2018-hugh-latim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7)&gt;=DATE([.$A$1];12;25) + 8 - WEEKDAY(DATE([.$A$1];12;25)) - 7 * 5;  DATE([.$A$1]-1;10;17); DATE([.$A$1];10;17))" office:value-type="date" office:date-value="2022-10-17" calcext:value-type="date">
            <text:p>10/17/22</text:p>
          </table:table-cell>
          <table:table-cell table:style-name="ce29" office:value-type="string" calcext:value-type="string">
            <text:p>October 17</text:p>
          </table:table-cell>
          <table:table-cell/>
          <table:table-cell office:value-type="float" office:value="1018" calcext:value-type="float">
            <text:p>1018</text:p>
          </table:table-cell>
          <table:table-cell office:value-type="string" calcext:value-type="string">
            <text:p>lff2018-ignatius-of-antio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8)&gt;=DATE([.$A$1];12;25) + 8 - WEEKDAY(DATE([.$A$1];12;25)) - 7 * 5;  DATE([.$A$1]-1;10;18); DATE([.$A$1];10;18))" office:value-type="date" office:date-value="2022-10-18" calcext:value-type="date">
            <text:p>10/18/22</text:p>
          </table:table-cell>
          <table:table-cell table:style-name="ce29" office:value-type="string" calcext:value-type="string">
            <text:p>October 18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string" calcext:value-type="string">
            <text:p>lff2018-saint-luke-the-evangel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9)&gt;=DATE([.$A$1];12;25) + 8 - WEEKDAY(DATE([.$A$1];12;25)) - 7 * 5;  DATE([.$A$1]-1;10;19); DATE([.$A$1];10;19))" office:value-type="date" office:date-value="2022-10-19" calcext:value-type="date">
            <text:p>10/19/22</text:p>
          </table:table-cell>
          <table:table-cell table:style-name="ce29" office:value-type="string" calcext:value-type="string">
            <text:p>October 19</text:p>
          </table:table-cell>
          <table:table-cell/>
          <table:table-cell office:value-type="float" office:value="1020" calcext:value-type="float">
            <text:p>1020</text:p>
          </table:table-cell>
          <table:table-cell office:value-type="string" calcext:value-type="string">
            <text:p>lff2018-henry-marty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23)&gt;=DATE([.$A$1];12;25) + 8 - WEEKDAY(DATE([.$A$1];12;25)) - 7 * 5;  DATE([.$A$1]-1;10;23); DATE([.$A$1];10;23))" office:value-type="date" office:date-value="2022-10-23" calcext:value-type="date">
            <text:p>10/23/22</text:p>
          </table:table-cell>
          <table:table-cell table:style-name="ce29" office:value-type="string" calcext:value-type="string">
            <text:p>October 23</text:p>
          </table:table-cell>
          <table:table-cell/>
          <table:table-cell office:value-type="float" office:value="1021" calcext:value-type="float">
            <text:p>1021</text:p>
          </table:table-cell>
          <table:table-cell office:value-type="string" calcext:value-type="string">
            <text:p>lff2018-saint-james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25)&gt;=DATE([.$A$1];12;25) + 8 - WEEKDAY(DATE([.$A$1];12;25)) - 7 * 5;  DATE([.$A$1]-1;10;25); DATE([.$A$1];10;25))" office:value-type="date" office:date-value="2022-10-25" calcext:value-type="date">
            <text:p>10/25/22</text:p>
          </table:table-cell>
          <table:table-cell table:style-name="ce29" office:value-type="string" calcext:value-type="string">
            <text:p>October 25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string" calcext:value-type="string">
            <text:p>lff2018-tabith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26)&gt;=DATE([.$A$1];12;25) + 8 - WEEKDAY(DATE([.$A$1];12;25)) - 7 * 5;  DATE([.$A$1]-1;10;26); DATE([.$A$1];10;26))" office:value-type="date" office:date-value="2022-10-26" calcext:value-type="date">
            <text:p>10/26/22</text:p>
          </table:table-cell>
          <table:table-cell table:style-name="ce29" office:value-type="string" calcext:value-type="string">
            <text:p>October 26</text:p>
          </table:table-cell>
          <table:table-cell/>
          <table:table-cell office:value-type="float" office:value="1023" calcext:value-type="float">
            <text:p>1023</text:p>
          </table:table-cell>
          <table:table-cell office:value-type="string" calcext:value-type="string">
            <text:p>lff2018-alfre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28)&gt;=DATE([.$A$1];12;25) + 8 - WEEKDAY(DATE([.$A$1];12;25)) - 7 * 5;  DATE([.$A$1]-1;10;28); DATE([.$A$1];10;28))" office:value-type="date" office:date-value="2022-10-28" calcext:value-type="date">
            <text:p>10/28/22</text:p>
          </table:table-cell>
          <table:table-cell table:style-name="ce29" office:value-type="string" calcext:value-type="string">
            <text:p>October 28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string" calcext:value-type="string">
            <text:p>lff2018-saint-simon-and-saint-jud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29)&gt;=DATE([.$A$1];12;25) + 8 - WEEKDAY(DATE([.$A$1];12;25)) - 7 * 5;  DATE([.$A$1]-1;10;29); DATE([.$A$1];10;29))" office:value-type="date" office:date-value="2022-10-29" calcext:value-type="date">
            <text:p>10/29/22</text:p>
          </table:table-cell>
          <table:table-cell table:style-name="ce29" office:value-type="string" calcext:value-type="string">
            <text:p>October 29</text:p>
          </table:table-cell>
          <table:table-cell/>
          <table:table-cell office:value-type="float" office:value="1025" calcext:value-type="float">
            <text:p>1025</text:p>
          </table:table-cell>
          <table:table-cell office:value-type="string" calcext:value-type="string">
            <text:p>lff2018-james-hanning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30)&gt;=DATE([.$A$1];12;25) + 8 - WEEKDAY(DATE([.$A$1];12;25)) - 7 * 5;  DATE([.$A$1]-1;10;30); DATE([.$A$1];10;30))" office:value-type="date" office:date-value="2022-10-30" calcext:value-type="date">
            <text:p>10/30/22</text:p>
          </table:table-cell>
          <table:table-cell table:style-name="ce29" office:value-type="string" calcext:value-type="string">
            <text:p>October 30</text:p>
          </table:table-cell>
          <table:table-cell/>
          <table:table-cell office:value-type="float" office:value="1026" calcext:value-type="float">
            <text:p>1026</text:p>
          </table:table-cell>
          <table:table-cell office:value-type="string" calcext:value-type="string">
            <text:p>lff2018-maryam-of-qidu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)&gt;=DATE([.$A$1];12;25) + 8 - WEEKDAY(DATE([.$A$1];12;25)) - 7 * 5;  DATE([.$A$1]-1;11;1); DATE([.$A$1];11;1)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/>
          <table:table-cell office:value-type="float" office:value="1027" calcext:value-type="float">
            <text:p>1027</text:p>
          </table:table-cell>
          <table:table-cell office:value-type="string" calcext:value-type="string">
            <text:p>lff2018-all-saint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)&gt;=DATE([.$A$1];12;25) + 8 - WEEKDAY(DATE([.$A$1];12;25)) - 7 * 5;  DATE([.$A$1]-1;11;2); DATE([.$A$1];11;2))" office:value-type="date" office:date-value="2022-11-02" calcext:value-type="date">
            <text:p>11/02/22</text:p>
          </table:table-cell>
          <table:table-cell table:style-name="ce29" office:value-type="string" calcext:value-type="string">
            <text:p>November 2</text:p>
          </table:table-cell>
          <table:table-cell/>
          <table:table-cell office:value-type="float" office:value="1028" calcext:value-type="float">
            <text:p>1028</text:p>
          </table:table-cell>
          <table:table-cell office:value-type="string" calcext:value-type="string">
            <text:p>lff2018-all-sou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3)&gt;=DATE([.$A$1];12;25) + 8 - WEEKDAY(DATE([.$A$1];12;25)) - 7 * 5;  DATE([.$A$1]-1;11;3); DATE([.$A$1];11;3))" office:value-type="date" office:date-value="2022-11-03" calcext:value-type="date">
            <text:p>11/03/22</text:p>
          </table:table-cell>
          <table:table-cell table:style-name="ce29" office:value-type="string" calcext:value-type="string">
            <text:p>November 3</text:p>
          </table:table-cell>
          <table:table-cell/>
          <table:table-cell office:value-type="float" office:value="1029" calcext:value-type="float">
            <text:p>1029</text:p>
          </table:table-cell>
          <table:table-cell office:value-type="string" calcext:value-type="string">
            <text:p>lff2018-richard-hook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6)&gt;=DATE([.$A$1];12;25) + 8 - WEEKDAY(DATE([.$A$1];12;25)) - 7 * 5;  DATE([.$A$1]-1;11;6); DATE([.$A$1];11;6))" office:value-type="date" office:date-value="2022-11-06" calcext:value-type="date">
            <text:p>11/06/22</text:p>
          </table:table-cell>
          <table:table-cell table:style-name="ce29" office:value-type="string" calcext:value-type="string">
            <text:p>November 6</text:p>
          </table:table-cell>
          <table:table-cell/>
          <table:table-cell office:value-type="float" office:value="1030" calcext:value-type="float">
            <text:p>1030</text:p>
          </table:table-cell>
          <table:table-cell office:value-type="string" calcext:value-type="string">
            <text:p>lff2018-william-temp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7)&gt;=DATE([.$A$1];12;25) + 8 - WEEKDAY(DATE([.$A$1];12;25)) - 7 * 5;  DATE([.$A$1]-1;11;7); DATE([.$A$1];11;7))" office:value-type="date" office:date-value="2022-11-07" calcext:value-type="date">
            <text:p>11/07/22</text:p>
          </table:table-cell>
          <table:table-cell table:style-name="ce29" office:value-type="string" calcext:value-type="string">
            <text:p>November 7</text:p>
          </table:table-cell>
          <table:table-cell/>
          <table:table-cell office:value-type="float" office:value="1031" calcext:value-type="float">
            <text:p>1031</text:p>
          </table:table-cell>
          <table:table-cell office:value-type="string" calcext:value-type="string">
            <text:p>lff2018-willibror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8)&gt;=DATE([.$A$1];12;25) + 8 - WEEKDAY(DATE([.$A$1];12;25)) - 7 * 5;  DATE([.$A$1]-1;11;8); DATE([.$A$1];11;8))" office:value-type="date" office:date-value="2022-11-08" calcext:value-type="date">
            <text:p>11/08/22</text:p>
          </table:table-cell>
          <table:table-cell table:style-name="ce29" office:value-type="string" calcext:value-type="string">
            <text:p>November 8</text:p>
          </table:table-cell>
          <table:table-cell/>
          <table:table-cell office:value-type="float" office:value="1032" calcext:value-type="float">
            <text:p>1032</text:p>
          </table:table-cell>
          <table:table-cell office:value-type="string" calcext:value-type="string">
            <text:p>lff2018-ammoni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9)&gt;=DATE([.$A$1];12;25) + 8 - WEEKDAY(DATE([.$A$1];12;25)) - 7 * 5;  DATE([.$A$1]-1;11;9); DATE([.$A$1];11;9))" office:value-type="date" office:date-value="2022-11-09" calcext:value-type="date">
            <text:p>11/09/22</text:p>
          </table:table-cell>
          <table:table-cell table:style-name="ce29" office:value-type="string" calcext:value-type="string">
            <text:p>November 9</text:p>
          </table:table-cell>
          <table:table-cell/>
          <table:table-cell office:value-type="float" office:value="1033" calcext:value-type="float">
            <text:p>1033</text:p>
          </table:table-cell>
          <table:table-cell office:value-type="string" calcext:value-type="string">
            <text:p>lff2018-richard-rol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0)&gt;=DATE([.$A$1];12;25) + 8 - WEEKDAY(DATE([.$A$1];12;25)) - 7 * 5;  DATE([.$A$1]-1;11;10); DATE([.$A$1];11;10))" office:value-type="date" office:date-value="2022-11-10" calcext:value-type="date">
            <text:p>11/10/22</text:p>
          </table:table-cell>
          <table:table-cell table:style-name="ce29" office:value-type="string" calcext:value-type="string">
            <text:p>November 10</text:p>
          </table:table-cell>
          <table:table-cell/>
          <table:table-cell office:value-type="float" office:value="1034" calcext:value-type="float">
            <text:p>1034</text:p>
          </table:table-cell>
          <table:table-cell office:value-type="string" calcext:value-type="string">
            <text:p>lff2018-leo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1)&gt;=DATE([.$A$1];12;25) + 8 - WEEKDAY(DATE([.$A$1];12;25)) - 7 * 5;  DATE([.$A$1]-1;11;11); DATE([.$A$1];11;11))" office:value-type="date" office:date-value="2022-11-11" calcext:value-type="date">
            <text:p>11/11/22</text:p>
          </table:table-cell>
          <table:table-cell table:style-name="ce29" office:value-type="string" calcext:value-type="string">
            <text:p>November 11</text:p>
          </table:table-cell>
          <table:table-cell/>
          <table:table-cell office:value-type="float" office:value="1035" calcext:value-type="float">
            <text:p>1035</text:p>
          </table:table-cell>
          <table:table-cell office:value-type="string" calcext:value-type="string">
            <text:p>lff2018-martin-of-tour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2)&gt;=DATE([.$A$1];12;25) + 8 - WEEKDAY(DATE([.$A$1];12;25)) - 7 * 5;  DATE([.$A$1]-1;11;12); DATE([.$A$1];11;12))" office:value-type="date" office:date-value="2022-11-12" calcext:value-type="date">
            <text:p>11/12/22</text:p>
          </table:table-cell>
          <table:table-cell table:style-name="ce29" office:value-type="string" calcext:value-type="string">
            <text:p>November 12</text:p>
          </table:table-cell>
          <table:table-cell/>
          <table:table-cell office:value-type="float" office:value="1036" calcext:value-type="float">
            <text:p>1036</text:p>
          </table:table-cell>
          <table:table-cell office:value-type="string" calcext:value-type="string">
            <text:p>lff2018-charles-sime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4)&gt;=DATE([.$A$1];12;25) + 8 - WEEKDAY(DATE([.$A$1];12;25)) - 7 * 5;  DATE([.$A$1]-1;11;14); DATE([.$A$1];11;14))" office:value-type="date" office:date-value="2022-11-14" calcext:value-type="date">
            <text:p>11/14/22</text:p>
          </table:table-cell>
          <table:table-cell table:style-name="ce29" office:value-type="string" calcext:value-type="string">
            <text:p>November 14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string" calcext:value-type="string">
            <text:p>lff2018-consecration-of-samuel-seabu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5)&gt;=DATE([.$A$1];12;25) + 8 - WEEKDAY(DATE([.$A$1];12;25)) - 7 * 5;  DATE([.$A$1]-1;11;15); DATE([.$A$1];11;15))" office:value-type="date" office:date-value="2022-11-15" calcext:value-type="date">
            <text:p>11/15/22</text:p>
          </table:table-cell>
          <table:table-cell table:style-name="ce29" office:value-type="string" calcext:value-type="string">
            <text:p>November 15</text:p>
          </table:table-cell>
          <table:table-cell/>
          <table:table-cell office:value-type="float" office:value="1038" calcext:value-type="float">
            <text:p>1038</text:p>
          </table:table-cell>
          <table:table-cell office:value-type="string" calcext:value-type="string">
            <text:p>lff2018-herman-of-alask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6)&gt;=DATE([.$A$1];12;25) + 8 - WEEKDAY(DATE([.$A$1];12;25)) - 7 * 5;  DATE([.$A$1]-1;11;16); DATE([.$A$1];11;16))" office:value-type="date" office:date-value="2022-11-16" calcext:value-type="date">
            <text:p>11/16/22</text:p>
          </table:table-cell>
          <table:table-cell table:style-name="ce29" office:value-type="string" calcext:value-type="string">
            <text:p>November 16</text:p>
          </table:table-cell>
          <table:table-cell/>
          <table:table-cell office:value-type="float" office:value="1039" calcext:value-type="float">
            <text:p>1039</text:p>
          </table:table-cell>
          <table:table-cell office:value-type="string" calcext:value-type="string">
            <text:p>lff2018-margaret-of-scotlan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7)&gt;=DATE([.$A$1];12;25) + 8 - WEEKDAY(DATE([.$A$1];12;25)) - 7 * 5;  DATE([.$A$1]-1;11;17); DATE([.$A$1];11;17))" office:value-type="date" office:date-value="2022-11-17" calcext:value-type="date">
            <text:p>11/17/22</text:p>
          </table:table-cell>
          <table:table-cell table:style-name="ce29" office:value-type="string" calcext:value-type="string">
            <text:p>November 17</text:p>
          </table:table-cell>
          <table:table-cell/>
          <table:table-cell office:value-type="float" office:value="1040" calcext:value-type="float">
            <text:p>1040</text:p>
          </table:table-cell>
          <table:table-cell office:value-type="string" calcext:value-type="string">
            <text:p>lff2018-hugh-of-lincol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8)&gt;=DATE([.$A$1];12;25) + 8 - WEEKDAY(DATE([.$A$1];12;25)) - 7 * 5;  DATE([.$A$1]-1;11;18); DATE([.$A$1];11;18))" office:value-type="date" office:date-value="2022-11-18" calcext:value-type="date">
            <text:p>11/18/22</text:p>
          </table:table-cell>
          <table:table-cell table:style-name="ce29" office:value-type="string" calcext:value-type="string">
            <text:p>November 18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string" calcext:value-type="string">
            <text:p>lff2018-hilda-of-whitb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9)&gt;=DATE([.$A$1];12;25) + 8 - WEEKDAY(DATE([.$A$1];12;25)) - 7 * 5;  DATE([.$A$1]-1;11;19); DATE([.$A$1];11;19))" office:value-type="date" office:date-value="2022-11-19" calcext:value-type="date">
            <text:p>11/19/22</text:p>
          </table:table-cell>
          <table:table-cell table:style-name="ce29" office:value-type="string" calcext:value-type="string">
            <text:p>November 19</text:p>
          </table:table-cell>
          <table:table-cell/>
          <table:table-cell office:value-type="float" office:value="1042" calcext:value-type="float">
            <text:p>1042</text:p>
          </table:table-cell>
          <table:table-cell office:value-type="string" calcext:value-type="string">
            <text:p>lff2018-elizabeth-of-hung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0)&gt;=DATE([.$A$1];12;25) + 8 - WEEKDAY(DATE([.$A$1];12;25)) - 7 * 5;  DATE([.$A$1]-1;11;20); DATE([.$A$1];11;20))" office:value-type="date" office:date-value="2022-11-20" calcext:value-type="date">
            <text:p>11/20/22</text:p>
          </table:table-cell>
          <table:table-cell table:style-name="ce29" office:value-type="string" calcext:value-type="string">
            <text:p>November 20</text:p>
          </table:table-cell>
          <table:table-cell/>
          <table:table-cell office:value-type="float" office:value="1043" calcext:value-type="float">
            <text:p>1043</text:p>
          </table:table-cell>
          <table:table-cell office:value-type="string" calcext:value-type="string">
            <text:p>lff2018-edmun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1)&gt;=DATE([.$A$1];12;25) + 8 - WEEKDAY(DATE([.$A$1];12;25)) - 7 * 5;  DATE([.$A$1]-1;11;21); DATE([.$A$1];11;21))" office:value-type="date" office:date-value="2022-11-21" calcext:value-type="date">
            <text:p>11/21/22</text:p>
          </table:table-cell>
          <table:table-cell table:style-name="ce29" office:value-type="string" calcext:value-type="string">
            <text:p>November 21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string" calcext:value-type="string">
            <text:p>lff2018-mechthilde-of-hackebor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2)&gt;=DATE([.$A$1];12;25) + 8 - WEEKDAY(DATE([.$A$1];12;25)) - 7 * 5;  DATE([.$A$1]-1;11;22); DATE([.$A$1];11;22))" office:value-type="date" office:date-value="2022-11-22" calcext:value-type="date">
            <text:p>11/22/22</text:p>
          </table:table-cell>
          <table:table-cell table:style-name="ce29" office:value-type="string" calcext:value-type="string">
            <text:p>November 22</text:p>
          </table:table-cell>
          <table:table-cell/>
          <table:table-cell office:value-type="float" office:value="1045" calcext:value-type="float">
            <text:p>1045</text:p>
          </table:table-cell>
          <table:table-cell office:value-type="string" calcext:value-type="string">
            <text:p>lff2018-clive-staples-lew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3)&gt;=DATE([.$A$1];12;25) + 8 - WEEKDAY(DATE([.$A$1];12;25)) - 7 * 5;  DATE([.$A$1]-1;11;23); DATE([.$A$1];11;23))" office:value-type="date" office:date-value="2022-11-23" calcext:value-type="date">
            <text:p>11/23/22</text:p>
          </table:table-cell>
          <table:table-cell table:style-name="ce29" office:value-type="string" calcext:value-type="string">
            <text:p>November 23</text:p>
          </table:table-cell>
          <table:table-cell/>
          <table:table-cell office:value-type="float" office:value="1046" calcext:value-type="float">
            <text:p>1046</text:p>
          </table:table-cell>
          <table:table-cell office:value-type="string" calcext:value-type="string">
            <text:p>lff2018-clement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4)&gt;=DATE([.$A$1];12;25) + 8 - WEEKDAY(DATE([.$A$1];12;25)) - 7 * 5;  DATE([.$A$1]-1;11;24); DATE([.$A$1];11;24))" office:value-type="date" office:date-value="2022-11-24" calcext:value-type="date">
            <text:p>11/24/22</text:p>
          </table:table-cell>
          <table:table-cell table:style-name="ce29" office:value-type="string" calcext:value-type="string">
            <text:p>November 24</text:p>
          </table:table-cell>
          <table:table-cell/>
          <table:table-cell office:value-type="float" office:value="1047" calcext:value-type="float">
            <text:p>1047</text:p>
          </table:table-cell>
          <table:table-cell office:value-type="string" calcext:value-type="string">
            <text:p>lff2018-catherine-of-alexandr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5)&gt;=DATE([.$A$1];12;25) + 8 - WEEKDAY(DATE([.$A$1];12;25)) - 7 * 5;  DATE([.$A$1]-1;11;25); DATE([.$A$1];11;25))" office:value-type="date" office:date-value="2022-11-25" calcext:value-type="date">
            <text:p>11/25/22</text:p>
          </table:table-cell>
          <table:table-cell table:style-name="ce29" office:value-type="string" calcext:value-type="string">
            <text:p>November 25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string" calcext:value-type="string">
            <text:p>lff2018-james-otis-sargent-hunting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5" office:value-type="date" office:date-value="2022-11-27" calcext:value-type="date">
            <text:p>11/27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 table:number-rows-repeated="5">
          <table:table-cell table:number-columns-repeated="2"/>
          <table:table-cell table:style-name="ce29"/>
          <table:table-cell table:number-columns-repeated="1021"/>
        </table:table-row>
        <table:table-row table:style-name="ro1" table:number-rows-repeated="2">
          <table:table-cell/>
          <table:table-cell table:style-name="ce29"/>
          <table:table-cell table:number-columns-repeated="1022"/>
        </table:table-row>
        <table:table-row table:style-name="ro1" table:number-rows-repeated="2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 table:number-rows-repeated="1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 table:number-rows-repeated="3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>
          <table:table-cell table:style-name="ce28"/>
          <table:table-cell table:style-name="ce14" table:number-columns-repeated="4"/>
          <table:table-cell table:number-columns-repeated="2"/>
          <table:table-cell table:style-name="ce14"/>
          <table:table-cell table:number-columns-repeated="1016"/>
        </table:table-row>
        <table:table-row table:style-name="ro1" table:number-rows-repeated="10481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2021'.A1:'2021'.AMJ1048576">
          <table:sort>
            <table:sort-by table:field-number="0" table:data-type="automatic"/>
          </table:sort>
        </table:database-range>
        <table:database-range table:name="__Anonymous_Sheet_DB__2" table:target-range-address="'2022-old'.A1:'2022-old'.AMJ1048576">
          <table:sort>
            <table:sort-by table:field-number="0" table:data-type="automatic"/>
          </table:sort>
        </table:database-range>
        <table:database-range table:name="__Anonymous_Sheet_DB__3" table:target-range-address="'2022'.A1:'2022'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2P0" style:volatile="true" number:language="en" number:country="US">
      <number:month number:style="long" number:textual="true"/>
      <number:text> </number:text>
      <number:day/>
      <number:text>, </number:text>
      <number:year number:style="long"/>
    </number:date-style>
    <number:text-style style:name="N10122" number:language="en" number:country="US">
      <number:text-content/>
      <style:map style:condition="value()&lt;=1.79769313486232E+308" style:apply-style-name="N10122P0"/>
    </number:text-style>
    <number:number-style style:name="N10123" number:language="en" number:country="US">
      <number:number number:decimal-places="1" loext:min-decimal-places="1" number:min-integer-digits="1" number:grouping="true"/>
    </number:number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071in 0.0102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071in 0.0102in 0.0071in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22">
      <style:text-properties fo:color="#000000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138in" style:vertical-align="automatic"/>
      <style:paragraph-properties fo:text-align="center"/>
    </style:style>
  </office:styles>
  <office:automatic-styles>
    <style:page-layout style:name="Mpm1">
      <style:page-layout-properties fo:page-width="8.5in" fo:page-height="11in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2-04-08">00/00/0000</text:date></text:span><text:span text:style-name="MT1">, </text:span><text:span text:style-name="MT1"><text:time style:data-style-name="N2" text:time-value="17:49:01.398478086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PageStyle_5f_lectionary" style:display-name="PageStyle_lection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ne Richardson</meta:initial-creator>
    <meta:creation-date>2020-04-10T18:53:54</meta:creation-date>
    <dc:date>2022-04-08T00:20:20.217415889</dc:date>
    <meta:generator>LibreOffice/6.4.7.2$Linux_X86_64 LibreOffice_project/40$Build-2</meta:generator>
    <meta:editing-duration>P4DT20H59M46S</meta:editing-duration>
    <meta:editing-cycles>391</meta:editing-cycles>
    <meta:document-statistic meta:table-count="4" meta:cell-count="18147" meta:object-count="0"/>
    <meta:user-defined meta:name="AppVersion">16.0300</meta:user-defined>
  </office:meta>
</office:document-meta>
</file>